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Dialogs/Lodel/dialog-lb.xml" manifest:media-type="text/xml"/>
  <manifest:file-entry manifest:full-path="Dialogs/Standard/dialog-lb.xml" manifest:media-type="text/xml"/>
  <manifest:file-entry manifest:full-path="Dialogs/dialog-lc.xml" manifest:media-type="text/xml"/>
  <manifest:file-entry manifest:full-path="settings.xml" manifest:media-type="text/xml"/>
  <manifest:file-entry manifest:full-path="Basic/Lodel/script-lb.xml" manifest:media-type="text/xml"/>
  <manifest:file-entry manifest:full-path="Basic/Lodel/Module1.xml" manifest:media-type="text/xml"/>
  <manifest:file-entry manifest:full-path="Basic/Standard/script-lb.xml" manifest:media-type="text/xml"/>
  <manifest:file-entry manifest:full-path="Basic/Standard/ThisDocument.xml" manifest:media-type="text/xml"/>
  <manifest:file-entry manifest:full-path="Basic/script-lc.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menubar/menubar.xml" manifest:media-type=""/>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pitch="variable"/>
    <style:font-face style:name="Times" svg:font-family="Times"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P1" style:family="paragraph" style:parent-style-name="Normal_20__28_Web_29_">
      <style:text-properties style:font-name="Arial" style:font-name-complex="Arial"/>
    </style:style>
    <style:style style:name="P2" style:family="paragraph" style:parent-style-name="Normal_20__28_Web_29_">
      <style:paragraph-properties fo:text-align="end" style:justify-single-word="false"/>
      <style:text-properties style:font-name="Arial" style:font-name-complex="Arial"/>
    </style:style>
    <style:style style:name="P3" style:family="paragraph" style:parent-style-name="Heading" style:master-page-name="Standard">
      <style:paragraph-properties style:page-number="auto"/>
    </style:style>
    <style:style style:name="P4" style:family="paragraph" style:parent-style-name="Heading_20_1">
      <style:paragraph-properties fo:break-before="page"/>
    </style:style>
    <style:style style:name="P5" style:family="paragraph" style:parent-style-name="Heading_20_1" style:master-page-name="Conversion_20_21">
      <style:paragraph-properties style:page-number="auto"/>
    </style:style>
    <style:style style:name="P6" style:family="paragraph" style:parent-style-name="Heading_20_1" style:master-page-name="Conversion_20_23">
      <style:paragraph-properties style:page-number="auto"/>
    </style:style>
    <style:style style:name="P7" style:family="paragraph" style:parent-style-name="Text_20_body" style:master-page-name="Conversion_20_22">
      <style:paragraph-properties style:page-number="auto"/>
    </style:style>
    <style:style style:name="T1" style:family="text">
      <style:text-properties fo:color="#ff0000"/>
    </style:style>
    <style:style style:name="T2" style:family="text">
      <style:text-properties fo:font-weight="bold" style:font-weight-asian="bold"/>
    </style:style>
    <style:style style:name="T3" style:family="text">
      <style:text-properties fo:font-weight="normal" style:font-weight-asian="normal"/>
    </style:style>
    <style:style style:name="T4" style:family="text">
      <style:text-properties fo:font-style="italic" style:font-style-asian="italic"/>
    </style:style>
    <style:style style:name="T5" style:family="text">
      <style:text-properties style:font-name-asian="Arial"/>
    </style:style>
    <style:style style:name="T6" style:family="text">
      <style:text-properties style:font-name="Arial" fo:font-size="7.5pt" style:font-size-asian="7.5pt" style:font-name-complex="Arial" style:font-size-complex="7.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n den Prinzen Friedrich Christian von Schleswig-Holstein-Augustenburg. <text:a xlink:type="simple" xlink:href="http://www.wissen-im-netz.info/impr.htm" office:target-frame-name="_top" xlink:show="replace"><text:span text:style-name="Internet_20_link"><text:span text:style-name="T6">© 1999 - 2005 Copyright by Jürgen Kühnle</text:span></text:span></text:a><text:span text:style-name="Internet_20_link"><text:span text:style-name="T6"> </text:span></text:span><text:a xlink:type="simple" xlink:href="http://www.wissen-im-netz.info/literatur/schiller/briefe.htm"><text:span text:style-name="Internet_20_link">http://www.wissen-im-netz.info/literatur/schiller/briefe.htm</text:span></text:a></text:p>
      <text:h text:style-name="Heading_20_1" text:outline-level="1"><text:bookmark-start text:name="__RefHeading__61_1800196833"/><text:span text:style-name="T1">[127] </text:span>Jena, den 9 Februar [Sonnabend] 1793. <text:bookmark-end text:name="__RefHeading__61_1800196833"/></text:h>
      <text:p text:style-name="Text_20_body">Durchlauchtigster Prinz! </text:p>
      <text:p text:style-name="Text_20_body">Daß ich ein so langes Stillschweigen gegen Sie beobachtet habe, ist eine Beleidigung, die ich mir selbst und nicht Ihnen zufügte und wegen welcher ich eher Ihr Bedauern als Ihren Unwillen verdiene. </text:p>
      <text:p text:style-name="Text_20_body">Diese ganze Zeit über ein <text:span text:style-name="T2">Opfer der Hypochondrie</text:span>, höchst ungewiß über meine Gesundheit und in meinem Körper- und Geisteskräften wie gelähmt, fühlte ich mich gänzlich ungeschickt, mich zu der heitern Geistesstimmung zu erheben, die ich Ihnen gerne zeigen möchte. Aber in den wenigen hellen Sonneblicken meines bisherigen Lebens habe ich wenigstens daran gearbeitet, Ihrer, mein ewig verehrter Prinz, nicht ganz unwerth zu seyn; und Ihnen sowohl, als ihrem edeln Freunde, eine Probe davon zu geben, dieses war es, was mich diese ganze Zeit über lebhaft interessirte und beschäftigte. Diesen Winter hoffte ich ganz gewiß, diese Arbeit zu vollenden, und sie dann in die Hände derjenigen zu liefern, denen sie mit vollem Rechte zugehört; denn wem sonst als Ihnen beyden, meine Vortrefflichsten, danke ich das lang gewünschte und unschätzbare Glück, dem freien Hange meines Geistes folgen zu können? Aber meine immer wiederkehrenden Zufälle verursachten mir so viele Unterbrechungen, daß ich nun schwerlich vor Ausgang des Sommers die Endigung dieser Arbeit hoffen kann. Da sich indessen meine Gesundheit nach und nach wieder herzustellen scheint, so sehe ich mit froherem Muth der Zukunft entgegen. </text:p>
      <text:p text:style-name="Text_20_body">Das Unternehmen, gnädiger Prinz, an das ich mich wagte – denn da ich einmal am Bekennen bin, so will ich auch nichts mehr verschwiegen – ist etwas kühn, ich gestehe es, aber ein unwiderstehlicher Hang zog mich dazu hin. Mein jetziges Unvermögen, die Kunst selbst auszuüben, <text:span text:style-name="Référence_20_intense">[128]</text:span> wozu ein frischer und freier Geist gehört, hat mir eine günstige Muße verschafft, über ihre Principien nachzudenken. Die Revolution in der philosophischen Welt hat den Grund, auf dem die Aesthetik aufgeführt war, erschüttert, und das bisherige System derselben, wenn man ihm anders diesen Nahmen geben kann, über den Haufen geworfen. Kant hat schon, wie ich Ihnen, mein Prinz, gar nicht zu sagen brauche, in seiner Kritik der ästhetischen Urtheilskraft angefangen, die Grundsätze der kritischen Philosophie auch auf den Geschmack anzuwenden, und zu einer neuen Kunsttheorie die Fundamente, wo nicht gegeben, doch vorbereitet. Aber so wie es jetzt in der philophischen Welt aussieht, dürfte die Reihe wohl zuletzt an die Aesthetik kommen, eine Regeneration zu erfahren. Unsere vorzüglichsten Denker haben mit der Metaphysik noch alle Hände voll zu thun, und jetzt scheint noch das Naturrecht und die Politik eine nähere Aufmerksamkeit zu erfordern. Der Kunstphilosophie scheint also von dieser Seite wenig Licht aufzugehen, und zu einer Zeit, wo der menschliche Geist alle Felder des <text:soft-page-break/>Wissens beleuchtet und mustert, scheint sie allein in ihrer gewohnten Dunkelheit verharren zu müssen. </text:p>
      <text:p text:style-name="Text_20_body">Ich glaube, daß sie ein beßres Schicksal verdient, und habe den verwegenen Gedanken gefaßt, ihr Ritter zu werden. Für jetzt zwar kann ich bloß einige flüchtige Ideen dazu liefern, weil mein Beruf zum Philosophiren noch sehr unentschieden ist, aber ich werde suchen, ihn mir zu geben. Zu Gründung einer Kunsttheorie ist es, däucht mir, nicht hinreichend, Philosoph zu seyn; man muß die Kunst selbst ausgeübt haben, und dieß, glaube ich, gibt mir einige Vortheile über diejenigen, die mir an philosophischer Einsicht ohne Zweifel überlegen seyn werden. Eine ziemlich lange Ausübung der Kunst hat mir Gelegenheit verschafft, der Natur in mir selbst bei denjenigen Operationen, die nicht aus Büchern zu erlernen sind, zuzusehen. Ich habe mehr als irgend ein anderer meiner Kunstbrüder in Deutschland durch <text:span text:style-name="Référence_20_intense">[129]</text:span> Fehler gelernt, und dieß, däucht mir, führt mehr als der sichere Gang eines nie irrenden Genies zur deutlichen Einsicht in das Heiligthum der Kunst. Dieß ist es ohngefähr, was ich zu Rechtfertigung meines Unternehmens im Voraus anzuführen weiß; der Erfolg selbst muß das übrige entscheiden. </text:p>
      <text:p text:style-name="Text_20_body">Und bei Ihnen, mein Verehrungswürdigster Prinz, werde ich wohl keine Apologie dafür nöthig haben, daß ich die wirksamste aller Triebfedern des menschlichen Geistes, die Seelenbildende Kunst, zum Rang einer philosophischen Wissenschaft erhoben wünsche. Wenn ich der Verbindung nachdenke, in der das Gefühl des Schönen und Großen mit dem edelsten Theil unsers Wesens steht, so kann ich sie unmöglich für ein bloßes subjektives Spiel der Empfindungskraft halten, welches keiner andern als empirischer Regeln fähig ist. Auch die Schönheit, dünkt mir, muß wie die Wahrheit und das Recht auf ewigen Fundamenten ruhn, und die ursprünglichen Gesetze der Vernunft müssen auch die Gesetze des Geschmacks seyn. Der Umstand freilich, daß wir die Schönheit fühlen und nicht erkennen, scheint alle Hoffnung, einen allgemein geltenden Grundsatz für sie zu finden, niederzuschlagen, weil alles Urtheil aus dieser Quelle bloß ein Erfahrungsurtheil ist. Gewöhnlich hält man eine Erklärung der Schönheit nur darum für gegründet, weil sie mit dem Ausspruch des Gefühls in einzelnen Fällen übereinstimmend ist, anstatt daß man, wenn es wirklich eine Erkenntniß des Schönen aus Principien gäbe, dem Ausspruch des Gefühls nur deswegen trauen sollte, weil er mit der Erklärung des Schönen übereinstimmend ist. Anstatt seien Gefühle nach Grundsätzen zu prüfen und zu berichtigen, prüft man die ästhetischen Grundsätze nach seinen Gefühlen. </text:p>
      <text:p text:style-name="Text_20_body">Dies ist der Knoten, dessen Auflösung leider selbst Kant für unmöglich hält. Was werden Sie also, Gnädigster Prinz, zu dem Einfall eines Anfängers sagen, der erst seit gestern in das Heiligthum der Philosophie hineinblickte, nach der <text:span text:style-name="Référence_20_intense">[130]</text:span> Erklärung eines solchen Mannes noch eine Auflösung dieses Problems zu versuchen? In der That würde ich nie den Muth dazu gehabt haben, wenn nicht Kants Philosophie selbst mir die Mittel dazu verschaffte. Diese fruchtbare Philosophie, die sich so oft nachsagen lassen muß, daß sie nur immer einreiße und nichts aufbaue, giebt, nach meiner gegenwärtigen Ueberzeugung, die festen Grundsteine her, auch ein System der Aesthetik zu errichten, und ich kann es mir blos aus einer vorgefaßten Idee ihres Schöpfers erklären, daß er ihr nicht auch noch dieses Verdienst erwarb. Weit entfernt, mich für denjenigen zu halten, dem dieses <text:soft-page-break/>vorbehalten ist, will ich wenigstens versuchen, wie weit der entdeckte Pfad mich führt. Führt er mich gleich nicht zum Ziel, so ist doch keine Reise ganz verlohren, auf der die Wahrheit gesucht wird. </text:p>
      <text:p text:style-name="Text_20_body">Dies leitet mich auf eine Bitte, von der ich wünschte, mein Vortrefflichster Prinz, daß sie Eingang bei Ihnen finden möchte. Ich wünschte meine Ideen über die Philosophie des Schönen, ehe ich sie dem Publikum selbst vorlege, in einer Reihe von Briefen an Sie richten und Ihnen Stückweise zusenden zu dürfen. Diese freiere Form wird dem Vortrage derselben mehr Individualität und Leben, und der Gedanke, daß ich mit Ihnen rede und von Ihnen beurtheilt werde, mir selbst ein höheres Interesse an meiner Materie geben. Reiner und lichter Sinn für Wahrheit, mit warmer Empfänglichkeit für Alles, was Schön und Gut und Groß ist, verbunden, ist das Eigenthum weniger Sterblichen, und unsere mehresten Gelehrten besonders sind so ängstlich in ihre Systeme eingeschnallt, daß eine etwas ungewohnte Vorstellungsart ihre mit dreifach Erz umpanzerter Brust nicht durchdringen kann. Wenige sind es, in denen das zarte Schönheitsgefühl durch Abstraktion nicht erstickt wird, und noch weit wenigere halten es der Mühe werth, über ihre Empfindungen zu philosophiren. Ich muß es durchaus vergessen, daß ich von solchen Menschen beurtheilt werde, und nur für freye und heitre Geister, die über den <text:span text:style-name="Référence_20_intense">[131]</text:span> Staub der Schulen erhaben sind, und den Funken reiner und edler Menschheit<text:alphabetical-index-mark text:string-value="Menschheit"/> in sich bewahren, kann ich meine Ideen und Gefühle entfalten. </text:p>
      <text:p text:style-name="Text_20_body">Um so eher werden Sie es mir zu gute halten, mein ewig Hochgeschätzter Prinz, daß ich mir ein so seltenes Geschenk, als mir die Grazien in Ihnen zugeführt haben, zu versichern, und mich des edeln Bandes zu bemächtigen suche, welches Philosophie und Geschmack, alles Anstandes der Verhältnisse ungeachtet, zwischen den Freunden der Weisheit und Schönheit weben. Diese beiden Gottheiten werden mir auch die Grenzen vorzeichnen, innerhalb deren ich mich dieser Freiheit bedienen darf, und mir nie erlauben, meine Wünsche weiter zu erstrecken, als einige Augenblicke Ihres zum Gluck der Welt gewidmeten Lebens mit meinen philosophisch-poetischen Visionen zuweilen beschäftigen zu dürfen. Mit der respektvollsten Verehrung und Liebe nenne ich mich </text:p>
      <text:p text:style-name="Text_20_body">Eurer Durchlaucht <text:line-break/>Verbundenster Diener </text:p>
      <text:p text:style-name="Text_20_body">F. Schiller. </text:p>
      <text:h text:style-name="P4" text:outline-level="1"><text:bookmark-start text:name="__RefHeading__63_1800196833"/>Jena, den 13 Juli [Sonnabend] 1793. <text:bookmark-end text:name="__RefHeading__63_1800196833"/></text:h>
      <text:p text:style-name="Text_20_body">Durchlauchtigster Prinz! </text:p>
      <text:p text:style-name="Text_20_body">Wie sehr haben Sie mich durch die gnädige Aufnahme meiner Bitte geehrt, Ihnen die Resultate meiner Untersuchungen über das Schöne in einer Reihe von Briefen vorlegen zu dürfen. Könnte das Vergnügen, das dieser unschätzbare Beweis Ihrer Wohlgewogenheit mir gewährt, noch durch etwas erhöhet werden, so würde es durch die Erklärung geschehen seyn, womit Sie die mir gegebene Erlaubniß begleiteten. <text:span text:style-name="T2">Sie erlassen mir, Gnädigster Prinz, die </text:span><text:span text:style-name="Référence_20_intense">[132]</text:span><text:span text:style-name="T2"> Fesseln eines dogmatischen Vortrags</text:span>, und machen mir eben das zur Pflicht, was ich mir als eine Gunst von Ihnen hatte erbitten wollen. Die <text:span text:style-name="T2">Freiheit des Vortrags</text:span>, welche Ew. Durchlaucht verlangen, ist nicht Zwang, sondern Bedürfniß für mich, und großmüthig lassen Sie mir den Schein eines Verdienstes, wo ich nicht einmal eine Wahl habe. Viel zu <text:span text:style-name="T2">wenig bekannt mit dem Gebrauche schulgerechter Formen</text:span>, um durch Mißbrauch derselben mich zu versündigen, werde ich vor der Gefahr wenigstens sicher seyn, Ihre Geduld methodisch zu ermüden. Meine Philosophie wird ihren Ursprung nicht verläugnen, und, wenn sie je verunglücken sollte, <text:span text:style-name="T2">eher in den Untiefen und in den Strudeln der poetisirenden Einbildungskraft untersinken, als an den kahlen Sandbänken trockner Abstraktionen scheitern</text:span>. Eine Frucht meines eigenen Nachdenkens, und <text:span text:style-name="T2">aus meinem beschränkten Erfahrungskreise</text:span> geschöpft, wird sie sich vielmehr <text:span text:style-name="T2">jedes andern Fehlers, als der Sektiererey schuldig machen</text:span>, und <text:span text:style-name="T2">eher aus eigener Gebrechlichkeit fallen, als durch Autorität und fremde Hülfe sich aufrecht erhalten</text:span>. Auch da, wo ich <text:span text:style-name="T2">mich an die kritische Philosophie anschließen</text:span> werde, (und ich läugne nicht, daß dieß sehr oft geschehen dürfte) hoffe ich, die Freiheit Ihres Geistes zu respektieren, und Ihrer selbstrichtenden Vernunft eine freiwillige Beystimmung abzugewinnen. </text:p>
      <text:p text:style-name="Text_20_body"><text:span text:style-name="T2">Manchen Kantischen Sätzen giebt die strenge Reinheit und die scholastische Form, in der sie aufgestellt werden, eine Härte und eine Sonderbarkeit, die ihrem Inhalte fremd ist, und von dieser Hülle entkleidet, erscheinen sie dann als die verjährten Ansprüche der allgemeinen Vernunft</text:span>. Philosophische Wahrheiten, habe ich oft bemerkt, müssen in einer andern Form gefunden, und in einer andern angewandt und verbreitet werden. Die Schönheit eines Gebäudes wird nicht eher sichtbar, als bis man das Geräthe des Maurers und Zimmermanns hinwegnimmt und das Gerüste abbricht, hinter welchem es emporstieg. Aber die mehrsten Schüler Kants ließen sich eher den Geist, als die Maschinerie <text:span text:style-name="Référence_20_intense">[133]</text:span> <text:s/>seines Systems entreißen, und legen eben dadurch an den Tag, daß sie mehr dem Arbeiter als dem Baumeister gleichen. </text:p>
      <text:p text:style-name="Text_20_body">Ich kann Ihnen nicht genug sagen, Vortrefflichster Prinz, wie angenehm mich Ihr Geständniß überraschte, daß Sie <text:span text:style-name="T2">von der Unduldsamkeit unserer philosophischen Weltverbesserer schlecht erbaut</text:span> seyen, und daß Sie diese Besorgniß auch auf mich zu erstrecken scheinen, vermehrt, wenn es möglich ist, meine Ehrfurcht vor Ihrem Geiste, und erhöht mein Vertrauen, da gerade dies der einzige Fehler ist, von dem ich frey zu bleiben hoffe. <text:span text:style-name="T2">Ihre liberale Art zu denken verschafft mir die glückliche Freiheit, unabhängig von jedem System bloß meiner eigenen Ueberzeugung zu folgen.</text:span> <text:span text:style-name="T2">Das Reich der Vernunft ist ein Reich der Freiheit, und </text:span><text:soft-page-break/><text:span text:style-name="T2">keine Knechtschaft ist schimpflicher, als die man auf diesem heiligen Boden </text:span><text:span text:style-name="T2">erduldet</text:span>. Aber viele, die sich ohne innere Befugniß darauf niederlassen, beweisen, daß sie nicht frey geboren, blos frey gelassen sind. </text:p>
      <text:p text:style-name="Text_20_body">Sollte ich indessen, bey noch so lebhafter <text:span text:style-name="T2">Abneigung gegen Systemsucht</text:span>, doch zuweilen Ihre Befürchtungen wahr machen, Gnädigster Prinz, und in den unfruchtbaren <text:span text:style-name="T2">Steppen der Speculation</text:span> mich verlieren, so werden Sie die Grazien mir zu Hülfe schicken, und den Verirrten auf den rechten Weg zurückrufen. Ich erbitte es mir von Ihrer Gnade, schenken Sie mir nichts, verzeihen Sie mir nichts. <text:span text:style-name="T2">Dulden Sie nicht, daß ich die Sache der Schönheit mit Waffen verfechte, die der Schönheit nicht würdig sind</text:span>, daß ich die Vorschriften des Geschmacks in demselben Moment verletze, wo ich den Beweis für ihre Gültigkeit führe. </text:p>
      <text:p text:style-name="Text_20_body">Aber sollte ich von der Freiheit, die mir von Ew. Durchlaucht verstattet wird, nicht vielleicht einen bessern Gebrauch machen können, als Ihnen meine Ideen von Schönheit und schöner Kunst vorzulegen? Ist es nicht außer der Zeit, sich um die Bedürfnisse der ästhetischen Welt zu bekümmern, wo die Angelegenheiten der politischen ein so viel näheres Interesse darbieten? </text:p>
      <text:p text:style-name="Text_20_body"><text:span text:style-name="Référence_20_intense">[134]</text:span> Ich liebe die Kunst und was mit ihr zusammenhängt über alles, und meine Neigung, ich bekenne es, giebt ihr vor jeder andern Beschäftigung des Geistes den Vorzug. Aber <text:span text:style-name="T2">es kömmt hier nicht darauf an, was die Kunst mir ist, sondern wie sie sich gegen den menschlichen Geist überhaupt, und insbesondere gegen die Zeit verhält, in der ich mich zu ihrem Sachwalter aufwerfe</text:span>. </text:p>
      <text:p text:style-name="Text_20_body">Ich möchte nicht gerne in einem andern Jahrhundert leben, und für ein anderes wirken. Man ist ebenso gut Zeitbürger, als man Weltbürger, Staatsbürger, Hausvater ist. Wenn es unschicklich und unerlaubt gefunden wird, sich von den Sitten und Gebräuchen des Volks, bei dem man sich aufhält, und des Zirkels, worin man lebt, loszusprechen; warum sollte es weniger Pflicht seyn, <text:span text:style-name="T2">sich in der Wahl seiner Thätigkeit nach dem Geschmack und dem Bedürfniß des Zeitalters zu richten?</text:span> </text:p>
      <text:p text:style-name="Text_20_body">Was an sich gut ist, möchte man vielleicht sagen, ist zu jeder Zeit gut, und das ist jede Untersuchung der Wahrheit. Aber es giebt viele Wahrheiten, die zu untersuchen sind, und bey der Wahl, die man darunter anstellt, gebührt, meiner Meinung nach, <text:span text:style-name="T2">dem Zeitbedürfniß und dem Zeitgeschmack eine entscheidende Stimme</text:span>. </text:p>
      <text:p text:style-name="Text_20_body"><text:span text:style-name="T2">Nun scheint aber diese Stimme keineswegs zum Vortheil der schönen Kunst auszufallen</text:span>. Der Lauf der Begebenheiten im Politischen, und der Gang des menschlichen Geistes im Litterarischen hat <text:span text:style-name="T2">dem Genius der Zeit eine solche Richtung gegeben, die ihn je mehr und mehr von der idealisirenden Kunst entfernt</text:span>. Diese muß die Wirklichkeit verlassen, und sich mit einer gewissen Kühnheit über das Bedürfniß der Gegenwart erheben, denn die Kunst ist eine Tochter der Freiheit. <text:span text:style-name="T2">Jetzt aber herrscht das Bedürfniß, und der Drang der physischen Lage, die Abhängigkeit des Menschen von tausend Verhältnissen, die ihm Fesseln anlegen, und ihn je mehr und mehr mit der unidealischen Wirklichkeit verstricken, hemmt freien Aufflug in die Regionen des Idealischen</text:span>. <text:span text:style-name="T2">Selbst die speculirende Vernunft entreißt der </text:span><text:span text:style-name="Référence_20_intense"><text:span text:style-name="T3">[135]</text:span></text:span><text:span text:style-name="T2"> Einbildungskraft eine Provinz nach der andern</text:span>, und die Grenzen der Kunst verengen sich, je mehr die Wissenschaft die ihrigen erweitert. </text:p>
      <text:p text:style-name="Text_20_body"><text:soft-page-break/>Besonders aber ist es jetzt <text:span text:style-name="T2">das politische Schöpfungswerk</text:span>, was beynahe alle Geister beschäftigt. Die Ereignisse in diesem letzten decennium des achtzehnten Jahrhunderts sind für die Philosophen nicht weniger auffordernd und wichtig, als sie es sonst nur für den mithandelnden Weltmann sind, und Ew. Durchlaucht könnten also mit doppeltem Rechte erwarten, daß ich diesen merkwürdigen Stoff zum Gegenstand der schriftlichen Unterhaltung machte, die Sie mir mit so viel Großmuth und Güte zugestanden haben. </text:p>
      <text:p text:style-name="Text_20_body"><text:span text:style-name="T2">Ein Gesetz des weisen Solon verdammt den Bürger, der bey einem Aufstande keine Parthey nimmt</text:span>. Wenn es je einen Fall gegeben hat, auf den dieses Gesetz könnte angewandt werden, so scheint es der gegenwärtige zu seyn, wo <text:span text:style-name="T2">das große Schicksal der Menschheit</text:span><text:alphabetical-index-mark text:string-value="Menschheit"/><text:span text:style-name="T2"> zur Frage gebracht ist</text:span>, und wo man also, wie es scheint, <text:span text:style-name="T2">nicht neutral bleiben kann</text:span>, ohne sich der strafbarsten Gleichgültigkeit gegen das, was dem Menschen das Heiligste seyn muß, schuldig zu machen. <text:span text:style-name="T2">Eine geistreiche, muthvolle, lange Zeit als Muster betrachtete Nation hat angefangen, ihren positiven Gesellschaftszustand gewaltsam zu verlassen und sich in den Naturstand zurück zu versetzen</text:span>, <text:span text:style-name="T2">für den die Vernunft die alleinige und absolute Gesetzgeberin ist</text:span>. So sehr dieser große Rechtshandel, seines Inhalts und seiner Folgen wegen, jeden, der sich Mensch nennt, interessieren muß, so sehr muß er, seiner Verhandlungsart wegen, jeden Selbstdenker insbesondere interessieren. Eine Angelegenheit, über welche sonst nur <text:span text:style-name="T2">das Recht des Stärkeren und die Convenienz zu entscheiden hätte</text:span>, ist <text:span text:style-name="T2">vor dem Richterstuhl reiner Vernunft</text:span> anhängig gemacht, und maßt sich wenigstens an, als ob sie nach Principien abgeurtheilt seyn wollte. Jeder selbstdenkende Mensch aber darf sich (so weit er fähig ist, seine eigenthümliche Vorstellungsart zu generalisieren, sein Individuum zur Gattung zu erweitern), als einen Beysitzer jenes <text:span text:style-name="Référence_20_intense">[136]</text:span> Vernunftgerichts ansehen, so wie er, als Mensch und Weltbürger zugleich Parthey ist, und in den Erfolg sich verflochten sieht. Es ist nicht nur seine eigene Sache, welche bey diesem großen Rechtshandel zur Entscheidung kommt, sondern es wird auch nach Gesetzen gesprochen, die er als mitbestellter Repräsentant der Vernunft zu diktiren berechtigt und aufrecht zu erhalten verpflichtet ist. </text:p>
      <text:p text:style-name="Text_20_body">Was könnte also wohl, Vortrefflicher Prinz, anziehender und interessanter für mich seyn, als mich in das Innere dieses großen Gegenstandes mit einem ebenso geistreichen Denker als humanen Weltbürger einzulassen, der mit schönem Enthusiasmus das große Ganze der Menschheit<text:alphabetical-index-mark text:string-value="Menschheit"/> umreicht, dessen heller und vorurtheilsfreier Sinn die Vernunft rein und unverstellt wiederstrahlt? Eine Unterhaltung dieses Innhalts würde einen um so größeren Reiz für mich haben, je mehr der Standort, aus welchem <text:span text:style-name="T2">ich, der Privatmann</text:span>, die politische Welt betrachte, von demjenigen verschieden ist, aus welchem <text:span text:style-name="T2">Sie, der Fürst und mithandelnde Staatsmann</text:span>, in die Fluth der Ereignisse niederschauen. Was kann aber entzückender seyn, als einander in der Denkart zu begegnen, wo die äußern Verhältnisse die weiteste Entfernung bewirken, und aus einem noch so unermeßlichen Abstand in der wirklichen Welt doch <text:span text:style-name="T2">in demselben Mittelpunkt der Ideenwelt zu convergieren</text:span>? </text:p>
      <text:p text:style-name="Text_20_body">Daß ich dieser reizenden Versuchung widerstehe, und zu der schriftlichen Unterhaltung, die Ew. Durchlaucht mir verstatten wollen, eine Materie in Vorschlag <text:soft-page-break/>bringe, die <text:span text:style-name="T2">von dem Lieblingsgespräch des Zeitalters so sehr entlegen</text:span> ist, geschieht nicht aus überwiegender Neigung für diesen Gegenstand, obgleich ich mich einer solchen Neigung nie schämen werde; nicht meine Vorliebe für die Kunst, sondern ein Grundsatz bestimmte meine Wahl, und ich glaube, sie rechtfertigen zu können. Wenn ich also gleich in der Behandlung meines Gegenstandes höchstens auf Ihre Nachsicht Anspruch machen kann, so möchte ich über die Wahl desselben gern Ihren Beyfall haben. </text:p>
      <text:p text:style-name="Text_20_body"><text:span text:style-name="Référence_20_intense">[137]</text:span> Wäre das Faktum wahr, – wäre der außerordentliche Fall wirklich eingetreten, daß <text:span text:style-name="T2">die politische Gesetzgebung der Vernunft übertragen, der Mensch als Selbstzweck respektiert und behandelt, das Gesetz auf den Thron erhoben, und wahre Freiheit zur Grundlage des Staatsgebäudes gemacht worden, so wollte ich auf ewig von den Musen Abschied nehmen, und dem herrlichsten aller Kunstwerke, der Monarchie der Vernunft, alle meine Thätigkeit widmen</text:span>. Aber dieses Faktum ist es eben, was ich zu bezweifeln wage. Ja, ich bin <text:span text:style-name="T2">soweit entfernt, an den Anfang einer Regeneration im Politischen zu glauben</text:span>, daß mir die Ereignisse der Zeit vielmehr alle Hoffnungen dazu auf Jahrhunderte benehmen. </text:p>
      <text:p text:style-name="Text_20_body">Ehe diese Ereignisse eintraten, Gnädigster Prinz, konnte man sich allenfalls mit dem lieblichen Wahne schmeicheln, daß <text:span text:style-name="T2">der unmerkliche aber ununterbrochene Einfluß denkender Köpfe, die seit Jahrhunderten ausgestreuten Keime der Wahrheit, der aufgehäufte Schatz von Erfahrung die Gemüther allmählich zum Empfang des Bessern gestimmt und so eine Epoche vorbereitet haben müßten, wo die Philosophie den moralischen Weltbau übernehmen, und das Licht über die Finsterniß siegen könnte</text:span>. So weit war man in der theoretischen Kultur<text:alphabetical-index-mark text:string-value="Kultur"/> vorgedrungen, daß auch die ehrwürdigsten Säulen des Aberglaubens zu wanken anfingen, und der Thron tausendjähriger Vorurtheile schon erschüttert ward. Nichts schien mehr zu fehlen, als das Signal zur großen Veränderung und eine Vereinigung der Gemüther. Beides ist nun gegeben – aber wie ist es ausgeschlagen? </text:p>
      <text:p text:style-name="Text_20_body"><text:span text:style-name="T2">Der Versuch des französischen Volks, sich in seine heiligen Menschenrechte einzusetzen, und eine politische Freiheit zu erringen, hat bloß das Unvermögen und die Unwürdigkeit desselben an den Tag gebracht, und nicht nur dieses unglückliche Volk, sondern mit ihm auch einen beträchtlichen Theil Europens, und ein ganzes Jahrhundert, in Barbarey und Knechtschaft zurückgeschleudert</text:span>. <text:span text:style-name="T2">Der Moment war der günstigste, aber er fand eine verderbte</text:span><text:alphabetical-index-mark text:string-value="verderben"/><text:span text:style-name="T2"> Generation, die ihn nicht werth war</text:span>, und weder zu würdigen noch zu <text:span text:style-name="Référence_20_intense">[138]</text:span> benutzen wußte. Der Gebrauch, den sie von diesem großen Geschenk des Zufalls macht und gemacht hat, beweist unwidersprechlich, daß das Menschengeschlecht der vormundschaftlichen Gewalt noch nicht entwachsen ist, daß das liberale Regiment der Vernunft da noch zu frühe kommt, wo man kaum damit fertig wird, sich der brutalen Gewalt der Thierheit zu erwehren, und daß derjenige noch nicht reif ist zur bürgerlichen Freiheit, dem noch so vieles zur menschlichen fehlt. </text:p>
      <text:p text:style-name="Text_20_body">In seinen Thaten malt sich der Mensch – und was für ein Bild ist das, das sich im Spiegel der jetzigen Zeit uns darstellt? Hier die empörendste Verwilderung, dort das entgegengesetzte extrem der Erschlaffung: die zwey traurigsten Verirrungen, in die der Menschenkarakter versinken kann, in Einer Epoche vereint! </text:p>
      <text:p text:style-name="Text_20_body"><text:soft-page-break/>In den niedern Klassen sehen wir nichts als rohe gesetzlose Triebe, die sich nach aufgehobenem Band der bürgerlichen Ordnung entfesseln, und mit unlenksamer Wuth ihrer thierischen Befriedigung zueilen. Es war also nicht der moralische Widerstand von innen, bloß die Zwangsgewalt von außen, was bisher ihren Ausbruch zurückhielt. Es waren also nicht freye Menschen, die der Staat unterdrückt hatte, nein, es waren bloß wilde Thiere, die er an heilsame Ketten legte. Hätte der Staat die Menschheit<text:alphabetical-index-mark text:string-value="Menschheit"/> wirklich unterdrückt, wie man ihm Schuld giebt, so müßte man Menschheit<text:alphabetical-index-mark text:string-value="Menschheit"/> sehen, nachdem er zertrümmert worden ist. Aber der Nachlaß der äußern Unterdrückung macht nur die innere sichtbar, und der wilde Despotismus der Triebe heckt alle jene Unthaten aus, die uns in gleichem Grad anekeln und schaudern machen. </text:p>
      <text:p text:style-name="Text_20_body">Auf der andern Seite geben uns die civilisierten Klassen den noch widrigeren Anblick der Erschlaffung, der Geistesschwäche, und einer Versunkenheit des Karakters, die um so empörender ist, je mehr die Kultur<text:alphabetical-index-mark text:string-value="Kultur"/> selbst daran Theil hat. Ich erinnere mich nicht mehr, welcher alte oder neue Philosoph die Bemerkung machte, daß das Edlere in seiner <text:span text:style-name="Référence_20_intense">[139]</text:span> Verderbniß<text:alphabetical-index-mark text:string-value="Verderbniﬂ" text:key1="verderben"/> das Abscheulichere sey, aber die Erfahrung bestätigt sie auch hier. Wenn die Kultur<text:alphabetical-index-mark text:string-value="Kultur"/> ausartet, so geht sie in eine weit bösartigere Verderbniß<text:alphabetical-index-mark text:string-value="Verderbniﬂ" text:key1="verderben"/> über, als die Barbarey je erfahren kann. Der sinnliche Mensch kann nicht tiefer als zum Thier herabstürzen; fällt aber der aufgeklärte, so fällt er bis zum Teuflischen herab, und treibt ein ruchloses Spiel mit dem Heiligsten der Menschheit<text:alphabetical-index-mark text:string-value="Menschheit"/>. </text:p>
      <text:p text:style-name="Text_20_body">Die Aufklärung, deren sich die höheren Stände unsers Zeitalters nicht mit Unrecht rühmen, ist bloß theoretische Kultur<text:alphabetical-index-mark text:string-value="Kultur"/>, und zeigt, im ganzen genommen, so wenig einen veredelnden Einfluß auf die Gesinnung, daß sie vielmehr bloß dazu hilft, die Verderbniß<text:alphabetical-index-mark text:string-value="Verderbniﬂ" text:key1="verderben"/> in ein System zu bringen, und unheilbarer zu machen. Ein raffinierter und consequenter Epikurism hat angefangen, alle Energie des Karakters zu ersticken, und die immer fester sich zuschnürende Fessel der Bedürfnisse, die vermehrte Abhängigkeit der Menschheit<text:alphabetical-index-mark text:string-value="Menschheit"/> vom physischen hat es allmählich dahin geleitet, daß die Maxime der Passivität und des leidenden Gehorsams als höchste Lebensregel gilt. Daher die Beschränktheit im Denken, die Kraftlosigkeit im Handeln, die klägliche Mittelmäßigkeit im Hervorbringen, die unser Zeitalter zu seiner Schande karakterisiert. Und so sehen wir den Geist der Zeit zwischen Barbarey und Schlaffheit, Freygeisterey und Aberglauben, Rohheit und Verzärtelung schwanken, und es ist bloß das Gleichgewicht der Laster, was das Ganze noch zusammenhält. </text:p>
      <text:p text:style-name="Text_20_body">Und ist dieses nun die Menschheit<text:alphabetical-index-mark text:string-value="Menschheit"/>, möchte ich fragen, für deren Rechte der Philosoph sich verwendet, die der edle Weltbürger in Gedanken hat, und an welcher ein neuerer Solon seine Ideen von einer Staatsverfassung realisieren möchte? Ich zweifle sehr. Nur seine Fähigkeit als ein sittliches Wesen zu handeln, giebt dem Menschen Anspruch auf Freiheit; ein Gemüth aber, das nur sinnlicher Bestimmungen fähig ist, ist der Freiheit so wenig werth, als empfänglich. Alle Reform, die Bestand haben soll, muß von der Denkungsart ausgehen, und wo eine Verderbniß<text:alphabetical-index-mark text:string-value="Verderbniﬂ" text:key1="verderben"/> in den Principien<text:span text:style-name="Référence_20_intense">[140]</text:span> <text:s/>herrscht, da kann nichts gesundes, nichts gutartiges aufkeimen. Nur der Karakter der Bürger erschafft und erhält den Staat, und macht politische und bürgerliche Freiheit möglich. Denn wenn die Weisheit <text:soft-page-break/>selbst in Person vom Olymp herabstiege, und die vollkommenste Verfassung einführte, so müßte sie ja doch Menschen die Ausführung übergeben. </text:p>
      <text:p text:style-name="Text_20_body">Wenn ich also, Gnädigster Prinz, über die gegenwärtigen politischen Bedürfnisse und Erwartungen meine Meinung sagen darf, so gestehe ich, daß ich jeden Versuch einer Staatsverbesserung aus Principien (denn jede andere ist bloßes Noth- und Flickwerk) so lange für unzeitig, und jede darauf gegründete Hoffnung so lange für schwärmerisch halte, bis der Karakter der Menschheit<text:alphabetical-index-mark text:string-value="Menschheit"/> von seinem tiefen Verfall wieder emporgehoben worden ist – eine Arbeit für mehr als ein Jahrhundert. Man wird zwar unterdessen von manchem abgestellten Mißbrauch, von mancher glücklich versuchten Reform im Einzelnen, von manchem Sieg der Vernunft über das Vorurtheil hören, aber was hier zehn große Menschen aufbauten, werden dort funfzig Schwachköpfe wieder niederreißen. Man wird in andern Welttheilen den Negern die Ketten abnehmen, und in Europa den – Geistern anlegen. So lange aber der oberste Grundsatz der Staaten von einem empörenden Egoismus zeugt, und so lange die Tendenz der Staatsbürger nur auf das physische Wohlseyn beschränkt ist, so lange, fürchte ich, wird die politische Regeneration, die man so nahe glaubte, nichts als ein schöner philosophischer Traum bleiben. </text:p>
      <text:p text:style-name="Text_20_body">Soll man also aufhören, darnach zu streben? Soll man also aufhören, darnach zu streben? Soll man gerade die wichtigste aller menschlichen Angelegenheiten einer gesetzlosen Willkühr, einem blinden Zufall anheimstellen, während daß das Reich der Vernunft nach jeder andern Seite zusehends erweitert wird? Nichts weniger, Gnädigster Prinz. Politische und bürgerliche Freiheit bleibt immer und ewig das heiligste aller Güter, das würdigste Ziel aller Anstrengungen, und das große Centrum aller Kultur<text:alphabetical-index-mark text:string-value="Kultur"/> – aber <text:span text:style-name="Référence_20_intense">[141]</text:span> man wird diesen herrlichen Bau nur auf dem festen Grund eines veredelten Karakters aufführen, man wird damit anfangen müssen, für die Verfassung Bürger zu erschaffen, ehe man den Bürgern eine Verfassung geben kann. </text:p>
      <text:p text:style-name="Text_20_body">Vielleicht dürften Sie mir einwenden, Durchl. Prinz, daß hier ein Zirkel sey, und daß der Karakter des Bürgers ebenso gut von der Verfassung abhänge, als diese auf dem Karakter des Bürgers ruht. Ich gebe dieses zu und behaupte also, daß man, um diesen Zirkel zu vermeiden, entweder auf Mittel denken muß dem Staat aufzuhelfen, ohne den Karakter dabey zu Hülfe zu nehmen, oder dem Karakter beyzukommen, ohne den Staat dabei nöthig zu haben. Das erste enthält einen Widerspruch, weil sich keine Verfassung erdenken läßt, die von der Gesinnung der Bürger unabhängig wäre. Vielleicht aber findet sich Rath zu dem zweyten, und es lassen sich zu Veredlung der Denkungsart Quellen eröffnen, die von dem Staat nicht abgeleitet sind und sich also bey allen Mängeln desselben rein und lauter erhalten. </text:p>
      <text:p text:style-name="Text_20_body">Auf den Karakter wird bekanntlich durch Berichtigung der Begriffe und durch Reinigung der Gefühle gewirkt. Jenes ist das Geschäft der philosophischen, dieses vorzugsweise der ästhetischen Kultur<text:alphabetical-index-mark text:string-value="Kultur"/>. Aufklärung der Begriffe kann es allein nicht ausrichten, denn von dem Kopf ist noch ein gar weiter Weg zu dem Herzen, und bei weitem der größere Theil der Menschen wird durch Empfindungen zum Handeln bestimmt. Aber das Herz allein ist ein ebenso unsicherer Führer, und die zarteste Empfindsamkeit wird nur ein desto leichterer Raub der Schwärmerey, wenn ein <text:soft-page-break/>heller Verstand sie nicht leitet. Gesundheit des Kopfes wird also mit der Reinheit des Willens zusamentreffen müssen, wenn der Karakter vollendet heißen soll. </text:p>
      <text:p text:style-name="Text_20_body">Das dringendere Bedürfniß unsers Zeitalters scheint mir die Veredlung der Gefühle und die sittliche Reinigung des Willens zu seyn, denn für die Aufklärung des Verstandes ist <text:span text:style-name="Référence_20_intense">[142]</text:span> schon sehr viel gethan worden. Es fehlt uns nicht sowohl an der Kenntniß der Wahrheit und des Rechts, als an der Wirksamkeit dieser Erkenntniß zu Bestimmung des Willens, nicht sowohl an Licht als an Wärme, nicht sowohl an philosophischer als an ästhetischer Kultur<text:alphabetical-index-mark text:string-value="Kultur"/>. Diese letztere halte ich für das wirksamste Instrument der Karakterbildung, und zugleich für dasjenige, welches von dem politischen Zustand vollkommen unabhängig, und also auch ohne Hülfe des Staats zu erhalten ist. </text:p>
      <text:p text:style-name="Text_20_body">Und hier ist es nun, Gnädigster Prinz, wo die Kunst und der Geschmack ihre bildende Hand an den Menschen legen, und ihren veredelten Einfluß beweisen. Die Künste des Schönen und Erhabenen beleben, üben und verfeinern das Empfindungsvermögen, sie erheben den Geist von den groben Vergnügungen des Stoffes zum reinen Wohlgefallen an bloßen Formen, und gewöhnen ihn, auch in seine Genüsse Selbstthätigkeit zu mischen. Die wahre Verfeinerung der Gefühle besteht aber jederzeit darin, daß der höhern Natur des Menschen und dem göttlichen Theil seines Wesens, seiner Vernunft und seiner Freiheit, ein Antheil daran verschafft wird. </text:p>
      <text:p text:style-name="Text_20_body">Wenn Sinnes Lust und Sinnes Schmerz, <text:line-break/>Vereinigt um des Menschen Herz <text:line-break/>Den tausendfachen Knoten schlingen, <text:line-break/>Und zu dem Staub ihn niederziehn, <text:line-break/>Wer ist sein Schutz? Wer rettet ihn? <text:line-break/>Die Künste, die an goldnen Ringen <text:line-break/>Ihn aufwärts zu der Freiheit ziehn, <text:line-break/>Und durch den Reiz veredelter Gestalten <text:line-break/>Ihn zwischen Erd und Himmel schwebend halten. </text:p>
      <text:p text:style-name="Text_20_body">Zwar ist nicht zu läugnen, daß auch die Kunst (die redende sowohl als die bildende) gerne an den Geist des Jahrhunderts sich anschmiegt. Wenn sich der beurtheilende Geschmack zum Gemeinen und Schlechten wendet, so nimmt auch der hervorbringende nicht selten eine ähnliche <text:span text:style-name="Référence_20_intense">[143]</text:span> <text:s/>Richtung, denn der Künstler wird zum Theil doch durch seine Zeit gebildet und will seiner Zeit gefallen. Aber wenn es ihm gleich erlaubt ist, sich an den Geist des Jahrhunderts anzuschließen, so soll er doch seine Gesetze nicht von demselben empfangen. Die Gesetze der Kunst sind nicht in den wandelbaren Formen eines zufälligen und oft ganz entarteten Zeitgeschmacks, sondern in dem Nothwendigen und Ewigen der menschlichen Natur, in den Urgesetzen des Geistes, gegründet. Aus dem göttlichen Theil unsers Wesens, aus dem ewig reinen Aether idealischer Menschheit<text:alphabetical-index-mark text:string-value="Menschheit"/> strömt der lautere Quell der Schönheit herab, unangesteckt von dem Geist des Zeitalters, der tief unter ihm in trüben Strudeln dahinwallt, Daher kann auch die Kunst, mitten unter einem barbarischen und unwürdigen Jahrhundert, rein wie eine Himmlische wandeln, sobald sie nur ihres hohen Ursprungs eingedenk bleibt, und sich nicht selbst zur Sklaverei niedrigerer Absichten und Bedürfnisse erniedrigt. So wandelt noch jetzt <text:soft-page-break/>der griechische Geist in seinen wenigen Ueberresten durch die Nacht unsers nordischen Zeitalters, und sein elektrischer Schlag weckt manche verwandte Seele zum Gefühl ihrer Größe auf. </text:p>
      <text:p text:style-name="Text_20_body">Damit aber der Kunst nicht das Unglück begegne, zur Nachahmung des Zeitgeistes herunter zu sinken, den sie zu sich erheben soll, so muß sie Ideale haben, die ihr unaufhörlich das Bild des höchsten Schönen vorhalten, wie tief auch das Zeitalter sich entwürdigen mag, so muß sie durch ein eigenes Gesetzbuch sowohl vor dem Despotismus eines lokalen und einseitigen Geschmacks, als vor der Anarchie eines verwilderten (vor Barbarey) sicher gestellt werden. Ideale besitzt sie zum Theil schon in den unsterblichen Mustern, die der griechische und der ihm verwandte Genius einiger Neueren gebahr, und die, ewig unerreicht, jeden Wechsel des Modegeschmacks überdauern werden. Aber ein Gesetzbuch ist es, woran es ihr bisher gemangelt hat, und dieses ihr zu verschaffen, eins der schwersten <text:span text:style-name="Référence_20_intense">[144]</text:span> Probleme, welche die philosophirende Vernunft sich aufgeben kann – denn was kann schwerer seyn, als die Wirkungen des Genies unter Principien zu bringen und die Freiheit mit Nothwendigkeit zu vereinigen. </text:p>
      <text:p text:style-name="Text_20_body">Werde ich mir nun nicht zu viel schmeicheln, Durchl. Prinz, wenn ich hoffe, Sie überzeugt zu haben, daß eine Philosophie des Schönen von dem Bedürfniß des Zeitalters nicht so entlegen sey, als es scheinen möchte, und daß dieser Gegenstand selbst die Aufmerksamkeit des politischen Philosophen verdiene, weil jede gründliche Staatsverbesserung mit Veredlung des Karakters beginnen, dieser aber an dem Schönen und Erhabenen sich aufrichten muß? Aber vielleicht hat meine Vorliebe für schöne Wissenschaft und Kunst mich hingerissen, ihnen Wirkungen zuzutrauen, deren sie nicht fähig sind. Vielleicht hätte ich vor allem andern den Einfluß ästhetischer Kultur<text:alphabetical-index-mark text:string-value="Kultur"/> auf die sittliche außer Zweifel setzen sollen. Erlauben Sie mir also, gnädigster Prinz, daß ich die Ausführung dieses Beweises dem folgenden Brief aufbehalte, da der gegenwärtige seine Grenzen schon so weit überschritten hat. </text:p>
      <text:p text:style-name="Text_20_body">Möchte dieser erste Versuch, Materien von dieser ungeschmeidigen Natur in das leichte Gewand eines Briefs einzukleiden, Ew. Durchlaucht nicht abgeschreckt haben, Sich diese Unterhaltung noch fernerhin von mir gefallen zu lassen! Mit rascheren Schritten kann ich den angefangenen Weg jetzt verfolgen, nachdem ich damit fertig geworden bin, die Karte des Landes aufzunehmen, durch welche Ihre ermunternde Aufmerksamkeit mich begleiten will; und so lange mußte ich diesen ersten Brief zurückhalten. Jetzt bin ich vollkommen frey, und werde mich in vollem Maße der gnädigen Erlaubniß bedienen, womit Ew. Durchl. Mich erfreuet haben. </text:p>
      <text:p text:style-name="Text_20_body">Zugleich unterstehe ich mich, einen gedruckten Aufsatz von verwandtem Innhalte beyzulegen, in dem ich einige der Ideen angekündigt und niedergelegt habe, deren nähere Entwicklung mich nunmehr beschäftigen wird. </text:p>
      <text:p text:style-name="Text_20_body"><text:span text:style-name="Référence_20_intense">[145]</text:span> Baggesen, der gegenwärtig noch hier ist, verschafft mir sehr angenehme Stunden, und die schönsten darunter sind immer diejenigen, wo er uns das Bild eines Prinzen zeichnet, der seinem Herzen der unerschöpflichste Gegenstand ist, und der stets einer der theuersten seyn und bleiben wird von dem Herzen desjenigen, der sich mit tiefster Devotion und Ehrfurcht nennt </text:p>
      <text:p text:style-name="Text_20_body"><text:soft-page-break/>Eurer Hochfürstlichen Durchlaucht <text:line-break/>Unterthänigsten und verbundensten </text:p>
      <text:p text:style-name="Text_20_body">Friedrich Schiller.</text:p>
      <text:h text:style-name="P5" text:outline-level="1"><text:bookmark-start text:name="__RefHeading__65_1800196833"/>An Herzog Christian Friedrich von Augustenburg. <text:bookmark-end text:name="__RefHeading__65_1800196833"/></text:h>
      <text:p text:style-name="Text_20_body">Ludwigsburg in Schwaben, den 11. Nov. [Montag] 1793. </text:p>
      <text:p text:style-name="Text_20_body">Durchlauchtigster Prinz! </text:p>
      <text:p text:style-name="Text_20_body">In dem Zeitraum, der zwischen Absendung dieses und des vorhergehenden Briefes verflossen ist, habe ich mein Vaterland nach einer vieljährigen Verbannung aus demselben wiedergesehen, ich bin Vater eines Sohnes geworden und habe neue langwierige Anfälle meiner alten Krankheit ausgestanden. Dieser Zusammenfluß fröhlicher Zerstreuungen und trauriger Zufälle verzögerte die Vollendung und Absendung des Einschlusses, und ich verliere jetzt keinen Augenblick, den abgerissenen Faden wieder anzuknüpfen. Wie aufmunternd war mir die Versicherung ew. Durchl., daß dieser Briefwechsel Ihnen einige Unterhaltung verschafft, und daß Sie einen raschen Gang desselben nicht ungern sehen. Auch hoffe ich Ihnen durch die Folge zu beweisen, daß es nicht meine, sondern meines Schicksals Schuld ist, wenn ich bisher hinter Ihren Erwartungen und meinen eigenen Wüschen zurückgeblieben bin. </text:p>
      <text:p text:style-name="Text_20_body">Aber eine Verbindlichkeit auf meiner Seite darf auf der Ihrigen, Vortrefflichster Prinz, durchaus keine nach sich <text:span text:style-name="Référence_20_intense">[146]</text:span> ziehen. Jeder Federzug von Ihrer Hand, womit Sie meine Briefe zu beantworten würdigen, wird mir ein kostbares Geschenk seyn; aber es zu erwarten werde ich mir nie erlauben. Es ist nichts, was ich gegen Menschen, die ich hochschätze und liebe, weniger verletzen möchte, als ihre Freiheit. Eine sehr schmeichelhafte Stelle Ihres Briefes, worin Ew. Durchl. Sich herablassen, mir einen Grund Ihrer verzögerten Antwort anzugeben, veranlaßt mich zu dieser Erklärung. </text:p>
      <text:p text:style-name="Text_20_body">Baggesen hat mir Ew. Durchl. gerade so geschildert, wie Graff in Dresden und jeder gute Bildnißmahler portraitiert. Er hat Ihnen keine fremde Züge geliehen, und dies allein nenne ich ein Gemählde schmeicheln; er hat blos die Ihrigen idealisiert, und der Zeichnung, die er mir von Ihnen machte, durch den Ausdruck seiner Empfindungen ein erhöhteres Kolorit gegeben. Einen Karakter verschönern und einen Karakter idealisieren sind mir aber zwey ganz verschiedene Dinge. Dieses letzte kann nur der vortreffliche Künstler; jenes ist der gewöhnliche Behelf des mittelmäßigen. Jeder individuelle Menschenkarakter ist wieder seine eigene Gattung, und die augenblicklichen Erscheinungsweisen sind nur verschiedene Arten dieser Gattung. Diese augenblicklichen Erscheinungsweisen sind zum Theil zufällig, weil äußere vorübergehende Umstände darauf Einfluß haben, und weil sie nicht vom Karakter allein ausgehen, so können sie auch kein treues Bild desselben seyn. Um dieses treue Bild zu erhalten, muß man das Innere und Bleibende, was ihnen zum Grund liegt, von dem Zufälligen abzusondern wissen, man muß die Gattung oder das Generische dieser Individualität aufsuchen, und das nenne ich ein Portrait idealisieren. Die Eigenthümlichkeit eines Karakters verliert bey dieser Operation nicht nur gar nichts, sondern sie kann nur auf diesem einzigen Wege gefunden werden; denn weil man nur das Zufällige und was von außen kommt, davon abgezogen hat, so muß das Innere und bleibende desto reiner zurückbleiben. Freilich wird ein, auf diese Art <text:span text:style-name="Référence_20_intense">[147]</text:span> entworfenes Bild dem Original in keinem einzigen Momente vollkommen gleichen, aber es wird ihm im Ganzen desto treuer seyn. </text:p>
      <text:p text:style-name="Text_20_body">Ein solches Bild hat mir Baggesen, vielleicht ohne es zu wissen oder zu wollen, von Ew. Durchl. entworfen, und die treffende Uebereinstimmung dieses Bilds mit allem dem, worin Ihr Geist und Herz sich mir offenbaren konnte, verbürgt mir die Aechtheit seiner Schilderung. Erlauben Sie mir also, mein Hochachtungswürdigster Prinz, daß ich Ihnen die Gerechtigkeit erzeige, die Sie Selbst Sich zu versagen scheinen. </text:p>
      <text:p text:style-name="Text_20_body">Ich habe mich in einigen Stellen meines vorigen Briefes etwas unbestimmt ausgedrückt, und Eure Durchl. geben mir durch Ihre geistreiche Bemerkung Gelegenheit, meinen Fehler zu verbessern. Ich habe das Bedürfniß unserer Zeit auf die praktische Ausbildung eingeschränkt, und der theoretischen Kultur<text:alphabetical-index-mark text:string-value="Kultur"/> des Jahrhunderts ein günstigeres Zeugniß gegeben, als sie Ihnen, <text:soft-page-break/>Gnädigster Prinz, bis jetzt zu verdienen scheint. Vielleicht kann ich durch eine bestimmtere Erklärung Ihren Zweifel auflösen. </text:p>
      <text:p text:style-name="Text_20_body">Es ist vollkommen wahr, wie Ew. Durchlaucht behaupten, daß der größere Theil des Uebels, welches wir dem laufenden Jahrhundert zum Vorwurf machen, in nicht genug berichtigten Begriffen und Vorurtheilen seinen Grund hat, und von einer Verfinsterung der Köpfe zeugt, die dem Zeitalter der Aufklärung sehr wenig Ehre bringt. Mangel an theoretischer Kultur<text:alphabetical-index-mark text:string-value="Kultur"/> ist daher allerdings eine der nächsten Ursachen der Verwilderung, an der unsre Zeitgenossen krank liegen – eine der nächsten Ursachen, aber die letzte nicht. Denn ich frage wieder: woher dieser Mangel theoretischer Kultur<text:alphabetical-index-mark text:string-value="Kultur"/> bey allen Riesenschritten der Philosophie, bey allem Licht, das eine gründlichere Kenntniß der Natur, ein tieferes Studium des Menschen und seiner Verhältnisse aufstreckte, bei allen Bemühungen denkender Köpfe, diese Kenntnisse zu verbreiten und allgemein zu machen? Das Magazin ist gefüllt und aller Welt geöffnet, aus dem der <text:span text:style-name="Référence_20_intense">[148]</text:span> gemeinste Menschenverstand Licht und Wahrheit schöpfen kann – warum sind derer so wenige – welche daraus schöpfen? Das Zeitalter ist aufgeklärt, damit will ich sagen, die Kenntnisse sind wirklich gefunden und ausgestellt, welche unsre Begriffe berichtigen könnten. Eine gesündere Philosophie hat die Wahnbegriffe unterwühlt, worauf der Aberglaube seinen Schattenthron erbaut, – warum steht dieser Thron noch jetzt? Eine bessere Moral hat unsre Politik, unsre Legislation, unser Staatsrecht gemustert, und das Barbarische in unsern Gewohnheiten, das Mangelhafte in unsern Gesetzen, das Ungereimte in unsern Convenienzen und Sitten aufgedeckt – woran liegt es, daß wir nichts desto weniger noch Barbaren sind? </text:p>
      <text:p text:style-name="Text_20_body">Es muß also in den Gemüthern der Menschen etwas vorhanden seyn, was der Aufnahme der Wahrheit, auch wenn sie noch so hell strahlte, im Wege steht, und was sie hindert, sich in den Besitz des Bessern zu setzen, das ihnen zur Schau getragen wird. Die Alten haben es geahndet, und es liegt in dem vielbedeutenden Ausdruck versteckt: Sapere aude. </text:p>
      <text:p text:style-name="Text_20_body">Ermanne Dich, weise zu seyn. Kraft und Energie des Entschlusses gehört also dazu, die Hindernisse zu besiegen, welche theils die natürliche Trägheit des Geistes, theils die Feigheit des Herzens der Aufnahme der Wahrheit entgegensetzen. Nicht umsonst wird uns die Weisheitsgöttin in der Fabel als eine Kriegerinn vorgestellt, die in voller Rüstung aus Jupiters Haupte stieg. Denn schon die erste Verrichtung der Weisheit in den Köpfen ist kriegerisch. Schon in ihrer Geburt muß sie den schweren Kampf mit der Sinnlichkeit bestehen, als daß sie die Epoche der Mündigkeit nicht so weit als möglich zurücksetzen sollte. </text:p>
      <text:p text:style-name="Text_20_body">Der zahlreichere Theil der Menschen wird durch den harten Kampf mit dem physischen Bedürfniß viel zu sehr ermüdet und abgespannt, als daß er sich zu einem neuen und innern Kampf mit Wahnbegriffen und Vorurtheilen aufraffen sollte. Das ganze Maaß seiner Kraft erschöpft die Sorge <text:span text:style-name="Référence_20_intense">[149]</text:span> <text:s/>für das Nothwendige, und hat er dieses mühsam errungen, so ist Ruhe und nicht neue Geistesarbeit sein Bedürfniß. Zufrieden, daß er selbst nur nicht denken darf, läßt er andre gern über seine Begriffe die Vormundschaft führen, und erspart sich durch eine blinde Resignation in fremde Weisheit die saure Nothwendigkeit der eigenen Prüfung. Geschieht es, daß in seinem Kopf und Herzen sich höhere Bedürfnisse regen, so ergreift er mit hungrigem Glauben die Formeln, welche der Staat und das Priesterthum für diesen Fall in Bereitschaft halten, und womit es ihnen von jeher gelungen ist, das erwachte Freiheitsgefühl ihrer Mündel abzufinden. </text:p>
      <text:p text:style-name="Text_20_body">Man wird daher immer finden, daß die gedrücktesten Völker auch die borniertesten sind; daher muß man das Aufklärungswerk bey einer Nation mit Verbesserung ihres physischen Zustandes beginnen. Erst muß der Geist vom Joch der Nothwendigkeit losgespannt werden, ehe man ihn zur Vernunftfreiheit führen kann. Und auch nur in diesem Sinn hat man Recht, die Sorge für das physische Wohl der Bürger als die erste Pflicht des Staats zu betrachten. Wäre das physische Wohl nicht die Bedingung, unter welcher allein der Mensch zur Mündigkeit seines Geistes erwachen kann; um seiner selbst willen würde es bey weitem nicht so viel Aufmerksamkeit und Achtung verdienen. Der Mensch ist noch sehr wenig, wenn er <text:soft-page-break/>warm wohnt und sich satt gegessen hat, aber er muß warm wohnen und satt zu essen haben, wenn sich die bessere Natur in ihm regen soll. </text:p>
      <text:p text:style-name="Text_20_body">Diese unglückliche Menschenklasse, welche ihre besten Kräfte im Ringen mit der physischen Noth verzehrt, verdient indessen mehr unser Mitleid als unsre Verachtung, wenn sie nicht zum Licht der Vernunft erwacht. Aber diese Entschuldigung kommt denjenigen nicht zu statten, welche ein besseres Loos vom Joch der Nothwendigkeit entbindet, aber ihre eigene Wahl und Neigung zu Sclaven der Sinne macht. Was jenen der Zwang ihrer Lage verbietet, davon schreckt diese eine strafbare Weichlichkeit ab. Man muß sich <text:span text:style-name="Référence_20_intense">[150]</text:span> ermannen zur Weisheit, und das mögen sie nicht. Der Entschluß zur Aufklärung ist ein Wagestück, welches Losreißung aus dem Schoße der Trägheit, Anspannung aller Geisteskräfte, Verleugnung vieler Vortheile und eine Beharrlichkeit des Muths erfordert, die dem verzärtelten Sohn der Lust viel zu schwer wird. Sie ziehen den Dämmerschein dunkler Begriffe, wobey man lebhaft empfindet, und die freiere Phantasie sich nach eigenem Belieben bequeme Gestalten bildet, dem Tageslicht deutlicher Erkenntnisse vor, die das beliebte Blendwerk ihrer Träume verjagen. Das unbestimmte ist ihnen gerade recht, weil sie dadurch überhoben werden, sich nach den Dingen zu richten, und sich einbilden können, der Natur das Gesetz vorzuschreiben. Sie fliehen die Aufklärung nicht blos um der Mühe willen, womit sie erworben werden muß; sie fürchten sie eben so sehr um der Resultate willen, zu denen sie führt. Sie sind bange, die Lieblingsideen aufgeben zu müssen, denen nur die Dunkelheit günstig ist, und mit ihren Wahnbegriffen zugleich die Grundsäulen einstürzen zu sehen, die das morsche Gebäude ihrer Glückseligkeit tragen. Wie viele Menschen giebt es, deren ganzes Lebensglück auf einem Vorurtheil ruhet, das bey dem ersten ernsthaften Angriff des Verstandes zusammenfallen muß! Wie viele giebt es, die ihren ganzen Werth in der Gesellschaft auf ihren Reichthum, auf ihre Ahnen, auf körperliche Vorzüge gründen! Wie viel andere, die mit zusammengerafften Gedächtnißschätzen, mit einem unschmackhaften Witze, mit einer Scheingröße des Talents prunken, und im Wahn einer Wichtigkeit glücklich sind, die keine Probe aushalten würde. Alle diese Menschen müßten die Aufklärung mit dem harten Opfer ihres beßten Reichthums erkaufen, sie müßten damit anfangen, alles zu verlieren, worauf sie stolz gewesen sind, ehe sie die Vortheile der bessern Erkenntniß schmeckten. Um aber einen, dem ersten Anschiene nach so mißlichen Tausch zu treffen, müssen sie eine Verläugnungsgabe, eine Stärke des Geistes, eine Energie des Entschlusses besitzen, die man aus den <text:span text:style-name="Référence_20_intense">[151]</text:span> Armen der Üppigkeit selten mitzubringen pflegt. Sie müßten sich Herz fassen zur Weisheit, weil es in der That Herzhaftigkeit erfordert, seine gegenwärtigen Besitzungen für Güter der Erwartung aufzugeben. </text:p>
      <text:p text:style-name="Text_20_body">Diese Männlichkeit des Geistes ist der Gegenstand praktischer Kultur<text:alphabetical-index-mark text:string-value="Kultur"/>, und in so fern also Energie des Entschlusses nöthig ist, um aus dem Zustand verworrener Begriffe zu deutlichen Erkenntnissen überzugehen, muß der Weg zu der theoretischen Kultur<text:alphabetical-index-mark text:string-value="Kultur"/> durch die praktische geöffnet werden. Aus diesem Grunde, Gnädigster Prinz, hielt sich mich für berechtigt, die letztere für das dringendere Bedürfniß unsrer Zeit zu erklären, weil alle Erfahrungen mich überzeugen, daß nicht sowohl objektive Hindernisse (Unzulänglichkeit der Wissenschaft) als vielmehr subjektive Hindernisse (Fehler des Willens) sich der Aufklärung entgegensetzen, und daß es bloß an der Schlaffheit des Geistes liegt, wenn wir jetzt noch das Joch der Vorurtheile tragen. </text:p>
      <text:p text:style-name="Text_20_body">Indem ich behaupte, daß die Kultur<text:alphabetical-index-mark text:string-value="Kultur"/> des Geschmacks diesem Uebel abhelfe, und das wirksamste Mittel sey, die Gebrechen des Zeitalters zu verbessern, so bin ich weit entfernt, sie für das Einzige zu halten, und den großen Antheil zu übersehen, den eine gründliche Forschung der Natur und eine pragmatische Philosophie an der Bildung des Menschengeschlechts haben. Nur, ist meine Meinung, werden sich Philosophie und Erfahrung so lange umsonst vereinigen, den Menschen über das Wesen der Dinge und über seine Pflichten aufzuklären, als die subjektiven Hindernisse nicht hinweggeräumt worden, welche seinen Sinn vor der Kenntniß der Wahrheit verschließen, und, wenn diese auch wirklich den <text:soft-page-break/>Zugang zu ihm gefunden, ihm das Vermögen rauben, sich seiner bessern Einsicht gemäß zu betragen. Diese schlimme Disposition zu verbessern, ist meiner Meinung nach das Werk der ästhetischen Kultur<text:alphabetical-index-mark text:string-value="Kultur"/>, welche also der wissenschaftlichen beständig zur Seite gehen muß. Der Geschmack allein vermehrt unser Wissen nicht, berichtigt unsre Begriffe nicht, lehrt uns nichts über die <text:span text:style-name="Référence_20_intense">[152]</text:span> Objeckte. Die Wissenschaft allein reicht ebenso wenig hin, unsre Grundsätze nach unserm bessern Wissen umzuformen, und unsre Kenntnisse zu praktischen Maximen zu erheben. Sie giebt uns nur die Materialien zur Weisheit; jener hingegen gewinnt unser Herz dafür, und verwandelt sie in unser Eigenthum. </text:p>
      <text:p text:style-name="Text_20_body">Nach dieser vorläufigen Erklärung, Gnädigster Prinz, glaube ich Sie auf die Fortsetzung der angefangenen Betrachtungen verweisen zu dürfen, welche in dem Einschluß enthalten ist. nichts kann zugleich schmeichelhafter und belehrender für mich seyn als Ihre Zweifel; sie überzeugen mich, daß Sie meine Ideen eines prüfenden Auges würdigen, und verschaffen mir Gelegenheit, das Mangelhafte derselben zu ergänzen. </text:p>
      <text:p text:style-name="Text_20_body">Mit den lebhaftesten Empfindungen der Ehrfurcht, Dankbarkeit und Liebe ersterbe ich </text:p>
      <text:p text:style-name="Text_20_body">Eurer Hochfürstlichen Durchlaucht verpflichtetster </text:p>
      <text:p text:style-name="Text_20_body">F. Schiller </text:p>
      <text:p text:style-name="Text_20_body"/>
      <text:p text:style-name="P7">[<text:span text:style-name="T4">Einschluß</text:span>.]</text:p>
      <text:p text:style-name="Text_20_body">Durchlauchtigster Prinz, </text:p>
      <text:p text:style-name="Text_20_body">In meinem vorigen Briefe habe ich die beiden Extreme, Verwilderung und Erschlaffung, als die herrschenden Gebrechen des gegenwärtigen Zeitalters angegeben, und die Kultur<text:alphabetical-index-mark text:string-value="Kultur"/> des Geschmacks als das wirksamste Mittel vorgestellt, diesem doppelten Uebel zu begegnen. Wie ein kultivierter Geschmack diese Wirkung leisten kann, das ist es, Gnädigster Prinz, wovon der gegenwärtige Brief Sie unterhalten wird; und ich beantworte diese Frage um so lieber, weil sie mir Gelegenheit giebt, ein Mißverständniß zu berichtigen, das nicht selten auch das Urtheil philosophischer Köpfe über diesen Gegenstand irre leitet. </text:p>
      <text:p text:style-name="Text_20_body"><text:span text:style-name="Référence_20_intense">[153]</text:span> Es ist schon so oft wiederhohlt worden, daß ein verfeinertes Gefühl des Schönen Karakter und Sitten veredle, daß es vielleicht überflüssig scheint, diese Materie einer neuen Untersuchung zu unterwerfen. Man beruft sich auf das Beyspiel der gesittetsten aller Nationen des Alterthums, die der Schönheit bekanntlich auch am meisten gehuldigt hat, und auf das entgegengesetzte Beyspiel jener barbarischen Völker alter und neuer Zeit, die ihre Vernachlässigung des Geschmacks durch eine traurige Verwilderung büßen. Aber so sehr auch diese Erfahrungen zum Vortheil der schönen Künste zu sprechen scheinen, so fällt es dennoch zuweilen denkenden Köpfen ein, entweder das Faktum zu läugnen, oder die Rechtmäßigkeit der Schlußfolge anzugreifen. Sie denken nicht ganz so schlimm von jener Verwilderung, die man den ungebildeten Völkern zum Vorwurf macht, und nicht ganz so günstig von jener Verfeinerung, die man an den gebildeten preiset. Ja, sie gehen so weit, zu behaupten, daß der Gewinn das Opfer nicht werth sey. Schon im Alterthum gab es Männer, die die schöne Kultur<text:alphabetical-index-mark text:string-value="Kultur"/> für nichts weniger als eine Wohlthat hielten, und deswegen sehr geneigt waren, den Künsten des Geschmacks den Eintritt in ihre Republik zu verweigern. </text:p>
      <text:p text:style-name="Text_20_body">Und in der That wird man kaum einen einzigen Fall in der Geschichte aufweisen können, wo ästhetische Kultur<text:alphabetical-index-mark text:string-value="Kultur"/> mit bürgerlicher Tugend und politischer Freiheit Hand in Hand gegangen wäre. So lange Griechenland seine Unabhängigkeit behauptete und unter seinen Bürgern Mitiade, Aristiden und Epaminondasse zählte, waren Geschmack und Kunst noch in ihrer Kindheit; als unter Perikles und Alexandern das goldene Alter der Künste erschien, war es vorbey mit Griechenlands Tugend und Freiheit. Die Römer, wissen wir, mußten sich erst unter das Joch der Julischen Familie beugen, ehe sie die griechische Kunst adoptierten und den sanften Einfluß der Grazien und Musen empfanden. Auch den Arabern ging die Morgenröthe der Kultur<text:alphabetical-index-mark text:string-value="Kultur"/> nicht eher auf, als bis die Energie ihres Kriegerischen <text:span text:style-name="Référence_20_intense">[154]</text:span> Geistes unter der unumschränkten Herrschaft der Abbassiden erschlafft war. In dem neueren Italien erschien bekanntlich die schöne Kunst nicht eher, als nachdem der republikanische Geist unterdrückt war, und der herrliche Lombardische Bund sich aufgelöst hatte. Ich darf Ew. Durchl. nicht erst an das Beyspiel Frankreichs erinnern, das die Epoche seiner Verfeinerung von der Epoche seiner völligen Unterjochung datiert, und in der Person seines vierzehnten Ludwigs zugleich den Wiederhersteller des Geschmacks verehrt und den fruchtbarsten Unterdrücker seiner Freiheit verabscheut. Wo wir nur hinsehen in der Geschichte finden wir, daß Geschmack und Freiheit einander fliehen, und die Kunst nur auf dem Grabe des Heroismus sich ihren Thron aufrichtet. </text:p>
      <text:p text:style-name="Text_20_body">Und doch ist gerade diese Energie des Karakters, womit gewöhnlich die ästhetische Verfeinerung erkauft wird, die wirksamste Feder alles Großen und Trefflichen im Menschen, die kein anderer noch so großer Vorzug ersetzen kann. Wenn es also wirklich an dem wäre, daß die Kultur<text:alphabetical-index-mark text:string-value="Kultur"/> des Geschmacks nothwendig damit erkauft werden müßte, so hätte man in der That großes Unrecht, die ästhetische Kultur<text:alphabetical-index-mark text:string-value="Kultur"/> als das Werkzeug zu betrachten, wodurch die sittliche befördert wird. Auf diesen erschlaffenden Einfluß des Schönen berufen sich gewöhnlich auch die Verächter desselben, um die Künste des Geschmacks als die schlimmsten Feinde der Menschheit<text:alphabetical-index-mark text:string-value="Menschheit"/> zu verschreyen, und diese Beschuldigung wird nur allzuoft durch den Geist der Frivolität, Oberflächlichkeit, Willkührlichkeit und Spielerey gerechtfertigt, der die Liebhaber des Schönen sowohl im Denken als Handeln zu <text:soft-page-break/>karakterisieren pflegt. Die schöne Welt im Gegentheil setzt den wohlthätigen Einfluß der Schönheitsgefühle vorzugsweise in diese ihre schmelzende Kraft, </text:p>
      <text:p text:style-name="Text_20_body">Scilicet ingenium placida mollitur ab arte<text:line-break/>und an einem andern Ort:<text:line-break/>Didicisse fideliter artes <text:line-break/>Emollit mores nec sinit esse feros.</text:p>
      <text:p text:style-name="Text_20_body"><text:span text:style-name="Référence_20_intense">[155]</text:span> und zum Beweis davon läßt sie uns den barbarischen Geschmack und die Rohigkeit bemerken, wodurch sich die Grazien an ihren Feinden zu rächen pflegen. Vielleicht haben beide Theile nicht so ganz Unrecht, und es ist der Mühe nicht unwerth, den Grund eines Streits aufzudecken, der zwey gleich achtungswürdige Partheyen, die Gelehrte und die Schöne Welt, schon so lange verhindert hat, einander Gerechtigkeit widerfahren zu lassen. </text:p>
      <text:p text:style-name="Text_20_body">Der Grund dieses Widerspruchs liegt augenscheinlich in der gemischten Natur des Menschen, und in dem doppelten Bedürfniß, das daraus herfließt. Beide Partheyen streiten blos deswegen, weil jede ein anderes Bedürfniß der Menschheit<text:alphabetical-index-mark text:string-value="Menschheit"/> vor Augen hat, und sie haben blos darin Unrecht, daß jede ausschließend nur auf ein einziges Bedürfniß achtet. Der ganze Widerspruch löst sich auf, sobald wir seine Quelle entdeckt haben werden. </text:p>
      <text:p text:style-name="Text_20_body">Der Mensch, als sinnliches Wesen, wird durch Triebe geleitet, die ohne Aufhören geschäftig sind, seine rationale Freiheit zu unterdrücken, d. i. ihn des Vermögens zu berauben, sich nach Grundsätzen zu bestimmen. Diese blinde Macht der Natur in ihm, diese blos sinnliche Energie darf nicht nur, sondern muß gebrochen werden, und eine Erschlaffung in diesem Sinn ist ein nothwendiger großer Schritt zur Kultur<text:alphabetical-index-mark text:string-value="Kultur"/>. Der erschlaffende Einfluß des Schönen ist also unstreitig eine Wohlthat, insofern er sich nur an der Sinnlichkeit äußert; und die Verfechter des Schönen haben vollkommen Recht, so lange sie nur den rohen Naturmenschen oder die rohe Natur in dem kultivierten vor Augen haben. </text:p>
      <text:p text:style-name="Text_20_body">Aber diese Erschlaffung der Sinnlichkeit, welche das Schöne bewirken soll, und die Würde des Menschen erheischt, darf nicht von sinnlichem Kraftmangel und Erschöpfung herrühren, sondern die Selbstthätigkeit des Geistes muß ihre Quelle seyn, und die Freiheit der Vernunft muß der Macht der Naturtriebe Grenzen setzen. Diese Schmelzung und Erschlaffung, welche der Dichter meint, ist <text:span text:style-name="Référence_20_intense">[156]</text:span> keine Wirkung der Schwäche, welche nur Verachtung verdiente; sie ist die Wirkung einer höhern und geistigen Thätigkeit, sie ist eine Handlung des Geistes. Nur an den Geist darf der Sinn verlieren. </text:p>
      <text:p text:style-name="Text_20_body">Die erschlaffende Wirkung des Schönen hört also auf, wohlthätig zu seyn, und wird verderblich, sobald sie sich in der Geistigkeit äußert, und die Verächter desselben haben also vollkommen Recht, ihm aus dieser Eigenschaft einen Vorwurf zu machen, sobald sie dieselbe auf den rationalen Menschen anwenden. </text:p>
      <text:p text:style-name="Text_20_body">Der sinnliche Mensch kann nicht genug aufgelöst, der rationale nicht genug abgespannt werden, und alles, was zur Kultur<text:alphabetical-index-mark text:string-value="Kultur"/> der Menschlichkeit gethan werden kann, läuft auf diese Regel hinaus: „die sinnliche Energie durch die geistige zu beschränken.“ </text:p>
      <text:p text:style-name="Text_20_body">Wenn also die ästhetische Bildung diesem doppelten Bedürfniß begegnet, wenn sie auf der einen Seite die rohe Gewalt der Natur entwaffnet und die Thierheit erschlafft, wenn sie auf der andern die selbstthätige Vernunftkraft weckt und den Geist wehrhaft macht, so (und auch nur so) ist sie geschickt, ein Werkzeug zur sittlichen Bildung abzugeben. Diese doppelte Wirkung ist es, die ich von der schönen Kultur<text:alphabetical-index-mark text:string-value="Kultur"/> unnachlaßlich fodre, und wozu sie auch im Schönen und Erhabenen die nöthigen Werkzeuge findet. </text:p>
      <text:p text:style-name="Text_20_body">Vermittelst des Schönen arbeitet sie der Verwilderung, vermittelst des Erhabenen der Erschlaffung entgegen, und nur das genaueste Gleichgewicht beider Empfindungsarten vollendet den Geschmack. Die bloße Empfänglichkeit für das Erhabene reicht bey weitem nicht hin, den Menschen aus dem Stand der Wildheit zu reißen, und ebenso wenig kann eine einseitige Richtung des Geschmacks zu dem Schönen ihn vor Weichlichkeit schützen. <text:soft-page-break/>Vielmehr lehrt die Erfahrung, daß die erhabene Anspannung des Gemüths, wo keine Schönheitsgefühle sie mildern, eine gewisse Härte, ja oft sogar Rohheit begünstigt, und daß im Gegentheil die Hinschmelzung des Gefühls bei dem Schönen, wo das <text:span text:style-name="Référence_20_intense">[157]</text:span> Erhabene nicht entgegen arbeitet, zuletzt in Entnervung ausartet. Denn eben weil die Wirkung des Erhabenen ist, das Gemüth zu spannen und seine Schnellkraft zu vermehren, so geschieht es nur allzu leicht, daß mit dem Karakter auch die Affekte erstarken, und die sinnliche Natur an einem Kraftgewinne Theil nimmt, der nur der geistigen gelten sollte; daher findet man in den heroischen Weltaltern die erhabensten Tugenden oft mit den rohesten Lastern gepaart. Und weil die Wirkung des Schönen ist, das Gemüth aufzulösen, so geschieht es ebenso leicht, daß mit der rohen Energie der Affekte auch zuletzt der Karakter schmilzt, und die geistige Natur an einer Abspannung Theil nimmt, die nur der sinnlichen gelten sollte; daher findet man in den verfeinerten Weltaltern das zarteste Gefühl für Harmonie, Schönheit und Ordnung nicht selten mit der schändlichsten Entwürdigung des Karakters gepaart. </text:p>
      <text:p text:style-name="Text_20_body">Für den Menschen aus der Hand der Natur ist also nicht sowohl das Erhabene als das Schöne Bedürfniß; denn von Größe und Kraft ist er längst gerührt, ehe er für die Reize der Schönheit anfängt, empfindlich zu werden. Für den Menschen aus der Hand der Kunst ist hingegen das Erhabene Bedürfniß, denn nur allzugerne verscherzt er im Stand der Verfeinerung eine Kraft, die er aus dem Stand der Wildheit herüberbrachte. </text:p>
      <text:p text:style-name="Text_20_body">Doch diese Unterscheidung, Gnädigster Prinz, die mir auf Vernunft und Erfahrung gegründet scheint, wird, wie ich glaube, die Mißhelligkeit gehoben, die man in den Urtheilen der Menschen über den Werth der ästhetischen Kultur<text:alphabetical-index-mark text:string-value="Kultur"/> und ihren Zusammenhang mit der sittlichen antrifft, und zugleich wird dadurch der Gesichtspunkt eröffnet, aus welchem das Verhältniß des Geschmacks und der Künste zu der Menschheit<text:alphabetical-index-mark text:string-value="Menschheit"/> im Ganzen gewürdigt werden muß. Ich habe also die doppelte Behauptung zu rechtfertigen: erstlich, daß es das Schöne sey, was den rohen Sohn der Natur verfeinert, und den blos sensualen Menschen zu einem rationalen erziehen hilft; zweitens, daß es das Erhabene <text:span text:style-name="Référence_20_intense">[158]</text:span> sey, was die Nachtheile der schönen Erziehung verbessert, dem verfeinerten Kunstmenschen Federkraft ertheilt und mit den Vorzügen der Verfeinerung die Tugenden der Wildheit vereinbart. </text:p>
      <text:p text:style-name="Text_20_body">Wenn Eure Durchl. mich jetzt eine Zeitlang vielleicht zu dogmatisch finden, so vergeben Sie es für diesmal dem Innhalt, der nicht wohl eine freyere Behandlung zuläßt, ohne an Bündigkeit, worauf es hier vorzüglich ankommt, zu verlieren. Vielleicht gelingt es mir, die schwerfälligere Form durch das Interesse des Stoffs wieder gut zu machen, und ihren reinen Wahrheitssinn desto eher zu befriedigen, je weniger ich Ihre Einbildungskraft zu bestechen suche. </text:p>
      <text:p text:style-name="Text_20_body">Die Schönheit, habe ich gesagt, hilft die Anlage zur Rationalität in dem sensualen Menschen entwickeln. Der Mensch nemlich ist seiner doppelten Bestimmung gemäß mit einer doppelten Anlage ausgestattet. Die Natur bestimmt ihn, zu empfinden und unmittelbar aus Empfindung zu handeln. Die Vernunft bestimmt ihn, zu denken und unmittelbar aus reinem Denken zu handeln. </text:p>
      <text:p text:style-name="Text_20_body">In der Natur, (darunter verstehe ich den Kausal- und Final-Zusammenhang der Dinge) soll der Mensch sich als eine Kraft beweisen, und der Grund gewisser Wirkung seyn. Das ist, überhaupt gesprochen, seine Naturbestimmung. Der Zweck der Natur mit ihm ist also nicht er selbst, sondern seine Wirkungen. Seinen Naturzweck erfüllt er vollkommen schon durch den Innhalt oder das Materiale seines Handelns, wie es auch um den Bestimmungsgrund oder das Formale dieses Handelns stehen möge. Weil es für den Zusammenhang der Dinge nothwendig ist, daß etwas bestimmtes durch ihn geschehe, wie dieses geschehe aber für den Naturzweck vollkommen gleichgültig ist, so hat die Natur ihre Zwecke mit ihm dadurch gesichert, daß sie ihm durch Empfindungen vorschrieb, was er wirken soll, und ihn also seine physische Bestimmung auch blos physisch und als bloße Naturkraft erfüllen läßt. </text:p>
      <text:p text:style-name="Text_20_body"><text:soft-page-break/><text:span text:style-name="Référence_20_intense">[159]</text:span> Alle Naturkräfte nemlich sind leidende Kräfte; sie wirken blos, je nachdem auf sie gewirkt wird, und der Mensch ist also da, wo er unmittelbar aus Empfindung handelt, und was dieses Handeln betrifft, blos ein leidendes Glied in der Verkettung der Dinge. Die Natur treibt die Masse durch die Gravitation, das Organ durch die Vegetation, das vernunftlose und vernünftige Thier durch Begehrungskraft und Empfindung. </text:p>
      <text:p text:style-name="Text_20_body">Dies gilt ohne Unterschied von jeder Thätigkeit des Menschen, die sich auf ein vorhergegangenes Bedürfniß bezieht. Er erfüllt in allen solchen Fällen blos einen physischen Zweck und erfüllt ihn blos als eine physische Kraft, wie hyperphysisch auch dasjenige seyn möge, was dieses Bedürfniß in ihm entstehen ließ. </text:p>
      <text:p text:style-name="Text_20_body">Selbst die sogenannten moralischen Empfindungen, welche aus Gedanken entspringen und in dem vernünftigen Theil unsers Wesens gegründet sind, sind davon nicht ausgeschlossen. Als Empfindungen sind sie blos Affektionen der leidenden Kraft, und bloße Mittel der Natur, wodurch dieselbe gewisse physische Zwecke, wie z. B. Aufmunterung zur Thätigkeit, gesellschaftliche Verbindungen, gegenseitige Hülfleistung und dergl. befördert. Wo wir unmittelbar aus diesen Empfindungen agieren, da handelt eigentlich die Natur, und nicht wir als Personen. Und weil die Natur selbst von der Tugend nichts als ihre physischen Folgen braucht, so wird sie gleich gut bedient, wenn diese physischen Folgen auch durch etwas anderes als Tugend herbeygeführt werden. Auch kann die Natur, da ihre Zwecke pressieren, nicht auf unsere moralische Ausbildung warten (weil sie da lange warten müßte!) daher sie den sicherern und kürzeren Weg erwählt, und dasjenige selbst, d. i. durch unsere leidende Kraft, verrichtet, was sie von uns, nemlich unsrer thätigen Kraft, nicht mit Sicherheit erwarten kann. Mit andern Worten: die Natur regiert uns ebenso durch moralische Empfindungen, als durch sinnliche Gefühle, und hat das Menschengeschlecht schon Jahrtausende dadurch <text:span text:style-name="Référence_20_intense">[160]</text:span> regiert. Sie kann es, weil ihr nur an dem Effekt, nicht an dem moralischen Werth unsers Handels liegt; sie muß es, weil sie ihre Zwecke nicht so lange suspendieren kann, bis wir sie aus Grundsatz erfüllen helfen. </text:p>
      <text:p text:style-name="Text_20_body">Indessen, Gnädigster Prinz, möchte ich nicht gerne so verstanden seyn, als ob ich von allem demjenigen geringschätzig dächte, was der Mensch nicht aus Grundsatz vollbringt, oder gar die moralische Empfindsamkeit aus dem menschlichen Herzen verbannt wünschte. Von dieser Paradoxie bin ich vielmehr so weit entfernt, daß ich diese schöne Fähigkeit des Gemüths, durch Ideen von Ordnung, Harmonie und Vollkommenheit affiziert zu werden, als eine herrliche Anstalt der Natur bewundre, und den Menschen, dem sie mangelt, niemals liebgewinnen kann. Die moralische Empfindsamkeit ist mir die wirksamste Feder in dem großen Uhrwerk der Menschheit<text:alphabetical-index-mark text:string-value="Menschheit"/>; aber – muß ich ausdrücklich hinzusetzen – aber auch nur außen in dem Uhrwerk, wo die Naturnothwendigkeit waltet, nicht in unserm innern Selbst, wo die Freiheit regiert. Ich kann nicht umhin, den Menschen, der sie besitzt, als ein edleres Naturwesen zu betrachten, aber seiner Person kann ich kein Verdienst daraus machen. Um ihn als Vernunftwesen hoch zu achten, muß ich mich vorher überzeugt haben, daß er ebenso uneigennützig, standhaft und gerecht handeln würde, wenn diese Tugenden auch nicht den Reiz für ihn hätten, den sie wirklich haben, und ihre Ausübung ihm ebenso viel Ueberwindung kostete, als sie ihm jetzt vergnügen macht. </text:p>
      <text:p text:style-name="Text_20_body">Man hat also Unrecht, auf die verschiedene Art der Empfindungen, welche bei menschlichen Handlungen im Spiele sind, einen moralischen Unterschied dieser Handlungen zu gründen. Es ist niemals die, ihr zum Grund liegende Empfindungsweise, was eine Handlung als sittlich und nicht sittlich karakterisiert; denn was unmittelbar aus Empfindung geschieht, geschieht schlechterdings und überall physisch, und wird durch die Natur vorgeschrieben. Der innere Sinn oder das Vermögen, sich selbst durch Gedanken zu affizieren,<text:span text:style-name="Référence_20_intense"> [161]</text:span> spezifiziert den Menschen blos als eine verständige Thierart und als ein edleres Sinnenwesen; aber nur seine Rationalität oder das Vermögen, nach reinem Denken zu handeln, kann ihn generisch von dem Thiere unterschieden, Es mag also etwas noch so geistiges seyn, was ihn in Empfindung <text:soft-page-break/>bestimmt wird, so bestimmt er sich blos als ein verständiges Thier: denn Thier heißt alles, was so handelt, weil es so empfindet. </text:p>
      <text:p text:style-name="Text_20_body">Ich fahre in meiner Untersuchung fort, und bitte nochmals um Ihre Nachsicht, Gnädigster Prinz, wegen der dogmatischen Wendung, die sie genommen hat. </text:p>
      <text:p text:style-name="Text_20_body">So wie die physische Weltordnung blos das Materiale meines Wirkens beabsichtig, ohne nach der Form oder dem Bestimmungsgrund desselben zu fragen, so nimmt die moralische Weltordnung blos auf das letztere Rücksicht und abstrahiert ganz und gar von dem Inhalt meines Handelns, um sich blos an die Form zu halten. Meine Naturbestimmung war, mich im Zusammenhang der Kräfte als eine Kraft zu beweisen, und der Grund gewisser Wirkungen zu seyn. Meine Vernunftbestimmung ist, mich als eine unabhängige und absolute Kraft zu beweisen, deren Wirkung auf kein Leiden gegründet, sondern durchaus frey aus ihr selbst hervorgegangen und reine Selbstbestimmung ist. </text:p>
      <text:p text:style-name="Text_20_body">Hier also, in der moralischen Weltordnung, kommt nicht mein Effekt und mein Produkt, sondern der produzierende Grund in mir, meine Gesinnung, in Betrachtung. Meine Vernunftbestimmung personifiziert mich, da die Natur mich blos als eine Sache, und als ihr Mittel behandelt. Der Naturzweck mit mir geht durch mich hindurch und über mich hinaus; der Zweck der Vernunft mit mir steht bey meiner Persönlichkeit stille, und macht mich zu seinem Mittelpunkt. </text:p>
      <text:p text:style-name="Text_20_body">Da es nun meine Vernunftbestimmung als nothwendig mit sich bringt, daß ich mich unabhängig von allen äußern <text:span text:style-name="Référence_20_intense">[162]</text:span> Bedingungen, aus mir selbst bestimme, dabey aber für diese meine Bestimmung völlig gleichgültig ist, wie meine Handlung in der Sinnenwelt ausschlage, so kann mir die Natur meine Thätigkeit nicht mehr durch Empfindungen vorschreiben, sondern diese muß unabhängig und frey aus reinen Erkenntnissen fließen. </text:p>
      <text:p text:style-name="Text_20_body">Nur wo ich aus reiner Erkenntniß handle, beweise ich eine absolut freye Thätigkeit. Um empfinden zu können, muß ich etwas außer mir setzen, wodurch mein Zustand bestimmt wird, ich bedarf. Nicht so, wenn ich denke oder erkenne; denn ob ich gleich meine höchste Denkfähigkeit nie anders, als an einem Stoff, der zuletzt immer von außen kommen muß, äußern kann, so entspringt sie doch nicht aus dem Stoffe, sondern wird nur an demselben sichtbar. Der Gedanke ist eine Operation, die ich mit einem Gedankenstoff vornehme, die Empfindung ist eine Passion, die ich von einem Stoffe erleide. Bestimmt mich also eine Empfindung zum Handeln, so liegt der Grund meiner Thätigkeit außer mir, und ich empfange das Gesetz. Bestimmt mich hingegen eine Erkenntniß zum handeln, so liegt der Grund meiner Thätigkeit in mir, und ich gebe mir das Gesetz. Die Sensualität ist also ein Zustand der Abhängigkeit, die Rationalität ist ein Zustand der Freyheit. </text:p>
      <text:p text:style-name="Text_20_body">Und von dieser Dienstbarkeit der Natur soll ich mich aufrichten zur Würde der Geister, zur Menschheit<text:alphabetical-index-mark text:string-value="Menschheit"/>, zur Gottheit. Meine sittliche Bestimmung verlangt schlechterdings, daß ich von aller Empfindung zu abstrahieren vermögend sey, sobald die Vernunft, als höchste Gesetzgeberin, es gebietet. Aber ich bin weit früher ein Sinnenwesen, als ich mich als eine Intelligenz kennen lerne, und obgleich die Vernunft in mir moralisch das Vorrecht hat, so hat die Natur in mir doch physisch den Vorsprung. Ehe der selbstthätige Geist seine Kräfte prüft, hat der Trieb seine Herrschaft bevestigt. Und doch soll ich, sobald die moralische Erkenntniß erwacht, meine lange Gewohnheit verlassen, und eine Kraft, die ich nie geübt, derjenigen <text:span text:style-name="Référence_20_intense">[163]</text:span> entgegensetzen, die bisher allein mir thätig war. Wie werde ich nun von dieser sinnlichen Abhängigkeit zu der moralischen Freiheit einen Uebergang finden? </text:p>
      <text:p text:style-name="Text_20_body">Könnte mir in diesem geistigen Akt auch nur im geringsten die Fertigkeit etwas helfen, die ich bey meinem sinnlichen Wirken erlangte, könnte ich von der Natur einen Beystand dabey erwarten, so wäre der Uebergang nicht schwer. Aber eben darin besteht ja die rationale Freiheit des Handelns, daß aller Natureinfluß aufhöre, und von allem, was sinnlich ist, ganz und gar abstrahiert werde. Der Materie darf schlechterdings nicht gestattet werden, sich in die reine Gesetzgebung der Vernunft einzumischen, wenn der Begriff einer reinen Gesetzgebung <text:soft-page-break/>nicht aufgehoben werden soll; also bleibt nichts anders übrig, um einen Uebergang möglich zu machen, als daß die Selbstthätigkeit der Vernunft an den Geschäften der Sinnlichkeit Theil nehme. Wenn sich das sittliche Verfahren des Gemüths nicht sensualisieren läßt, so muß sich das sinnliche Verfahren rationalisieren lassen. Mit einem Wort: Wenn die Materie zu dem Geist nicht hinaufsteigen kann und darf, so bleibt nichts übrig, als daß der Geist zur Materie heruntersteige. </text:p>
      <text:p text:style-name="Text_20_body">Es ist nemlich schlechterdings nothwendig, daß der Mensch da, wo er sich als Intelligenz zu legitimieren hat, reine Selbst, Thätigkeit beweise; aber es ist nicht schlechterdings nothwendig daß er da, wo er als Sinnenwesen handelt, nur als ein solches handle und sich blos leidend verhalte. Im Gegentheil, so sehr es den Menschen schändet, dasjenige durch die leidende Kraft zu verrichten, was er durch die thätige vollbracht haben sollte, so sehr ehrt und erhebt es ihn, dasjenige mit Zuziehung der thätigen Kraft zu thun, was gemeine Seelen nur durch die leidende verrichten. Meine Achtung gegen einen Menschen sinkt, sobald ich ihn da, wo die Pflicht ganz ausdrücklich spricht, materielle Antriebe (und wenn es selbst Religionsgründe wären) zu Hülfe nehmen sehe. Meine Achtung gegen denjenigen steigt, der da Geschmack beweist, wo ein andrer blos ein Bedürfniß befriedigt. </text:p>
      <text:p text:style-name="Text_20_body"><text:span text:style-name="Référence_20_intense">[164]</text:span> Also schon im Gebiet der Empfindung muß der selbstthätige Geist in uns seine Wirksamkeit eröffnen, und eine Kraft, welche sich nachher im moralischen Gebiete in vollkommener Reinigkeit äußern soll, schon bey sinnlichen Verrichtungen anspielen und in Uebung setzen. Wir können also drey verschiedene Epochen oder Grade, wenn man will, bemerken, die der Mensch zu durchwandern hat, ehe er das ist, wozu Natur und Vernunft ihn bestimmten. </text:p>
      <text:p text:style-name="Text_20_body">Auf der ersten Stufe ist er nichts als eine leidende Kraft. Er empfindet hier blos, was die Natur außer ihm ihn empfinden lassen will, und bestimmt sich blos, je nachdem er empfindet. Er empfindet Lust, weil ihm von außen Stoff gegeben wird, und Unlust blos weil ihm nicht gegeben, oder weil ihm genommen wird. Entweder stürzt er auf die Gegenstände stürzen feindlich auf ihn, und er stößt sie von sich in der Verabscheuung. In dieser drückenden Dependenz von Naturbedingungen vegetiert der Mensch, bis, auf der zweyten Stufe, die Betrachtung ihn frey macht. </text:p>
      <text:p text:style-name="Text_20_body">Das Wohlgefallen der Betrachtung ist das erste liberale Verhältniß des Menschen gegen die ihn umgebende Natur. Wenn das Bedürfniß seinen Gegenstand unmittelbar ergreift, so rückt die Betrachtung den ihrigen in die Ferne. Die Begierde zerstört ihren Gegenstand, die Betrachtung berührt ihn nicht. Die Naturkräfte, welche vorher drückend und beängstigend auf den Sclaven der Sinnlichkeit eindrangen, weichen bey der freyen Kontemplation zurück, und es wird Raum zwischen dem Menschen und den Erscheinungen. Wenn sich der grobe Schwelger am Anblick einer weiblichen Schönheit weidet, so zielt er dabey immer (wenn auch nicht wirklich, doch gewiß in der Einbildung) nach Besitz, nach unmittelbarem Genuß. Wenn sich der Mann von Geschmack an diesem Anblick ergötzt, so genügt ihm an der bloßen Betrachtung. Von dem Objekte selbst will er <text:span text:style-name="Référence_20_intense">[165]</text:span> nichts, und mit der bloßen Vorstellung zufrieden, bleibt er gleichgültig gegen die Existenz desselben; wenigstens hat sein Vergnügen mit der letztern nichts zu thun. </text:p>
      <text:p text:style-name="Text_20_body">Ich verhalte mich zwar auch bey Empfindungen der Schönheit leidend, wie bey ganz materiellen Vergnügungen, in so fern ich den Eindruck der einen wie der andern von außen empfange, und dieser Eindruck mich in den Zustand der Lust versetzt. Aber die Lust an diesem Eindruck empfange ich, bei dem schönen Gegenstande, nicht von außen, es ist nicht der materielle Eindruck auf mein Empfindungsvermögen, sondern eine dazwischen tretende thätige Operation meiner Seele, nemlich die Reflexion darüber, was mich in den Zustand der Lust versetzt. Das materielle Vergnügen entspringt unmittelbar aus dem Stoff, den ich empfange, das ästhetische Wohlgefallen entspringt aus der Form, die ich einem empfangenen Stoff ertheile. Ich ergötze mich an dem Angenehmen, weil es mir Gelegenheit giebt, etwas zu erleiden, ich ergötze mich an dem Schönen, weil es mir Gelegenheit giebt, etwas zu thun. </text:p>
      <text:p text:style-name="Text_20_body"><text:soft-page-break/>Was Wohlgefallen der freyen Betrachtung übt mich also, Gegenstände nicht mehr blos auf meinen physischen Zustand und auf meine leidende Kraft, sondern unmittelbar auf meine Vernunft zu beziehen, und mein leidendes Vermögen mittelbar durch das thätige zu affizieren. Ich verhalte mich zwar leidend, in so fern ich empfinde, aber ich empfinde nur, weil ich thätig war. Ich empfange zwar, aber ich empfange nicht von dem Naturmechanismus, sondern von der denkenden Kraft. </text:p>
      <text:p text:style-name="Text_20_body">Ich habe also bey dem Wohlgefallen der freyen Betrachtung meine Rationalität eröffnet, ohne meine Sensualität abgelegt zu haben. Ich habe die wichtige Erfahrung gemacht, daß ich mehr bin, und mehr in mir habe, als eine blos leidende Kraft, und diese höhere Kraft habe ich zu üben angefangen. Anfangs war ich nichts als ein Instrument, auf dem die physische Nothwendigkeit spielte. Weil auf mich gewirkt wurde, empfand ich; weil ich empfand, so begehrte <text:span text:style-name="Référence_20_intense">[166]</text:span> ich. Hier also waren Ursache und Wirkung physisch. Jetzt auf der zweyten Stufe mische ich mich selbst, als ein freyes Principium und als Person, in meinen Zustand. Ich erleide zwar noch, denn ich empfinde, aber ich erleide, weil ich handelte. Hier ist also zwar die Wirkung (die Empfindung), aber nicht die Ursache dieser Empfindung physisch. Es ist kein Stoff von außen, sondern ein Stoff von innen, eine Vernunftidee, was mein Gefühlvermögen affiziert. Noch eine Stufe weiter, und ich handle, weil ich handelte, d. i. ich will, weil ich erkannte. Ich erhebe Begriffe zu Ideen und Ideen zu praktischen Maximen. Hier auf der dritten Stufe lasse ich die Sinnlichkeit ganz hinter mir zurück, und habe mich zu der Freiheit reiner Geister erhoben. </text:p>
      <text:p text:style-name="Text_20_body">(Der Gemeinspruch, daß die Extreme sich berühren, hat auch hier seine volle Gültigkeit, denn sobald wir von ihrem Innhalt abstrahieren, folgen beide entgegengesetzte Gemüthsverfassungen, der Zustand der höchsten Abhängigkeit und der Zustand der höchsten Freiheit völlig derselben Regel. Der ganz sensuelle und der ganz rationelle Mensch haben mit einander gemein, daß beide sich unmittelbar, jener aus Empfindung, dieser aus reiner Erkenntniß bestimmen. Dieselbe Regidität, womit die Natur dem Sclaven der Sinne gebietet, übt das Sittengesetz gegen den moralischen Willen aus; dieselbe Laxität, welche sich der sinnliche Mensch gegen die Gesetze der Geister erlaubt, gebietet die Vernunft dem sittlichen Menschen gegen die Gesetze der Natur. Recht oder Unrecht – ich muß genießen, sagt die Leidenschaft. „Fiat justitia et pereat mundus,“ sagt die Pflicht.) </text:p>
      <text:p text:style-name="Text_20_body">Durch das Empfindungsvermögen des Schönen wird also ein Band der Vereinigung zwischen der sinnlichen und geistigen Natur des Menschen geflochten, und das Gemüth von dem Zustand des bloßen Leidens zu der unbedingten Selbstthätigkeit der Vernunft vorbereitet. Die Freiheit der Geister wird bey dem Schönen in die Sinnenwelt eingeführt, und die reine Dämonische Flamme läßt hier (wenn <text:span text:style-name="Référence_20_intense">[167]</text:span> Sie mir die Metapher erlauben wollen) auf dem Spiegel der Materie, wie der Tag auf den Morgenwolken, ihre ätherischen Farben spielen. </text:p>
      <text:p text:style-name="Text_20_body">Ich erinnere mich hier einer Stelle aus meinem Gedicht, die Künstler, die (ich weiß nicht mehr, warum) einer andern aufgeopfert worden ist. Sie mag hier als eine Ruine stehen bleiben: </text:p>
      <text:p text:style-name="Text_20_body">Wie mit Glanz sich die Gewälke mahlen, <text:line-break/>Und des Bergs besonnter Gipfel brennt, <text:line-break/>Eh sie selbst, die Königin der Strahlen, <text:line-break/>Leuchtend aufzieht an dem Firmament; <text:line-break/>Tanzt der Schönheit leicht geschürzte Hore <text:line-break/>Der Erkenntniß goldnem Tag voran, <text:line-break/>Und die jüngste aus dem Sternenchore <text:line-break/>Oeffnet sie des Lichtes Bahn. </text:p>
      <text:p text:style-name="Text_20_body">F. Schiller. </text:p>
      <text:h text:style-name="Heading_20_1" text:outline-level="1"><text:bookmark-start text:name="__RefHeading__67_1800196833"/><text:soft-page-break/>An Herzog Christian Friedrich von Augustenburg. Ludwigsburg in Schwaben, am 21 Nov. [Donnerstag] 1793.<text:bookmark-end text:name="__RefHeading__67_1800196833"/></text:h>
      <text:p text:style-name="Text_20_body">Ludwigsburg in Schwaben, am 21 Nov. [Donnerstag] 1793. </text:p>
      <text:p text:style-name="Text_20_body">Durchlauchtigster Prinz! </text:p>
      <text:p text:style-name="Text_20_body">Ehe ich die angefangene Materie verlasse, so verstatten Sie mir, was ich bisher blos theoretisch ausführte, auch historisch zu erweisen. Ich versetze mich in Gedanken in die Urwelt zurück, und folge der jugendlichen Menschheit<text:alphabetical-index-mark text:string-value="Menschheit"/> auf ihren ersten Schritten zur Humanisierung. </text:p>
      <text:p text:style-name="Text_20_body">Was war der Mensch, ehe die seelenbildende Kunst ihre Hand an ihn legte? Der trotzigste Egoist unter allen Thiergattungen, und bey aller Anlage zur Freiheit der abhängigste Sinnensklave. Er sorgte blos für sich selbst und schätzte nichts, als was seine rohen Begierden stillte. Die schöne Natur breitete umsonst ihre Herrlichkeit vor ihm aus. Er sah nichts in ihr als eine Beute, über welche seine <text:span text:style-name="Référence_20_intense">[168]</text:span> Begehrlichkeit herstürzen konnte. Er betrachtete sie blos mit dem gierigen Blick eines Räubers, wenn sie ihm ihren Reichthum zur Schau ausstellte, und blos mit dem knechtischen Blick eines Missethäters, wenn sie in Gewittern, Erdbeben, Ueberschwemmungen ihre Größe und Macht blicken ließ. Ohne eine Wahl anzustellen, trachtete er blos nach unmittelbarer Befriedigung. Der Geschlechtstrieb war das einzige Band, das ihn an seine Gattinn fesselte, und die Befriedigung dieses Triebes die einzige Forderung, die er an sie machte. Bey seiner Bekleidung, seinen Geräthschaften, seiner Wohnung sah er blos auf das Nothwendige. Eine Höhle genügte ihm um ihn vor dem Grimm wilder Thiere und der Witterung zu schützen. Gebrach es an dieser, so machte er sich eine künstliche von Baumzweigen oder Steinen; so kümmerlich sie auch ausfallen mochte, der Noth war sie schön genug. So trotzig er sich gegen die Ohnmacht bewies, so verzagt war er gegen die Uebermacht. Alles, was er überwältigen konnte, nahm er als Eigenthum in Anspruch; alles, womit seine Stärke sich nicht zu messen wagte, war ihm ein feindliches Wesen, das gegen ihn bewaffnet war; so legte er in alles, was ihm vorkam, die mörderische Selbstsucht, die seine eigene Brust beseelte. </text:p>
      <text:p text:style-name="Text_20_body">So elend erscheint uns die Menschheit<text:alphabetical-index-mark text:string-value="Menschheit"/> auf ihrer untersten Stufe. So finden wir die alten Pelasger im Thucydides, und neuere Weltentdecker haben die Schilderung des Griechen bey vielen Völkern der Südsee und des nördlichen Asiens bestätigt gefunden. </text:p>
      <text:p text:style-name="Text_20_body">Ich verlasse dieses niederschlagende Bild, um Ihnen, Gnädigster Prinz, ein fröhlicheres vorzuführen. Was war es für <text:span text:style-name="T2">ein Phänomen, welches die anfangende Humanisierung bey diesen wilden Stämmen verkündigte? </text:span>So viele historische Annalen wir auch zu Rath ziehen mögen, es ist bey allen Völkern dasselbe Phänomen: <text:span text:style-name="T2">die Liebe zum Putz</text:span>. </text:p>
      <text:p text:style-name="Text_20_body"><text:span text:style-name="T2">Der Wilde hört auf, sich mit dem Nothwendigen zu begnügen</text:span>; er verlangt, daß es noch eine Eigenschaft mehr besitze, und zwar eine Eigenschaft, die nicht mehr seinen <text:span text:style-name="Référence_20_intense">[169]</text:span> thierischen Trieb, sondern ein <text:span text:style-name="T2">Bedürfniß von besserer Abkunft</text:span> befriedigt. Diese Eigenschaft ist <text:span text:style-name="T2">das Schöne</text:span>. Freilich <text:span text:style-name="T2">nur schön für seinen barbarischen Geschmack</text:span>, aber hier kommt es ja nicht auf den Innhalt, sondern blos <text:span text:style-name="T2">auf die Form des Urtheilens</text:span> an, und mit dieser ist eine Veränderung vorgegangen. Es gründet sich nicht mehr auf die unmittelbare und materielle Empfindung, sondern auf die Reflexion, auf die freie Betrachtung. Auch das Häßliche, als schön beurtheilt, beweist schon <text:span text:style-name="T2">die Thätigkeit eines freieren Vermögens</text:span>, ein <text:span text:style-name="T2">Wohlgefallen ohne Sinneninteresse</text:span>, einen anfangenden, wenn gleich noch so grotesken Geschmack. </text:p>
      <text:p text:style-name="Text_20_body"><text:span text:style-name="T2">Das Schöne des Wilden ist immer das Seltsame, das Seltsame, das Schreiende, das Bunte</text:span>. Er bildet groteske Figuren, liebt grelle Farben, und eine gellende Musik. Aber da diese Eigenschaften sein materielles Wohlseyn schlechterdings nicht verbessern können, so muß man annehmen, daß er sie auf seine Denkkraft bezieht, und sie nicht darum schätzt, weil er <text:soft-page-break/>unmittelbar etwas angenehmes dabey erleidet, sondern weil sie ihn mittelbar, als Anlässe zur Thätigkeit, rühren. Sie gehören also in subjektivem Sinn allerdings zur Familie des Schönen, wie sehr sie auch, in objektiver Rücksicht, davon ausgeschlossen sind. Sie gefallen seinem innern Sinn, weil sie ihm eine Thätigkeit des Verstandes zu empfinden geben. </text:p>
      <text:p text:style-name="Text_20_body">Jetzt fängt auch der Wilde an, auf den Eindruck Acht zu haben, den er auf andere macht. <text:span text:style-name="T2">Er will gefallen. Schon diese einzige Regung macht ihn zum Menschen.</text:span> Dieses Bedürfniß könnte er nicht haben, wenn er <text:span text:style-name="T2">nicht angefangen hätte, aus dem engen Kreis der Nothwendigkeit heraus zu treten</text:span>, und für den Werth der Dinge einen andern Maaßstab zu gebrauchen, als die Beziehung auf sinnlichen Genuß. Alles was er besitzt, muß jetzt neben dem Dienst, wozu es da ist, noch eine Forderung erfüllen. Es muß ausgezeichnet seyn und in die Augen fallen; denn so pflegt sich <text:span text:style-name="T2">der erste Geschmack</text:span> anzukündigen. Er, der auf der ersten Stuffe vorlieb nahm, fängt an zu wählen, und was ihn bey <text:span text:style-name="Référence_20_intense">[170]</text:span> dieser Wahl leitet, ist mehr werth als seine ganze vorige Existenz. <text:span text:style-name="T2">Jetzt sucht sich der alte Germanier schönere Thierfelle, prächtigere Geweyhe, zierlichere Trinkgeschirre aus, und der Nordkaledonier läßt bey seinen Festen die buntesten Muscheln kreisen</text:span>. Selbst die Waffen sollen jetzt nicht mehr bloße Gegenstände des Schreckens, sondern auch des Wohlgefallens seyn. Das rauhe Feldgeschrey fängt an, dem Takt zu gehorchen und sich zum Gesange zu biegen. </text:p>
      <text:p text:style-name="Text_20_body">Nicht zufrieden, das Nothwendigere zu verschönern, macht sich <text:span text:style-name="T2">der menschgewordene Wilde</text:span> das Schöne, auch schon der bloßen Schönheit wegen, zum Zweck, und will gewisse Dinge, bloß um dieses Zwecks willen, haben. <text:span text:style-name="T2">Er schmückt sich</text:span>. Die Gegenstände seiner Begierde wachsen, die Zahl seiner Güter mehrt sich, <text:span text:style-name="T2">bis die künstlichen Bedürfnisse die natürlichen übersteigen</text:span>. <text:span text:style-name="T2">Der bloße Nutzen ist schon eine zu enge Grenze für seine erweiterten Neigungen.</text:span> Wie er seine Haare mit Federn, seinen Hals mit Korallen ziert, wie er sogar an seinem eigenen Körper künstelt, und zum Abscheulichen entstellt, ebenso führt er in sein gesellschaftliches Betragen und in seine Sitten Schnörkel und Verzierungen ein, und gefällt sich über die bloße Zweckmäßigkeit hinauszugehen, um den erwachten Trieb nach freiem Vergnügen zu befriedigen. Wie sehr auch alle diese ersten Versuche, als Entfernungen von der Einfalt der Natur, ins Abentheuerliche, Abgeschmackte und Widersinnige fallen, so sind sie doch eben deswegen, weil es Entfernungen von der Natur sind, Wirkungen eines freieren Bildungsvermögens, und daher, als die erste Anmeldung der Vernunftfreyheit, eines Grades von Achtung werth. Sie beweisen uns, daß der einzelne Mensch und das Volk, bey denen wir sie antreffen, die Epoche der gänzlichen Unmündigkeit und des bloßen Naturregiments überstanden haben; daß sie nicht mehr Wilde, sondern Barbaren sind; denn Wildheit ist ganz unentwickelte, Barbarey falsch entwickelte Menschheit<text:alphabetical-index-mark text:string-value="Menschheit"/>. </text:p>
      <text:p text:style-name="Text_20_body"><text:span text:style-name="Référence_20_intense">[171]</text:span> An dem Verhältniß zwischen beiden Geschlechtern wird jetzt eine sehr vortheilhafte Veränderung sichtbar. Es ist nicht mehr der blinde Drang der Natur allein, was die Geschlechter einander näher bringt. Reize werden von dem Weibe, Verdienst von dem Manne gefordert, und die Schönheit ist der Tapferkeit Preiß. Freiheit äußert sich bey dem Geschäft des Instinkts, und da der Instinkt sonst ganz ohne Wahl handelt, so dient diese Freiheitsäußerung zum untrüglichen Beweis, daß etwas höheres als die Natur dabey thätig war. </text:p>
      <text:p text:style-name="Text_20_body">Auch der gesellschaftliche Umgang gewinnt ein ganz anderes Ansehen. Abhängiger von der guten Meinung anderer, weil er zu gefallen wünscht, muß der rohe Egoist den Ungestüm seiner Affekte bezähmen, und die Freiheit außer sich respektieren, weil er der Freiheit gefallen will. So lange er gegen andere nur in physischen Verhältnissen stehet, kann er nur ein Objekt des selbstsüchtigen Erhaltungstriebes, nie eines freien ästhetischen Urtheils seyn. Er muß also heraustreten aus dem feindseeligen kriegerischen Stand der Natur, und sich in einen Gegenstand der uneigennützigen und ruhigen Betrachtung verwandeln. Dies ist aber nur dadurch möglich, daß er selbst zur milden Erscheinung wird, daß er andern nicht als Feind gegenübersteht, daß er durch keine ungestüme Kraftäußerung ihre Selbstliebe aufschreckt, <text:soft-page-break/>kurz, daß er andere nicht, gleich einem feindseeligen Gestirn, in den Wirbel seines Daseyns zieht, sondern sie, wie ein fernleuchtender Stern, als bloße liebliche Vorstellung beschäftigt. </text:p>
      <text:p text:style-name="Text_20_body">Nirgends aber offenbart sich die wohlthätige Veränderung der Empfindungsart deutlicher, als in der heitern und lachenden Gestalt, welche, nach Erwachung des Schönheitstriebes, Religionen und Sitten annehmen. Furcht ist der Geist aller Gottesverehrung, ehe der Geschmack die Gemüther in Freiheit setzt. Es ist blos ihre Macht, wodurch sich Götter und Dämonen dem kindischen Alter der Menschheit<text:alphabetical-index-mark text:string-value="Menschheit"/> verkündigen, und dem Sklaven der Bedürfnisse ist alles <text:span text:style-name="Référence_20_intense">[172]</text:span> Mächtige zugleich schrecklich. Ein knechtisches Zagen ist seine Andacht, sein Gottesdienst ist finster und nicht selten fürchterlich. So wie aber der Sinn für Schönheit erwacht, und der verzagte Erhaltungstrieb nicht mehr ausschließend und allein den Maaßstab der Beurtheilung hergiebt, so verbessern sich auch die Vorstellungen von den Göttern, und der Mensch fängt an, in ein edleres Verhältniß zu denselben zu treten. Weil sie nicht mehr als bloße Naturkräfte auf ihn stürmen, so gewinnt er Raum, sie mit dem ruhigen Blick der Betrachtungen zu fixieren. Sie werfen die Gespensterlarven ab, womit sie seine Kindheit erschreckt hatten, und überraschen ihn mit einem veredelten Bilde seiner selbst. Das göttliche Ungeheuer des Morgenländers, das blos mit der blinden Stärke des Raubthiers die Welt verwaltete, zieth sich in der griechischen Phantasie in die freundliche Form der Menschheit<text:alphabetical-index-mark text:string-value="Menschheit"/> zusammen, und selbst der Vater der Götter muß seine plumpe Titanenkraft mit Schönheit vertauschen, um den Geschmack eines feinern Volks zu gewinnen, den nur die Form, nicht mehr die bloße Materie, befriedigen kann. </text:p>
      <text:p text:style-name="Text_20_body">So unterwirft sich der Schönheit stille Macht nach und nach die rohe Natur, initiert den Wilden zum Menschen, und lehrt ihn, auch schon in seinem physischen Sklavenstande seine dämonische Freiheit versuchen. Aber ihre wohlthätigen Wirkungen schränken sich nicht darauf ein, die Empfindungen zu vergeistigen, und dadurch die reine Geistigkeit von ferne vorzubereiten. Ihr Einfluß auf die letztere ist noch näher und unmittelbarer, denn selbst ins einer absolut freien Thätigkeit, im Geschäft der Erkenntniß und der Wahl, leistet sie dem Geist gegen die widerstrebende Sinnlichkeit Beystand, ob ihr gleich an diesen Geschäften selbst kein positiver Antheil gestattet werden kann. </text:p>
      <text:p text:style-name="Text_20_body">Die Erforschung der Wahrheit erfordert Abstraktion und strenge Gesetzmäßigkeit, wovor die Trägheit und Willkührlichkeit der Sinne zurückbebt. Anspannung der Denkkraft gehört dazu, um die Form, worin allein die Wahrheit <text:span text:style-name="Référence_20_intense">[173]</text:span> enthalten ist, von der Materie zu scheiden. Um also die sinnlichen Vermögen, die sich immer nur an die Materie halten, für die reine Thätigkeit der Vernunft zu gewinnen und ihren Widerstand zu besiegen, ist es nöthig, Formen wieder in Materie umzusetzen, Ideen in Anschauungen zu kleiden, und durch die Operationen der thätigen Kraft die leidende zu affizieren. Nur auf diese Art kann auch bey dem reinen Erkenntnißgeschäfte der Sinnlichkeit ein Gewinn abfallen, und die Arbeit mit Genuß, die Anstrengung mit Abspannung, die Thätigkeit mit Leiden abwechseln. </text:p>
      <text:p text:style-name="Text_20_body">Dieses leistet der Geschmack im Vortrag der Wahrheit. Bey dem Schönen fängt die Vernunft an, in das willkührliche Spiel der Phantasie ihre Gesetzmäßigkeit zu mischen. Bey dem Schönen fangen Phantasie und Empfindlichkeit an, einen edlern Stoff von der Vernunft zu empfangen, und bey der höhern Thätigkeit des Gemüths interessiert zu werden. Das Schöne dient also nicht blos dazu, die Sinne zur Denkkraft zu erheben, und Spiel in Ernst zu verwandeln, es hilft auch umgekehrt, die Denkkraft zu den Sinnen herabzuziehen und Ernst in Spiel zu verwandeln. Das erste dieser beiden Verdienste erwirbt sich der Geschmack um den empfindenden, das zweyte um den denkenden Theil der Welt. </text:p>
      <text:p text:style-name="Text_20_body">Zum Denken wird der Mensch, wenn nicht starke Triebfedern seine natürliche Trägheit überwinden, bekanntlich nur durch den Reiz des Genusses eingeladen, und dieser Genuß muß unmittelbar aus seiner Thätigkeit selbst, nicht aus den Folgen derselben fließen. Diese erwarteten Folgen seiner Thätigkeit – sey es nun, daß sie wesentlich daraus fließen, wie die Einsicht aus dem nachdenken, oder daß sie sich zufällig damit verbinden, wie etwa der Lohn mit der Arbeit oder der Ruhm mit der Geschicklichkeit – können niemals zu allgemein <text:soft-page-break/>wirksamen Antrieben dienen, weil es ja noch stets problematisch bleibt, ob wir eine Vorstellung davon haben, ob wir uns Hoffnung dazu machen, und ob wir einen Werth darauf legen. Und dann kann uns ein noch so <text:span text:style-name="Référence_20_intense">[174]</text:span> großes Gut in der Erwartung, wenn es auch anlockend genug ist, uns zur Arbeit anzuspornen, doch die gegenwärtige Mühe der Anstrengung nicht verbergen, noch das Gefühl eines Zwanges ersparen. Um dieses Gefühl völlig aus dem Gemüth zu verbannen, muß der Genuß so schnell mit der Anspannung wechseln, daß das Bewußtseyn beyde Zustände kaum unterscheiden kann. Ein Meister in der guten Darstellung muß also die Geschicklichkeit besitzen, das Werk der Abstraktion augenblicklich in einen Stoff für die Phantasie zu verwandeln, Begriffe in Bilder umzusetzen, Schlüsse in Gefühle aufzulösen, und die strenge Gesetzmäßigkeit des Verstandes unter einem Schein von Willkühr zu verbergen. </text:p>
      <text:p text:style-name="Text_20_body">In den wenigsten Fällen wirkt der Verstand logisch, nemlich mit deutlichem Bewußtseyn der Regeln und Principien, die ihn leiten; bei weitem in den mehresten Fällen wirkt er ästhetisch, und als eine Art von Takt, wie Ew. Durchl. schon aus dem Sprachgebrauch ersehen, der in allen Sprachen für diese Verstandesgattung den Ausdruck Gemeinsinn einführte. Nicht als ob der Sinn jemals denken könnte; der Verstand wirkt hier ebenso gut, als bey dem schulgerechten Denker, nur daß die Regeln, nach denen er verfährt, nicht im Bewußtseyn festgehalten werden, und daß wir in einem solchen Fall nicht die Verstandesoperation selbst, nur ihre Wirkung auf unsern Zustand durch ein Gefühl der Lust oder Unlust erfahren. Ehe das Gemüth sich Zeit nimmt, sein eigener Zuschauer zu seyn, und von seinem Verfahren sich Rechenschaft zu geben, wird der innere Sinn affiziert, die Handlung geht in Leiden, der Gedanke in eine Empfindung über. </text:p>
      <text:p text:style-name="Text_20_body">Für diesen Takt nun muß der Redner und Schriftsteller von Geschmack sein Werk ausführen, wiewohl er sehr unrecht thun würde, es blos vermittelst eines solchen Takts zu erzeugen. Führt er es hingegen auch für den logischen Verstand aus, wie er es durch denselben erdachte, so legt er jedem seiner Leser oder Zuhörer die Arbeit des <text:span text:style-name="Référence_20_intense">[175]</text:span> Hervorbringens auf, die er doch allein hätte übernehmen sollen; er verweilt sie länger, als es dem Sinn gefallen kann, bey dem zwangvollen Zustand der Abstraktion, indem er den weit beliebteren Zustand der Anschauung und Empfindung verzögert. Er übt also eine Art von Gewalt gegen sie aus und misfällt, weil er die Freiheit beleidigt. </text:p>
      <text:p text:style-name="Text_20_body">Ich brauche wohl nicht hinzuzusetzen, Gnädigster Prinz, daß diesem Gesetz des Geschmacks nur Vorstellungen unterworfen sind, die auf Unterhaltung und Ueberredung abzwecken, nicht aber solche Werke, welche der strengen Prüfung ausdrücklich hingegeben werden, und Ueberzeugung bewirken sollen. Diese letztern sind von allen Anforderungen des Geschmacks nicht nur freygesprochen, sondern es streitet sogar mit ihrem Zwecke, daß sie in ästhetischer Rücksicht vortrefflich sind; weil der Zustand des Genusses der Prüfung nicht günstig ist, und eine geschmackvolle Behandlung das logische Maschinenwerk versteckt, auf welches doch alle philosophische Ueberzeugung sich gründet. So würde Kants Kritik der Vernunft offenbar ein weniger vollkommenes Werk seyn, wenn sie mit mehr Geschmack geschrieben wäre. Ein solcher Schriftsteller wird aber auch vernünftiger weise nicht erwarten, daß er Leser interessire, die seinen Zweck nicht mit ihm theilen. </text:p>
      <text:p text:style-name="Text_20_body">Wer hingegen allgemein gefallen will, den entschuldigt kein Stoff, er muß die Freiheit der Phantasie respektieren, er muß das logische Geräthe verbergen, wodurch er den Verstand seines Lesers lenkt. Wenn der dogmatische Vortrag in geraden Linien und harten Ecken mit mathematischer Steifigkeit fortschreitet, so windet sich der schöne Vortrag in einer freyen Wellenbewegung fort, ändert in jedem Punkt unmerklich seine Richtung, und kehrt ebenso unmerklich zu derselben zurück. Der dogmatische Lehrer, könnte man sagen, zwingt uns seine Begriffe auf, der sokratische lockt sie aus uns heraus, der Redner und Dichter giebt uns Gelegenheit, sie mit scheinbarer Freiheit aus uns selbst zu erzeugen. </text:p>
      <text:p text:style-name="Text_20_body"><text:span text:style-name="Référence_20_intense">[176]</text:span> So wie ein geschmackvoller Vortrag zum Denken einladet, und die Erkenntniß der Wahrheit befördern hilft, weil er selbst aus abstrakten Begriffen einen Stoff für die <text:soft-page-break/>Sinnlichkeit bildet, so hilft der Geschmack auch selbst die Sittlichkeit des Handelns befördern, indem er die moralischen Vorschriften der Vernunft mit dem Interesse der Sinne in Uebereinstimmung bringt, und das Ideal der Tugend in ein Objekt der Neigung verwandelt. </text:p>
      <text:p text:style-name="Text_20_body">Aber hier, Gnädigster Prinz, betrete ich einen Boden, wo es ebenso gefährlich als leicht ist, einen Mistritt zu thun, und wo ich mich also genöthigt sehe, einen langsameren Schritt zu nehmen. Es giebt der denkenden Köpfe sehr viele, welche von keinem Einfluß des Geschmacks auf die Sittlichkeit wissen wollen, und in diesem Gebiete weit mehr von ihm befürchten als hoffen. In den folgenden Briefen werde ich Gelegenheit haben, ihre Gründe zu prüfen. </text:p>
      <text:p text:style-name="Text_20_body">Ich erlaube mir noch nur den Wunsch hinzuzusetzen, daß das Interesse Ew. Durchl. an diesen Unterhaltungen nicht in eben dem Grad sich vermindern möchte, als das meinige wächst, solche fortzusetzen. </text:p>
      <text:p text:style-name="P1">                                           <text:span text:style-name="T5"> </text:span>Mit tiefster Devotion ersterbe ich <text:line-break/>                        Eurer Hochfürstlichen Durchlaucht unterthänigster Diener <text:line-break/>                                                                  F. Schiller. </text:p>
      <text:h text:style-name="P6" text:outline-level="1"><text:bookmark-start text:name="__RefHeading__69_1800196833"/>An Herzog Christian Friedrich von Augustenburg.<text:bookmark-end text:name="__RefHeading__69_1800196833"/></text:h>
      <text:p text:style-name="Text_20_body">Ludwigsburg am 3. Dez. [Dienstag] 93. </text:p>
      <text:p text:style-name="Text_20_body">Durchlauchtigster Prinz, </text:p>
      <text:p text:style-name="Text_20_body">Mit einem gemischten Gefühl von Verlegenheit und Muth ergreife ich heute die Feder. Ich habe die Frage zu beantworten, wieviel die Tugend durch den Geschmack gewinnt, und fürchte daher in einen noch <text:span text:style-name="Référence_20_intense">[177]</text:span> ernsthafteren, und für eine schriftliche Unterhaltung noch weniger schicklichen Ton, als bisher, zu verfallen. Doch ich erinnere mich zugleich, an wen ich schreibe, und wenn auch vielleicht die Wahl meines heutigen Gegenstandes den delikaten Geschmack des Weltmanns beleidigen sollte, so werde ich an dem Herzen des Tugendfreundes und an der Wahrheitsliebe des philosophischen Denkers, dem kein Gegenstand der Untersuchung, am wenigsten ein solcher, gleichgültig ist, desto nachdrücklichere Vertheidiger finden. </text:p>
      <text:p text:style-name="Text_20_body">Ich bekenne gleich vorläufig, daß ich im Hauptpunkt der Sittenlehre vollkommen kantisch denke. Ich glaube nemlich und bin überzeugt, daß nur diejenigen unsrer Handlungen sittlich heißen, zu denen uns blos die Achtung für das Gesetz der Vernunft und nicht Antriebe bestimmten, wie verfeinert diese auch seyen, und welch imposante Nahmen sie auch führen. Ich nehme mit den rigidesten Moralisten an, daß die Tugend schlechterdings auf sich selbst ruhen müsse, und auf keinen von ihr verschiedenen Zweck zu beziehen sey. Gut ist (nach den Kantischen Grundsätzen, die ich in diesem Stück vollkommen unterscheide) gut ist, was nur darum geschieht, weil es gut ist. </text:p>
      <text:p text:style-name="Text_20_body">Wenn ich also dem Geschmack das Verdienst zuschreibe, zu Beförderung der Sittlichkeit beyzutragen, so kann meine Meinung gar nicht seyn, daß der Antheil, den der gute Geschmack an einer Handlung nimmt, diese Handlung zu einer sittlichen machen könne. Das Sittliche darf nie einen andern Grund haben, als sich selbst. Der Geschmack kann die Moralität des Betragens begünstigen, wie ich in dem gegenwärtigen Brief zu erweisen hoffe, aber er selbst kann durch seinen Einfluß nie etwas moralisches erzeugen. </text:p>
      <text:p text:style-name="Text_20_body">Es ist hier mit der innern und moralischen Freiheit ganz derselbe Fall wie mit der äußern und physischen. Frey in dem letztern Sinne handle ich nur alsdann, wenn ich, unabhängig von jedem fremden Einfluß, blos meinem Willen folge. Aber die Möglichkeit, meinem eigenen Willen uneingeschränkt zu folgen, kann ich doch zuletzt einem von mir <text:span text:style-name="Référence_20_intense">[178]</text:span> verschiedenen Grund zu danken haben, sobald angenommen wird, daß der letztere meinen Willen hätte einschränken können. Ebenso kann ich die Möglichkeit, gut zu handeln, zuletzt doch einem von meiner Vernunft verschiedenen Grunde zu danken haben, sobald dieser letztere als eine Kraft gedacht wird, die meine Gemüthsfreiheit hätte einschränken können. Wie man also gar wohl sagen kann, daß ein Mensch von einem andern Freiheit erhalte, obgleich die Freiheit selbst darin besteht, daß man überhoben ist, sich nach andern zu richten; ebenso gut kann man sagen, daß der Geschmack zur Tugend verhelfe, obgleich die Tugend selbst es ausdrücklich mit sich bringt, daß man sich dabey keiner fremden Hülfe bediene. </text:p>
      <text:p text:style-name="Text_20_body">Eine Handlung hört deswegen gar nicht auf, frey zu heißen, weil glücklicherweise derjenige sich ruhig verhält, der sie hätte einschränken können; sobald wir nur wissen, daß der Handelnde dabey blos seinem eigenen Willen folgte, ohne Rücksicht auf einen fremden. Ebenso verliert eine innere Handlung deswegen das Prädikat einer sittlichen noch nicht, weil glücklicherweise die Versuchung fehlen, die sie hätten rückgängig machen können; sobald wir nur annehmen, daß der Handelnde dabey blos dem Ausspruch seiner Vernunft, mit Ausschließung fremder Triebfedern, folgte. Die Freiheit einer äußern Handlung beruht blos auf ihrem unmittelbaren Ursprung aus dem Willen der Person; die Sittlichkeit einer innern Handlung blos auf der unmittelbaren Bestimmung des Willens durch das Gesetz der Vernunft. </text:p>
      <text:p text:style-name="Text_20_body"><text:soft-page-break/>Vergönnen mir Ew. Durchl., daß ich diese Analogie noch weiter ausführe. Es kann uns schwerer oder leichter werden, als freie Menschen zu handeln, je nachdem wir auf Kräfte stoßen, die unserer Freiheit entgegenwirken, und bezwungen werden müssen. In so fern giebt es Grade der Freiheit. Unsere Freiheit ist größer, sichtbarer wenigstens, wenn wir sie bei noch so heftigem Widerstand feindseeliger Kräfte behaupten, aber sie hört darum nicht auf, wenn <text:span text:style-name="Référence_20_intense">[179]</text:span> unser Wille keinen Widerstand findet, oder wenn eine fremde Gewalt sich ins Mittel schlägt, und diesen Widerstand ohne unser Zuthun vernichtet. </text:p>
      <text:p text:style-name="Text_20_body">Ebenso mit der Moralität. Es kann uns mehr oder weniger Kampf kosten, unmittelbar der Vernunft zu gehorchen, je nachdem sich Antriebe in uns regen, die ihren Vorschriften widerstreiten, und die wir abweisen müssen. In so fern giebt es Grade der Moralität. Unsere Moralität ist größer, hervorstechender wenigstens, wenn wir bey noch so großen Antrieben zum Gegentheil, unmittelbar der Vernunft gehorchen; aber sie hört deswegen nicht auf, wenn sie keine Anreitzung zum Gegentheil findet, oder wenn etwas anderes als unsere Willenskraft diese Anreitzung entkräftet. Genug, wir handeln sittlich gut, sobald wir blos darum so handeln, weil es sittlich ist, und ohne uns erst zu fragen, ob es auch angenehm ist – gesetzt auch, es wäre die größte Wahrscheinlichkeit vorhanden, daß wir anders handeln würden, wenn es uns Schmerz machte oder ein Vergnügen entzöge. </text:p>
      <text:p text:style-name="Text_20_body">Zur Ehre der menschlichen Natur läßt sich annehmen, daß kein Mensch so tief sinken kann, um das Böse blos deswegen, weil es böse ist, vorzuziehen, sondern daß jeder ohne Unterschied das Gute vorziehen würde, weil es das Gute ist, wenn es nicht zufälligerweise das Angenehme ausschlösse, oder das Unangenehme nach sich zöge. Alle Unmoralität in der Wirklichkeit scheint also aus der Kollision des Guten mit dem Angenehmen, oder was auf eines hinausläuft, der Begierden mit der Vernunft zu entspringen, und einer Seits die Stärke der sinnlichen Antriebe, andrer Seits die Schwäche der moralischen Willenskraft zur Quelle zu haben. Moralität kann also auf zweyerlei Weise befördert werden, wie sie auf zweyerlei Weise gehindert wird. Entweder man muß die Parthey der Vernunft und die Kraft des guten Willens verstärken, daß keine Versuchung ihn überwältigen könne, oder man muß die Macht der Versuchungen brechen, damit auch die schwächere Vernunft und der schwächere gute Wille ihnen noch überlegen sey. </text:p>
      <text:p text:style-name="Text_20_body"><text:span text:style-name="Référence_20_intense">[180]</text:span> Zwar könnte es scheinen, als ob durch die letztere Operation die Moralität selbst nichts gewänne, weil mit dem Willen, dessen Beschaffenheit doch allein eine Handlung moralisch macht, keine Veränderung dabey vorgeht. Das ist aber auch in dem angenommenen Fall gar nicht nöthig, wo man keinen schlimmen Willen, der verändert werden müßte, nur einen guten, der schwach ist, voraussetzt. Und dieser schwache gute Wille kommt auf diesem Weg doch zur Wirkung, was vielleicht nicht geschehen wäre, wenn starke Antriebe ihm entgegengearbeitet hätten. Wo aber ein guter Wille der Grund einer Handlung wird, da ist wirklich Moralität vorhanden. </text:p>
      <text:p text:style-name="Text_20_body">Ich trage also kein Bedenken, Gnädigster Prinz, den Satz aufzustellen, daß dasjenige die Moralität wahrhaft befördere, was den Widerstand der Neigung gegen das Gute vernichtet. </text:p>
      <text:p text:style-name="Text_20_body">Der gefährlichste innere Feind der Moralität ist der sinnliche Trieb, der sobald ihm ein Gegenstand vorgehalten wird, nach Befriedigung strebt, und sobald die Vernunft etwas ihm anstößiges gebietet, ihren Vorschriften sich entgegensetzt. Dieser sinnliche Trieb ist ohne Aufhören geschäftig, den Willen in sein Interesse zu ziehen, der doch unter sittlichen Gesetzen steht, und die Verbindlichkeit auf sich hat, sich mit den Ansprüchen der Vernunft nie im Widerspruche zu befinden. Der sinnliche Trieb aber erkennt kein sittliches Gesetz, und will sein Objekt durch den Willen realisiert haben, was auch die Vernunft dazu sprechen mag. Diese Tendenz unserer Begehrungskraft, dem Willen unmittelbar und ohne alle Rücksicht auf höhere Gesetze zu gebieten, steht mit unserer sittlichen Bestimmung im Streite, und ist der stärkste Gegner, den der Mensch in seinem moralischen Handeln zu bekämpfen hat. </text:p>
      <text:p text:style-name="Text_20_body"><text:soft-page-break/>Rohen Gemüthern, denen es zugleich an moralischer und an ästhetischer Bildung fehlt, giebt die Begierde unmittelbar das Gesetz, und sie handeln blos, wie ihren Sinnen gelüstet. Moralischen Gemüthern, denen aber die ästhetische <text:span text:style-name="Référence_20_intense">[181]</text:span> Bildung fehlt, giebt die Vernunft unmittelbar das Gesetz, und es ist blos der Hinblick auf die Pflicht, wodurch sie über Versuchungen siegen. In ästhetisch verfeinerten Gemüthern ist noch eine Instanz mehr, welche nicht selten die Tugend ersetzt, wo sie mangelt, und da erleichtert, wo sie ist. </text:p>
      <text:p text:style-name="Text_20_body">Diese Instanz ist der Geschmack. Der Geschmack fordert Mäßigung und Anstand, er verabscheut alles, was eckigt, was hart, was gewaltsam ist, und neigt sich zu allem, was sich leicht und harmonisch zusammenfügt. Daß wir auch im Sturm der Empfindung die Stimme der Vernunft anhören, und den Ausbrüchen der Natur eine Grenze setzen, dies fordert schon bekanntlich der gute Ton, der nichts anderes ist als ein ästhetisches Gesetz, von jedem civilisierten Menschen. Dieser Zwang, den sich der civilisierte Mensch bei Aeußerung seiner Affekte auflegt, verschafft ihm über diese Affekte selbst einen Grad von Herrschaft, erwirbt ihm wenigstens eine Fertigkeit, den blos leidenden Zustand seiner Seele durch einen Akt von Selbstthätigkeit zu unterbrechen, und den raschen Uebergang der Gefühle in Handlungen durch Reflexion aufzuhalten. Alles aber, was die blinde Gewalt der Affekte bricht, bringt zwar noch keine Tugend hervor (denn diese muß immer ihr eigenes Werk seyn), aber es macht dem Willen Raum, sich zur Tugend zu wenden. </text:p>
      <text:p text:style-name="Text_20_body">Der Geschmack ist also als der erste Kämpfer anzusehen, der in einem ästhetisch verfeinerten Gemüth gegen die rohe Natur heraustritt, und, ehe die Vernunft noch nöthig hat, sich als Gesetzgeberin ins Mittel zu schlagen, und in Forma zu sprechen, diesen Angriff zurücktreibt. Dieser Sieg des Geschmacks über den rohen Affekt ist aber ganz und gar keine sittliche Handlung, und die Freiheit, welche der Wille hier durch den Geschmack gewinnt, noch ganz und gar keine moralische Freiheit. Der Geschmack befreit das Gemüth blos darum von dem Joch des Instinkts, um es in seinen Fesseln zu führen, und indem er den ersten und offenbaren Feind der sittlichen Freiheit entwaffnet, bleibt er <text:span text:style-name="Référence_20_intense">[182]</text:span> selbst nicht selten als der zweyte noch übrig, der unter der Hülle des Freundes nur desto gefährlicher seyn kann. Der Geschmack nemlich regiert das Gemüth auch blos durch den Reiz des Vergnügens – eines edleren Vergnügens freilich, weil die Vernunft seine Quelle ist – aber wo das Vergnügen den Willen bestimmt, da ist noch keine Moralität, da ist blos ein Tausch der Ketten vorgegangen. </text:p>
      <text:p text:style-name="Text_20_body">Etwas Großes ist aber doch bey dieser Einmischung des Geschmacks in die Operationen des Willens gewonnen worden. Alle jene materielle Neigungen und rohe Begierden, die sich der Ausübung des Guten oft so hartnäckig und stürmisch entgegensetzen, sind durch den Geschmack aus dem Gemüthe verwiesen, und an ihrer Statt edlere und sanftere Neigungen darin angepflanzt worden, die sich auf Ordnung, Harmonie und Vollkommenheit beziehen, und wenn sie gleich selbst keine Tugenden sind, doch ein Objekt mit der Tugend theilen. Wenn also jetzt die Begierde spricht, so muß sie eine strenge Musterung vor dem Schönheitssinn aushalten; und wenn jetzt die Vernunft spricht, und Handlungen der Ordnung, Harmonie und Vollkommenheit gebietet, so findet sie nicht nur keinen Widerstand, sondern vielmehr den lebhaften und feurigen Beyfall der Natur. </text:p>
      <text:p text:style-name="Text_20_body">Wenn wir nemlich die verschiedenen Formen durchlaufen, unter welchen sich die Sittlichkeit äußern kann, so werden wir sie alle ohne Mühe auf diese zwey zurückführen können. Entweder macht die Sinnlichkeit (die Natur) die Motion im Gemüth, daß etwas geschehe oder nicht geschehe, und der Wille verfügt darüber nach dem Vernunftgesetz; oder die Vernunft macht die Motion, und der Wille gehorcht ihr, ohne Anfrage bey den Sinnen. </text:p>
      <text:p text:style-name="Text_20_body">Die griechische Prinzessin Anna Komnena erzählt uns von einem gefangenen Rebellen, den ihr Vater Alexius, da er noch General seines Vorgängers war, den Auftrag gehabt habe, nach Konstantinopel zu eskortieren. Unterwegs, als beide zusammen ritten, bekömmt Alexius Lust, unter dem <text:span text:style-name="Référence_20_intense">[183]</text:span> Schatten eines Baumes Halt zu machen, und sich da von der Sonnenhitze zu erhohlen. Bald übermannte ihn der Schlaf, nur der Andre, dem die Furcht des ihn erwartenden Todes keine Ruhe ließ, blieb munter. Indem jener nun in tiefem Schlafe lag, erblickte der <text:soft-page-break/>letztere des Alexius Schwerdt, das an einem Baumzweige aufgehangen war, und geräth in Versuchung, sich durch Ermordung seines Hüters in Freiheit zu setzen. Anna Komnena giebt zu verstehen, daß sie nicht wüßte, was geschehen seyn würde, wenn Alexius nicht glücklicherweise sich noch ermuntert hätte. Hier, Gnädigster Prinz, war nun ein moralischer Rechtshandel der ersten und heraufsteigenden Gattung, wo der sinnliche Trieb den ersten Antrag machte, und die Vernunft erst darüber als Richterin erkannte. Hätte jener nun die Versuchung aus bloßer Achtung für die Gerechtigkeit besiegt, so wäre kein Zweifel, daß er moralisch gehandelt hätte. </text:p>
      <text:p text:style-name="Text_20_body">Als der verewigte Herzog Leopold von Braunschweig an den Ufern der reißenden Oder mit sich zu Rathe ging, ob er sich mit Gefahr seines Lebens dem stürmischen Strom überlassen sollte, damit einige Unglückliche gerettet würden, die ohne ihn hülflos waren – und als er (ich setze diesen Fall) einzig aus Bewußtseyn dieser Pflicht in den Nachen sprang, den kein anderer besteigen wollte, so ist wohl niemand, der ihn absprechen wird, moralisch gehandelt zu haben. Der Herzog befand sich hier in dem entgegengesetzten Fall von dem vorigen. Die Vorstellung der Pflicht ging hier vorher, und dann erst regte sich der Erhaltungstrieb, die Motion der Vernunft zu bekämpfen. In beiden Fällen aber verhielt sich der Wille auf dieselbe Art: er folgte unmittelbar der Vernunft, daher sind beide moralisch. </text:p>
      <text:p text:style-name="Text_20_body">Ob aber beide Fälle es auch noch dann bleiben, wenn wir dem Geschmack darauf Einfluß geben? </text:p>
      <text:p text:style-name="Text_20_body">Gesetzt also der erste, welcher versucht wurde, eine schlimme Handlung zu begehen, und sie aus Achtung für die Gerechtigkeit unterließ, habe einen so gebildeten Geschmack, daß alles Schändliche und Gewaltthätige ihm <text:span text:style-name="Référence_20_intense">[183]</text:span> einen Abscheu erweckte, den nichts überwinden kann, so wird in dem Augenblick, als der Naturtrieb sein Anliegen vorbringt, schon der bloße Geschmack es verwerfen – es wird also gar nicht einmal vor das moralische Forum, vor das Gewissen, kommen, sondern schon in einer früheren Instanz fallen. Nun regiert aber der Geschmack den Willen blos durch Gefühle, nicht durch Gesetze. Jener Mensch versagt sich also das angenehme Gefühl des geretteten Lebens, weil er das widrige Gefühl, eine Niederträchtigkeit begangen zu haben, nicht ertragen kann. Das ganze Geschäft wird also schon im Forum der Empfindung und im Gebiet der leidenden Kraft verhandelt, und das Betragen dieses Menschen, so legal es ist, ist moralisch indifferent; eine bloße schöne Wirkung der Natur. </text:p>
      <text:p text:style-name="Text_20_body">Gesetzt nun der Andere, dem seine Vernunft vorschrieb, etwas zu thun, wogegen sich der Naturtrieb empörte, habe gleichfalls einen so reitzbaren Schönheitssinn, den alles, was groß und vollkommen ist, entzückt, so wird in demselben Augenblick, als die Vernunft ihren Ausspruch thut, auch die Sinnlichkeit zu ihr übertreten, und er wird das mit Neigung thun, was er ohne diese zarte Empfänglichkeit für das Schöne gegen die Neigung hätte durchsetzen müssen. Werden Sie ihn aber, Gnädigster Prinz, deswegen im zweyten Fall für minder vollkommen, als im ersten halten? Gewiß nicht, denn er handelte ja im zweyten so gut als im ersten nach einer Vorschrift der Vernunft, und daß er diese Vorschrift mit Freuden befolgte, das kann der sittlichen Reinheit seiner That keinen Abbruch thun. Er ist also moralisch ebenso vollkommen, physisch hingegen ist er bey weitem vollkommener, denn er ist ein weit zweckmäßigeres Subjekt für die Tugend. </text:p>
      <text:p text:style-name="Text_20_body">Der Geschmack giebt also dem Gemüth eine für die Tugend zweckmäßige Stimmung, weil er die Naturbewegungen entfernt, die sie hindern, und diejenigen erweckt, die ihr günstig sind. Der Geschmack kann der wahren Tugend keinen Eintrag thun, wenn er gleich in allen denen Fällen,<text:span text:style-name="Référence_20_intense"> [185]</text:span> wo der Naturtrieb die erste Anregung macht, dasjenige schon vor seinem Richterstuhl abthut, was sonst das Gewissen hätte ausmachen müssen, und also Ursache ist, daß sich unter den Handlungen derer, die durch ihn regiert werden, weit mehr indifferente als wahrhaft moralische befinden. Denn die Vortrefflichkeit der Menschen beruht ganz und gar nicht auf der größern Summe moralischer Handlungen, sondern auf der größern Fertigkeit des Gemüths, solche Handlungen ausüben zu können; ja vielleicht wird man in der Epoche des <text:soft-page-break/>erfüllten sittlichen Ideals ebenso wenig von Moralität und moralischen Thaten als in dem goldenen Alter der Natur und der Kindheit hören, und höchstens nur bey außerordentlichen Fällen daran erinnert werden, daß die Vernunft und nicht die Neigung das Ruder führt. Der Geschmack kann hingegen der wahren Tugend in allen denen Fällen positiv nützen, wo die Vernunft die erste Anregung macht, und in Gefahr ist, von der stärkern Beredsamkeit der Natur überstimmt zu werden. In diesen Fällen nemlich stimmt er unsre Sinnlichkeit zum Vortheil der Pflicht, und macht also auch ein geringeres Maaß moralischer Willenskraft der Ausübung der Tugend gewachsen. </text:p>
      <text:p text:style-name="Text_20_body">Wenn nun der Geschmack der wahren Moralität in keinem Falle schadet, in mehreren aber offenbar nützt, so muß der Umstand ein großes Gewicht erhalten, daß er der Legalität unsers Betragens im höchsten Grade beförderlich ist. </text:p>
      <text:p text:style-name="Text_20_body">Gesetzt, daß die schöne Kultur<text:alphabetical-index-mark text:string-value="Kultur"/> ganz und gar nichts dazu beytragen könnte, uns besser gesinnt zu machen, so macht sie uns wenigstens geschickt, auch ohne eine wahrhaft sittliche Gesinnung also zu handeln, wie eine sittliche Gesinnung es würde mit sich gebracht haben. Nun kömmt es zwar vor einem moralischen Forum ganz und gar nicht auf unsere Handlungen an, als insofern sie ein Ausdruck unserer Gesinnungen sind; aber vor dem physischen Forum und im Plane der Natur kommt es, gerade umgekehrt, ganz und gar nicht auf unsre Gesinnungen an, als insofern sie Handlungen veranlassen, durch die der Naturzweck befördert wird. </text:p>
      <text:p text:style-name="Text_20_body"><text:span text:style-name="Référence_20_intense">[186]</text:span> Nun sind aber beide Weltordnungen, die physische, worin Kräfte, und die moralische, worin Gesetze regieren, so genau auf einander berechnet, und so innig in einander verwebt, daß Handlungen, die ihrer Form nach moralisch zweckmäßig sind, durch ihren Inhalt zugleich eine physische Zweckmäßigkeit in sich schließen; und so wie das ganze Naturgebäude nur darum vorhanden zu seyn scheint, um den höchsten aller Zwecke, der das Gute ist, möglich zu machen, so läßt sich das Gute wieder als ein Mittel gebrauchen, um das Naturgebäude aufrecht zu erhalten. Die Ordnung der Natur ist also von der Sittlichkeit unserer Gesinnungen abhängig gemacht, und wir können gegen die moralische Welt nicht verstoßen, ohne zugleich in der physischen eine Verwirrung anzurichten. </text:p>
      <text:p text:style-name="Text_20_body">Wenn nun von der menschlichen Natur – so lange sie menschliche Natur bleibt – nie und nimmer zu erwarten ist, daß sie ohne Unterbrechung und Rückfall gleichförmig und beharrlich als reine Geisternatur handle, daß sie nie gegen die sittliche Ordnung verstoße, wie mit den Vorschriften der Vernunft sich im Widerspruch befinde – wenn wir, bey aller Ueberzeugung sowohl von der Nothwendigkeit als von der Möglichkeit reiner Tugend, uns gestehen müssen, wie sehr zufällig ihre wirkliche Ausübung ist, und wie wenig wir auf die Unüberwindlichkeit unsrer besten Grundsätze bauen dürfen – wenn wir uns bey diesem Bewußtseyn unsrer Unzuverlässigkeit erinnern, daß das Gebäude der Natur durch jeden unsrer moralischen Fehltritte leidet – wenn wir uns alles dieses ins Gedächtniß rufen, so würde es die frevelhafteste Verwegenheit seyn, das Beßte der Welt auf dieses Ohngefähr unsrer Tugend ankommen zu lassen. Vielmehr erwächst hieraus eine Verbindlichkeit für uns, wenigstens der physischen Weltordnung durch den Inhalt unsrer Handlungen Genüge zu leisten, wenn wir es auch der moralischen, durch die Form derselben nicht recht machen sollten – wenigstens als vollkommenere Instrumente dem Naturzweck zu entrichten, was wir als unvollkommene <text:span text:style-name="Référence_20_intense">[187]</text:span> Person der Vernunft schuldig bleiben, um nicht in beiden Weltordnungen zugleich mit Schande zu bestehen. Wenn wir deswegen, weil sie keinen moralischen Werth hat, für die Legalität unsers Betragens keine Anstalten treffen wollten, so könnten alle Bande der Gesellschaft zerrissen seyn, ehe wir mit unsern Grundsätzen fertig würden. Je zufälliger aber unsre Moralität, um desto nothwendiger ist es, Vorkehrungen für die Legalität zu treffen, und eine leichtsinnige oder stolze Versäumniß der letzteren würde uns moralisch zugerechnet werden können. Ebenso wie der Wahnsinnige, der seinen nahen Paroxismus ahndet, alle Messer entfernt, und sich freiwillig den Banden darbietet, um für die Verbrechen seines kranken Gehirnes nicht im gesunden Zustand verantwortlich zu seyn – <text:soft-page-break/>ebenso sind auch wir verpflichtet, uns in den freien Intervallen durch Religion und durch ästhetische Tugend zu binden, damit unsre Leidenschaft nicht in den Perioden ihrer Herrschaft gegen die Weltordnung rase. </text:p>
      <text:p text:style-name="Text_20_body">Ich habe hier nicht ohne Absicht Religion und Geschmack in Eine Klasse gesetzt, weil beide das Verdienst gemein haben, zu einem Surrogat der wahren Tugend zu dienen, und die Gesetzmäßigkeit der Handlungen da zu sichern, wo die Pflichtmäßigkeit der Gesinnungen nicht zu hoffen ist. Obgleich derjenige im Range der Geister unstreitig eine höhere Stelle verdiente, der weder die Reize der Schönheit noch den Glauben an eine Vorsehung und Unsterblichkeit nöthig hätte, um sich in allen Vorfällen des Lebens der Pflicht gemäß zu betragen, so nöthigen doch die bekannten Schranken der Menschheit<text:alphabetical-index-mark text:string-value="Menschheit"/> selbst den rigidesten Ethiker, von der Strenge seines Systems in der Anwendung etwas nachzulassen, wenn er demselben gleich in der Theorie nichts vergeben darf, und das Wohl der Welt, das durch unsre zufällige Tugend gar übel besorgt seyn würde, noch zur Sicherheit an den beiden starken Ankern, der Religion und dem Geschmack, zu bevestigen. </text:p>
      <text:p text:style-name="Text_20_body"><text:span text:style-name="Référence_20_intense">[188]</text:span> Und zwar scheinen sich beide, wenn ich anders meinen Erfahrungen trauen darf, in den Menschen und in das Menschengeschlecht so zu theilen, daß die Religion demjenigen ihre Arme öffnet, an dem die Schönheit verlohren ist. Da nemlich, wo keine ästhetische Kultur<text:alphabetical-index-mark text:string-value="Kultur"/> den innern Sinn aufgeschlossen, und den äußern beruhigt hat, und die edleren Empfindungen des Verstandes und Herzens die gemeinen Bedürfnisse der Sine noch nicht eingeschränkt haben, oder in Lagen, wo auch die größte Verfeinerung des Geschmacks den sinnlichen Trieb nicht verhindern kann, auf eine materielle Befriedigung zu dringen – da ist es die Religion, die auch dem sinnlichen Trieb noch ein Objekt anweist, und ihm für die Opfer, die er der Tugend zu bringen hat, hier oder dort eine Entschädigung zusichert. In diesen Fall aber kommen wir alle, nur mit dem Unterschied, daß der rohe Mensch sich unaufhörlich, der verfeinerte nur momentweise darin befindet. </text:p>
      <text:p text:style-name="Text_20_body">Eine Seele nemlich, welche angefangen hat, das edlere Vergnügen an Formen zu kosten, und aus dem reinen Quell der Vernunft ihre Genüsse zu schöpfen, scheidet ohne Kampf von den gemeinen Freuden des Stoffs, und hält sich für die Entbehrungen des äußern Sinns durch die Vergnügungen des innern unendlich entschädigt. Aber Einen Fall giebt es doch, wo wir alle, verfeinert oder roh, unter die Gewalt des Instinkts zurückkehren, und wo die Natur, aller Kunst zum Trotze, ihre Rechte geltend macht. Keine ästhetische Kultur<text:alphabetical-index-mark text:string-value="Kultur"/> geht so weit, daß sie den Naturtrieb auch da zurückweisen könnte, wo er sich für Leben und Daseyn wehrt. Alles was der Geschmack vermag, ist, das Objekt unsrer Begierden zu verändern, und gröbere Empfindungen gegen feinere auszutauschen. So lange also die Vernunft, bey ihrer moralischen Gesetzgebung, blos das Opfer einzelner Empfindungen fordert, so kann der Geschmack dem innern Sinn erstatten, was dem äußern entzogen wird; sobald aber die Vernunft das Opfer der Kraft selbst verlangt, und den letzten Grund aller, auch <text:span text:style-name="Référence_20_intense">[189]</text:span> der geistigsten Empfindung, antastet, so hat der Geschmack nichts mehr zu ersetzen, weil er – als ein zur Hälfte sinnliches Vermögen – in das Schicksal der Sinne sich selbst mit verwickelt sieht, und mit der Existenz auch seine Herrschaft sich endigt. Wo das Vermögen der Empfindungen aufhört, da ist kein Tausch der Empfindungen möglich, und den Trieb zu unterdrücken, den wir nicht mehr befriedigen können, ist alles was uns übrig bleibt. Dies ist aber nur durch die gewaltsamste aller Abstraktionen und durch eine Kraftäußerung möglich, deren die gemischte Natur des Menschen kaum fähig ist. Dazu würde ein Sprung vom Bedingten ins Unbedingte hinüber, und eine völlige Verzichtleistung auf alles, was an uns der Materie gehört und unter Naturbedingungen stehet, also auf Daseyn und Bewußtseyn und Wirken erfordert werden. Blos die reine Form der Vernunft, in ihre unwandelbare Identität eingehüllt, würde, von allem Stoff abgesondert, zurückbleiben, und selbst diese Idee des Absoluten und Nothwendigen würde, weil sie nicht ohne Zeitbedingungen und Stoff gedacht werden kann, in den allgemeinen Verlust mit eingeschlossen werden. Da nun zu Dieser Gemüthsoperation eine Kraft erfordert wird, deren nur die wenigsten Menschen, und diese <text:soft-page-break/>Wenigen auch nur in ihren glücklichsten Momenten, fähig sind, so werden wir wohl thun, für diesen äußersten Fall Religionsideen in Bereitschaft zu halten, um dem unabweisbaren Lebenstrieb in einer andern Ordnung der Dinge eine Befriedigung versichern zu können. Soll ich es frei heraussagen, Gnädigster Prinz? Die Religion ist dem sinnlichen Menschen, was der Geschmack dem verfeinerten, der Geschmack ist für das gewöhnliche Leben, was die Religion für die Extremität. An eine dieser beiden Stützen aber, wo nicht lieber an beide, müssen wir uns halten, so lange wir keine Götter sind. </text:p>
      <text:p text:style-name="Text_20_body">Schon ein flüchtiger Blick in die gegenwärtige moralische Verfassung der Welt bestätigt mir meine Bemerkung. Betrachten wir die Masse des Volks; seine Religion ist das <text:span text:style-name="Référence_20_intense">[190]</text:span> Gegengewicht seiner Leidenschaften, wo kein äußrer Widerstand ihre Stärke bricht. Der gemeine Mann wird sich vieles nur als Christ verbieten, was er als Mensch sich erlaubt hätte. Betrachten wir die feineren Klassen, sie sind gesittet, aber nicht sittlich. Die Gesetze des Anstandes, des guten Tons und der Ehre können sie allein vermögen, Rechte ungekränkt zu lassen, die sie weit entfernt sind, zu respektieren. Wo das Interesse ein zu schwacher Zügel für sie seyn würde, da ist es blos der Geschmack, der uns die Gesetzmäßigkeit ihres Betragens verbürgt. Ich zweifle nicht, daß es unter beiden Klassen Beyspiele wahrer Tugend giebt, aber ich fürchte sehr, daß sie zu den Ausnahmen und nicht zu der Regel gehören. In Frankreich hat jetzt eine Erschütterung zugleich die Religion umgestürzt und den Geschmack der Verwilderung preisgegeben, und es fehlt viel, daß der Karakter der Nation so weit aufgebaut wäre, um dieser Stützen zu entbehren. Die Zeit wird lehren, was geschehen wird. </text:p>
      <text:p text:style-name="Text_20_body">Darf ich, Vortrefflichster Prinz, wegen der freimüthigen Wendung, mit der ich diesen Brief beschloß, Ihre Verzeihung hoffen? Ich gestehe, daß mir daran gelegen war, mich auch in diesem Stück Ihnen ganz zu zeigen, wie ich bin, denn vor Personen, die ich in diesem Grade respektiere und liebe, möchte ich gern so vollständig und unverhüllt erscheinen, wie vor meinem eigenen Herzen. </text:p>
      <text:p text:style-name="Text_20_body">In tiefster Devotion ersterbe ich </text:p>
      <text:p text:style-name="P2">Eurer Hochfürstlichen Durchlaucht <text:line-break/>unterthänigster Diener und dankbarster Verehrer <text:line-break/>Friedrich Schiller. </text:p>
      <text:h text:style-name="Heading_20_1" text:outline-level="1"><text:bookmark-start text:name="__RefHeading__71_1800196833"/>An Herzog Christian Friedrich von Augustenburg. [Ludwigsburg, Dezember 1793.]<text:bookmark-end text:name="__RefHeading__71_1800196833"/></text:h>
      <text:p text:style-name="Text_20_body"><text:span text:style-name="Référence_20_intense">[191]</text:span> [Ludwigsburg, Dezember 1793.] </text:p>
      <text:p text:style-name="Text_20_body">Durchlauchtigster Prinz, </text:p>
      <text:p text:style-name="Text_20_body">Der Sinn für das Schöne, habe ich in dem vorhergehenden Briefe auszuführen gesucht, diene der wahren Tugend zur Stütze und ersetze sie, wo sie mangelt, durch die ästhetische. Diese ästhetische Tugend, obgleich sie dem Menschen keinen Werth in der moralischen Welt erwirbt, macht ihn doch für die physische brauchbar, weil sie ihn einer Gesetzmäßigkeit des Betragens fähig macht, ohne welche die Natur ihren großen Zweck, der auf Vereinigung der Menschen zu einem Ganzen gerichtet ist, nie erreichen könnte. Aber die Menschen sind darum noch lange nicht vereinigt, wenn sie nicht unter einander entzweyhet sind, und die Legalität allein kann blos verhindern, daß Ungerechtigkeit nicht das Band der Gesellschaft zerreiße. Die Menschen wahrhaft und innig zu vereinigen, dazu gehört noch ein eigenes positives Band, der gesellige Karakter, oder die Mittheilung der Empfindungen, und der Umtausch der Ideen. </text:p>
      <text:p text:style-name="Text_20_body">Zur Gesellschaft konnte schon das bloße Bedürfniß den Menschen führen, aber nur der Geschmack zur Geselligkeit; denn schon die Noth konnte seine doppelte Natur entwickeln, <text:soft-page-break/>aber nur die Schönheit sie vereinigen. Der Geschmack allein bringt eine harmonische Einheit in die Gesellschaft, weil er eine harmonische Einheit in dem Individuum stiftet. </text:p>
      <text:p text:style-name="Text_20_body">Rücksicht auf die Mittheilbarkeit der Empfindungen und Ideen ist bekanntlich das erste Gesetz, welches der gute Ton allen Gliedern einer civilisierten Gesellschaft diktiert. Der gute Ton verbannt alles was ausschließt. Er verlangt, daß an dem, was Einer faßt, und was Einer empfindet, alle ohne Unterschied sollen Theil nehmen können. </text:p>
      <text:p text:style-name="Text_20_body">Aber die Vergnügungen der Sinne, die sich auf unmittelbare Sensation und eine materielle Ursache gründen, und die entgegengesetzten des reinen Verstandes, die sich auf Abstraktion und logische Formen beziehen, haben beide mit einander gemein, daß sie nie einer allgemeinen <text:span text:style-name="Référence_20_intense">[192]</text:span> Mittheilung fähig sind. Jene deswegen nicht, weil sie sich nach einer individuellen Empfänglichkeit und nach Privatbedürfnissen richten, welche zufällig sind; diese deswegen nicht, weil sie zwar aus der unveränderlichen und gemeinschaftlichen Anlage des Verstandes, aber aus einer besondern Anwendung und Entwickelung dieser Anlage fließen, welche gleichfalls zufällig ist, und nicht bey jedermann darf vorausgesetzt werden. </text:p>
      <text:p text:style-name="Text_20_body">Man würde eine gemischte Gesellschaft aus der gesitteten Welt sehr schlecht unterhalten, wenn man blos den Sinnen mit angenehmen Reitzungen schmeichelte. Denn, auch die Geistesleerheit einer solchen Bewirthung abgerechnet, könnte man ja niemals sicher seyn, daß der Privatgeschmack eines einzelnen aus der Gesellschaft dasjenige nicht abhorrierte, was den andern Vergnügen macht, und, gesetzt daß es auch durch Varietät gelänge, es jedem Einzelnen recht zu machen, so würde doch eigentlich nicht gesagt werden können, daß der Eine das Vergnügen des Andern theile, sondern jeder würde immer nur für sich besonders genießen, und seine Empfindungen in sich begraben. </text:p>
      <text:p text:style-name="Text_20_body">Man würde aber die nämliche Societät nicht viel besser befriedigen, wenn man sie mit den profondesten Wahrheiten der Mathematik, Metaphysik oder Diplomatik bewirthete, weil das Interesse an diesen Gegenständen auf Kenntnissen und einem besondern Verstandesgebrauche beruhet, der nicht von allen Menschen erwartet werden darf. Der blos sensuelle Mensch und der bloße Fächergelehrte sind daher gleich unbrauchbare Subjekte der Konversation, weil beide gleich wenig Fähigkeit besitzen, ihr Privatgefühl zum allgemeinen zu erweitern, und das allgemeine Interesse zu dem ihrigen zu machen.</text:p>
      <text:p text:style-name="Text_20_body">Du erräthst wohl nicht, was ich jetzt lese und studire? Nichts schlechteres als Kant. Seine Kritik der Urtheilskraft, die ich mir selbst angeschafft habe, reißt mich hin durch ihren lichtvollen geistreichen Inhalt und hat mir das größte Verlangen beigebracht, mich nach und nach in seine Philosophie hineinzuarbeiten. Bei meiner wenigen Bekanntschaft mit philosophischen Systemen würde mir die Kritik der Vernunft und selbst einige Reinhold-Schriften für jetzt noch zu schwer sein und zuviel Zeit wegnehmen. Weil ich aber über Ästhetik schon selbst viel gedacht habe und empirisch noch mehr darin bewandert bin, so komme ich in der Kritik der Urtheilskraft weit leichter fort und lerne gelegentlich viel Kantische Vorstellungen kennen, weil er sich in diesem Werke darauf bezieht und viele Ideen aus der Kritik der Vernunft in der Kritik der Urtheilskraft anwendet. Kurz ich ahnde, daß Kant für mich kein so unübersteiglicher Berg ist, und ich werde mich gewiß noch genauer mit ihm einlassen. Da ich künftigen Winter Ästhetik vortragen werde, so giebt mir dieses Gelegenheit, einige Zeit auf Philosophie überhaupt zu verwende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Cambria" svg:font-family="Cambria" style:font-pitch="variable"/>
    <style:font-face style:name="Times" svg:font-family="Times" style:font-pitch="variable"/>
    <style:font-face style:name="ＭＳ 明朝" svg:font-family="'ＭＳ 明朝'"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Gra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fo:wrap-option="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100%" fo:margin-left="0cm" fo:margin-right="0cm" fo:margin-top="0cm" fo:margin-bottom="0cm" fo:text-align="justify" style:justify-single-word="false" fo:orphans="2" fo:widows="2" fo:text-indent="0cm" style:auto-text-indent="false" style:writing-mode="lr-tb"/>
      <style:text-properties style:use-window-font-color="true" style:font-name="Times New Roman" fo:font-size="12pt" fo:language="fr" fo:country="FR"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212cm" fo:margin-bottom="0.212cm" fo:text-align="start" style:justify-single-word="false" fo:keep-with-next="always"/>
      <style:text-properties style:font-name="Times New Roman" fo:font-size="18pt" style:font-size-asian="18pt" style:font-size-complex="16pt"/>
    </style:style>
    <style:style style:name="Heading_20_2" style:display-name="Heading 2" style:family="paragraph" style:parent-style-name="Standard" style:next-style-name="Standard" style:default-outline-level="2" style:class="text">
      <style:paragraph-properties fo:margin="100%" fo:margin-left="0.3cm" fo:margin-right="0.3cm" fo:margin-top="0.212cm" fo:margin-bottom="0.212cm" fo:text-align="start" style:justify-single-word="false" fo:text-indent="0.501cm" style:auto-text-indent="false" fo:keep-with-next="always"/>
      <style:text-properties fo:font-size="16pt" style:font-size-asian="16pt" style:font-size-complex="14pt"/>
    </style:style>
    <style:style style:name="Heading_20_3" style:display-name="Heading 3" style:family="paragraph" style:parent-style-name="Heading_20_2" style:next-style-name="Standard" style:default-outline-level="3" style:class="text">
      <style:paragraph-properties fo:margin="100%" fo:margin-left="0.6cm" fo:margin-right="0.6cm" fo:margin-top="0cm" fo:margin-bottom="0cm" fo:text-indent="0.501cm" style:auto-text-indent="false"/>
      <style:text-properties style:font-size-complex="13pt"/>
    </style:style>
    <style:style style:name="Heading_20_4" style:display-name="Heading 4" style:family="paragraph" style:parent-style-name="Heading_20_3" style:next-style-name="Standard" style:default-outline-level="4" style:class="text">
      <style:paragraph-properties fo:margin="100%" fo:margin-left="0.9cm" fo:margin-right="0.9cm" fo:margin-top="0cm" fo:margin-bottom="0cm" fo:text-indent="0.501cm" style:auto-text-indent="false"/>
      <style:text-properties style:font-size-complex="14pt"/>
    </style:style>
    <style:style style:name="Heading_20_5" style:display-name="Heading 5" style:family="paragraph" style:parent-style-name="Heading_20_4" style:next-style-name="Standard" style:default-outline-level="5" style:class="text">
      <style:paragraph-properties fo:margin="100%" fo:margin-left="1.199cm" fo:margin-right="1.199cm" fo:margin-top="0cm" fo:margin-bottom="0cm" fo:text-indent="0.501cm" style:auto-text-indent="false"/>
      <style:text-properties style:font-size-complex="13pt"/>
    </style:style>
    <style:style style:name="Heading_20_6" style:display-name="Heading 6" style:family="paragraph" style:parent-style-name="Heading_20_5" style:next-style-name="Standard" style:default-outline-level="6" style:class="text">
      <style:paragraph-properties fo:margin="100%" fo:margin-left="1.501cm" fo:margin-right="1.501cm" fo:margin-top="0cm" fo:margin-bottom="0cm" fo:text-indent="0.501cm" style:auto-text-indent="false"/>
      <style:text-properties style:font-size-complex="11pt" style:font-weight-complex="bold"/>
    </style:style>
    <style:style style:name="Heading_20_7" style:display-name="Heading 7" style:family="paragraph" style:parent-style-name="Standard" style:next-style-name="Standard" style:default-outline-level="7" style:class="text">
      <style:paragraph-properties fo:margin="100%" fo:margin-left="1.801cm" fo:margin-right="1.801cm" fo:margin-top="0.212cm" fo:margin-bottom="0.212cm" fo:text-indent="0.501cm" style:auto-text-indent="false"/>
      <style:text-properties fo:font-size="16pt" style:font-size-asian="16pt"/>
    </style:style>
    <style:style style:name="Heading_20_8" style:display-name="Heading 8" style:family="paragraph" style:parent-style-name="Heading_20_7" style:next-style-name="Standard" style:default-outline-level="8" style:class="text">
      <style:paragraph-properties fo:margin="100%" fo:margin-left="2.101cm" fo:margin-right="2.101cm" fo:margin-top="0cm" fo:margin-bottom="0cm" fo:text-indent="0.501cm" style:auto-text-indent="false"/>
      <style:text-properties style:font-style-complex="italic"/>
    </style:style>
    <style:style style:name="Heading_20_9" style:display-name="Heading 9" style:family="paragraph" style:parent-style-name="Heading_20_8" style:next-style-name="Standard" style:default-outline-level="9" style:class="text">
      <style:paragraph-properties fo:margin="100%" fo:margin-left="2.401cm" fo:margin-right="2.401cm" fo:margin-top="0.423cm" fo:margin-bottom="0.106cm" fo:text-indent="0.501cm" style:auto-text-indent="false"/>
      <style:text-properties fo:font-size="14pt" style:font-size-asian="14pt" style:font-name-complex="Arial" style:font-size-complex="11pt"/>
    </style:style>
    <style:style style:name="Auteur" style:family="paragraph" style:parent-style-name="Standard" style:next-style-name="Description_20_Auteur">
      <style:paragraph-properties fo:margin="100%" fo:margin-left="1cm" fo:margin-right="1cm" fo:margin-top="0.212cm" fo:margin-bottom="0.212cm" fo:text-indent="0cm" style:auto-text-indent="false"/>
      <style:text-properties fo:color="#000080" style:font-name="Courier New" fo:font-size="10pt" style:font-size-asian="10pt"/>
    </style:style>
    <style:style style:name="Description_20_Auteur" style:display-name="Description Auteur" style:family="paragraph" style:parent-style-name="Auteur"/>
    <style:style style:name="Title" style:family="paragraph" style:next-style-name="Subtitle" style:class="chapter">
      <style:paragraph-properties fo:margin="100%" fo:margin-left="1cm" fo:margin-right="1cm" fo:margin-top="0.212cm" fo:margin-bottom="0.212cm" fo:text-align="justify" style:justify-single-word="false" fo:orphans="2" fo:widows="2" fo:text-indent="0cm" style:auto-text-indent="false"/>
      <style:text-properties fo:color="#000080" style:font-name="Courier New" fo:font-size="12pt" fo:language="fr" fo:country="FR" style:letter-kerning="true" style:font-name-asian="Arial" style:font-size-asian="12pt" style:font-name-complex="Arial" style:font-size-complex="12pt" style:language-complex="ar" style:country-complex="SA"/>
    </style:style>
    <style:style style:name="Subtitle" style:family="paragraph" style:parent-style-name="Title" style:next-style-name="Auteur" style:class="chapter">
      <style:text-properties fo:font-size="10pt" style:font-size-asian="10pt"/>
    </style:style>
    <style:style style:name="Resume" style:family="paragraph" style:parent-style-name="Auteur" style:next-style-name="Mots_20_Cles"/>
    <style:style style:name="Abstract" style:family="paragraph" style:parent-style-name="Resume" style:next-style-name="keywords"/>
    <style:style style:name="Mots_20_Cles" style:display-name="Mots Cles" style:family="paragraph" style:parent-style-name="Title">
      <style:text-properties fo:font-size="10pt" style:font-size-asian="10pt"/>
    </style:style>
    <style:style style:name="keywords" style:family="paragraph" style:parent-style-name="Mots_20_Cles">
      <style:paragraph-properties fo:margin="100%" fo:margin-left="1cm" fo:margin-right="1cm" fo:margin-top="0cm" fo:margin-bottom="0cm" fo:text-indent="0cm" style:auto-text-indent="false"/>
    </style:style>
    <style:style style:name="Riassunto" style:family="paragraph" style:parent-style-name="Resume" style:next-style-name="Zusammenfassung"/>
    <style:style style:name="Zusammenfassung" style:family="paragraph" style:parent-style-name="Resume" style:next-style-name="Standard"/>
    <style:style style:name="Annexe" style:family="paragraph" style:parent-style-name="Standard"/>
    <style:style style:name="Notice_20_Biblio" style:display-name="Notice Biblio" style:family="paragraph" style:parent-style-name="Mots_20_Cles"/>
    <style:style style:name="Bibliographie" style:family="paragraph" style:parent-style-name="Standard"/>
    <style:style style:name="Footnote" style:family="paragraph" style:parent-style-name="Standard" style:class="extra">
      <style:text-properties fo:font-size="10pt" style:font-size-asian="10pt" style:font-size-complex="10pt"/>
    </style:style>
    <style:style style:name="Quotations" style:family="paragraph" style:parent-style-name="Standard" style:next-style-name="Standard" style:class="html">
      <style:paragraph-properties fo:margin="100%" fo:margin-left="2cm" fo:margin-right="2cm" fo:margin-top="0cm" fo:margin-bottom="0cm" fo:text-indent="0.501cm" style:auto-text-indent="false"/>
      <style:text-properties fo:font-size="10pt" style:font-size-asian="10pt" style:font-style-complex="italic"/>
    </style:style>
    <style:style style:name="Periode" style:family="paragraph" style:parent-style-name="Mots_20_Cles">
      <style:text-properties fo:color="#000080" style:font-name="Courier New" fo:font-size="10pt" style:font-size-asian="10pt"/>
    </style:style>
    <style:style style:name="Puces" style:family="paragraph" style:parent-style-name="Quotations" style:list-style-name="WW8Num12">
      <style:text-properties style:font-style-complex="normal"/>
    </style:style>
    <style:style style:name="Pagination" style:family="paragraph" style:parent-style-name="Title">
      <style:text-properties fo:font-size="10pt" style:font-size-asian="10pt"/>
    </style:style>
    <style:style style:name="Geographie" style:family="paragraph" style:parent-style-name="Periode"/>
    <style:style style:name="Titre_20_Illustration" style:display-name="Titre Illustration" style:family="paragraph" style:parent-style-name="Standard" style:next-style-name="Standard" style:master-page-name="">
      <style:paragraph-properties fo:margin="100%" fo:margin-left="1cm" fo:margin-right="1cm" fo:margin-top="0cm" fo:margin-bottom="0cm" fo:text-align="start" style:justify-single-word="false" fo:text-indent="0.501cm" style:auto-text-indent="false" style:page-number="auto" style:shadow="none"/>
      <style:text-properties fo:color="#666666" style:font-name="Arial1" fo:font-size="14pt" style:text-underline-style="none" fo:font-weight="normal"/>
    </style:style>
    <style:style style:name="Legende_20_Illustration" style:display-name="Legende Illustration" style:family="paragraph" style:parent-style-name="Titre_20_Illustration" style:next-style-name="Standard">
      <style:text-properties fo:font-size="12pt"/>
    </style:style>
    <style:style style:name="Epigraphe" style:family="paragraph" style:parent-style-name="Standard">
      <style:paragraph-properties fo:text-align="end" style:justify-single-word="false"/>
    </style:style>
    <style:style style:name="Langue" style:family="paragraph" style:parent-style-name="Mots_20_Cles"/>
    <style:style style:name="NDLR" style:family="paragraph" style:parent-style-name="Standard">
      <style:paragraph-properties fo:margin="100%" fo:margin-left="1cm" fo:margin-right="1cm" fo:margin-top="0.071cm" fo:margin-bottom="0.071cm" fo:text-indent="0.501cm" style:auto-text-indent="false"/>
    </style:style>
    <style:style style:name="resume" style:family="paragraph" style:parent-style-name="Standard">
      <style:paragraph-properties fo:margin="100%" fo:margin-left="0cm" fo:margin-right="0cm" fo:margin-top="0.494cm" fo:margin-bottom="0.494cm" fo:text-align="start" style:justify-single-word="false" fo:text-indent="0cm" style:auto-text-indent="false"/>
    </style:style>
    <style:style style:name="Erratum" style:family="paragraph" style:parent-style-name="NDLR"/>
    <style:style style:name="Separateur" style:family="paragraph" style:parent-style-name="Standard" style:next-style-name="Standard">
      <style:paragraph-properties fo:text-align="center" style:justify-single-word="false"/>
    </style:style>
    <style:style style:name="Titre_20_oeuvre" style:display-name="Titre oeuvre" style:family="paragraph" style:next-style-name="Auteur_20_oeuvre">
      <style:paragraph-properties fo:margin="100%" fo:margin-left="1cm" fo:margin-right="1cm" fo:margin-top="0cm" fo:margin-bottom="0cm" fo:orphans="2" fo:widows="2" fo:text-indent="0cm" style:auto-text-indent="false"/>
      <style:text-properties fo:color="#800080" style:font-name="Courier New" fo:font-size="10pt" fo:language="fr" fo:country="FR" style:font-name-asian="Arial" style:font-size-asian="10pt" style:font-name-complex="Times New Roman" style:font-size-complex="13pt" style:language-complex="ar" style:country-complex="SA"/>
    </style:style>
    <style:style style:name="Auteur_20_oeuvre" style:display-name="Auteur oeuvre" style:family="paragraph" style:parent-style-name="Titre_20_oeuvre" style:next-style-name="Notice_20_Biblio_20_oeuvre"/>
    <style:style style:name="Notice_20_Biblio_20_oeuvre" style:display-name="Notice Biblio oeuvre" style:family="paragraph" style:parent-style-name="Titre_20_oeuvre" style:next-style-name="Date_20_publi_20_oeuvre">
      <style:paragraph-properties fo:padding-left="0cm" fo:padding-right="0cm" fo:padding-top="0.035cm" fo:padding-bottom="0cm" fo:border-left="none" fo:border-right="none" fo:border-top="0.51pt solid #000000" fo:border-bottom="none"/>
    </style:style>
    <style:style style:name="Date_20_publi_20_oeuvre" style:display-name="Date publi oeuvre" style:family="paragraph" style:parent-style-name="Titre_20_oeuvre"/>
    <style:style style:name="Editeur_20_scientifique" style:display-name="Editeur scientifique" style:family="paragraph" style:parent-style-name="Auteur"/>
    <style:style style:name="Schlagworter" style:family="paragraph" style:parent-style-name="Mots_20_Cles"/>
    <style:style style:name="Surtitre" style:family="paragraph" style:parent-style-name="Subtitle" style:next-style-name="Title"/>
    <style:style style:name="Droits_20_Auteur" style:display-name="Droits Auteur" style:family="paragraph" style:parent-style-name="Mots_20_Cles"/>
    <style:style style:name="Datepubli" style:family="paragraph" style:parent-style-name="Mots_20_Cles" style:next-style-name="Pagination"/>
    <style:style style:name="Datepublipapier" style:family="paragraph" style:parent-style-name="Mots_20_Cles" style:next-style-name="Datepubli"/>
    <style:style style:name="motscles" style:family="paragraph" style:parent-style-name="Standard">
      <style:paragraph-properties fo:margin="100%" fo:margin-left="0cm" fo:margin-right="0cm" fo:margin-top="0.494cm" fo:margin-bottom="0.494cm" fo:text-align="start" style:justify-single-word="false" fo:text-indent="0cm" style:auto-text-indent="false"/>
    </style:style>
    <style:style style:name="Themes" style:family="paragraph" style:parent-style-name="Mots_20_Cles"/>
    <style:style style:name="Citation_20_bis" style:display-name="Citation bis" style:family="paragraph" style:parent-style-name="Standard" style:next-style-name="Standard">
      <style:paragraph-properties fo:margin="100%" fo:margin-left="3cm" fo:margin-right="0cm" fo:margin-top="0.212cm" fo:margin-bottom="0.212cm" fo:text-indent="0.501cm" style:auto-text-indent="false"/>
      <style:text-properties fo:font-size="11pt" style:font-size-asian="11pt"/>
    </style:style>
    <style:style style:name="Citation_20_ter" style:display-name="Citation ter" style:family="paragraph" style:parent-style-name="Standard" style:next-style-name="Standard">
      <style:paragraph-properties fo:margin="100%" fo:margin-left="3.401cm" fo:margin-right="0cm" fo:margin-top="0.423cm" fo:margin-bottom="0.423cm" fo:line-height="150%" fo:text-indent="0.501cm" style:auto-text-indent="false"/>
      <style:text-properties fo:font-size="11pt" style:font-size-asian="11pt"/>
    </style:style>
    <style:style style:name="Titres_20_traduits" style:display-name="Titres traduits" style:family="paragraph" style:parent-style-name="Title"/>
    <style:style style:name="Traducteur" style:family="paragraph" style:parent-style-name="Auteur"/>
    <style:style style:name="Question" style:family="paragraph" style:parent-style-name="Standard" style:next-style-name="Reponse"/>
    <style:style style:name="Reponse" style:family="paragraph" style:parent-style-name="Standard" style:next-style-name="Question"/>
    <style:style style:name="Dedicace" style:family="paragraph" style:parent-style-name="Standard"/>
    <style:style style:name="Remerciements" style:family="paragraph" style:parent-style-name="Standard">
      <style:paragraph-properties fo:margin="100%" fo:margin-left="1.9cm" fo:margin-right="0cm" fo:margin-top="0.212cm" fo:margin-bottom="0.212cm" fo:text-indent="0.501cm" style:auto-text-indent="false"/>
    </style:style>
    <style:style style:name="NDLA" style:family="paragraph" style:parent-style-name="Standard">
      <style:paragraph-properties fo:margin="100%" fo:margin-left="1cm" fo:margin-right="1cm" fo:margin-top="0.071cm" fo:margin-bottom="0.071cm" fo:text-indent="0.501cm" style:auto-text-indent="false"/>
    </style:style>
    <style:style style:name="Code" style:family="paragraph" style:parent-style-name="Standard">
      <style:paragraph-properties fo:margin="100%" fo:margin-left="2cm" fo:margin-right="2cm" fo:margin-top="0.071cm" fo:margin-bottom="0.071cm" fo:text-indent="0.501cm" style:auto-text-indent="false"/>
      <style:text-properties style:font-name="Verdana" fo:font-size="10pt" style:font-size-asian="10pt"/>
    </style:style>
    <style:style style:name="Title_20__28_en_29_" style:display-name="Title (en)" style:family="paragraph" style:parent-style-name="Titres_20_traduits" style:next-style-name="Auteur"/>
    <style:style style:name="Titolo_20__28_it_29_" style:display-name="Titolo (it)" style:family="paragraph" style:parent-style-name="Titres_20_traduits" style:next-style-name="Auteur"/>
    <style:style style:name="Titulo_20__28_es_29_" style:display-name="Titulo (es)" style:family="paragraph" style:parent-style-name="Titres_20_traduits" style:next-style-name="Auteur"/>
    <style:style style:name="Titel_20__28_de_29_" style:display-name="Titel (de)" style:family="paragraph" style:parent-style-name="Titres_20_traduits" style:next-style-name="Auteur"/>
    <style:style style:name="Paragraphe_20_sans_20_retrait" style:display-name="Paragraphe sans retrait" style:family="paragraph" style:parent-style-name="Standard">
      <style:paragraph-properties fo:margin="100%" fo:margin-left="0cm" fo:margin-right="0cm" fo:margin-top="0cm" fo:margin-bottom="0cm" fo:text-indent="0cm" style:auto-text-indent="false"/>
    </style:style>
    <style:style style:name="Numéro_20_du_20_document" style:display-name="Numéro du document" style:family="paragraph" style:parent-style-name="Title"/>
    <style:style style:name="Titre_20__28_fr_29_" style:display-name="Titre (fr)" style:family="paragraph" style:parent-style-name="Titres_20_traduits" style:next-style-name="Auteur"/>
    <style:style style:name="Credits_20_Illustration" style:display-name="Credits Illustration" style:family="paragraph" style:parent-style-name="Titre_20_Illustration" style:next-style-name="Standard">
      <style:paragraph-properties fo:background-color="transparent" style:shadow="none">
        <style:tab-stops/>
        <style:background-image/>
      </style:paragraph-properties>
      <style:text-properties fo:color="#808080" fo:font-size="10pt" style:text-underline-style="none"/>
    </style:style>
    <style:style style:name="Resumen" style:family="paragraph" style:parent-style-name="Abstract" style:next-style-name="Palabrasclaves"/>
    <style:style style:name="Palabrasclaves" style:family="paragraph" style:parent-style-name="keywords"/>
    <style:style style:name="ndla" style:family="paragraph" style:parent-style-name="Standard">
      <style:paragraph-properties fo:margin="100%" fo:margin-left="0cm" fo:margin-right="0cm" fo:margin-top="0.494cm" fo:margin-bottom="0.494cm" fo:text-align="start" style:justify-single-word="false" fo:text-indent="0cm" style:auto-text-indent="false"/>
    </style:style>
    <style:style style:name="encadre" style:family="paragraph" style:parent-style-name="Quotations">
      <style:paragraph-properties fo:background-color="#e0e0e0">
        <style:background-image/>
      </style:paragraph-properties>
    </style:style>
    <style:style style:name="Bibliography_20_1" style:display-name="Bibliography 1" style:family="paragraph" style:parent-style-name="Index" style:class="index">
      <style:paragraph-properties fo:margin="100%" fo:margin-left="0cm" fo:margin-right="0cm" fo:margin-top="0cm" fo:margin-bottom="0cm" fo:text-indent="0cm" style:auto-text-indent="false">
        <style:tab-stops>
          <style:tab-stop style:position="14.393cm" style:type="right" style:leader-style="dotted" style:leader-text="."/>
        </style:tab-stops>
      </style:paragraph-properties>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Paragraphe_20_de_20_liste" style:display-name="Paragraphe de liste" style:family="paragraph" style:parent-style-name="Standard">
      <style:paragraph-properties fo:margin="100%" fo:margin-left="1.27cm" fo:margin-right="0cm" fo:margin-top="0cm" fo:margin-bottom="0cm" fo:text-indent="0cm" style:auto-text-indent="false"/>
      <style:text-properties style:font-name="Cambria" style:font-name-asian="ＭＳ 明朝" style:font-name-complex="Times New Roman"/>
    </style:style>
    <style:style style:name="Endnote" style:family="paragraph" style:parent-style-name="Standard" style:class="extra">
      <style:paragraph-properties fo:margin="100%" fo:margin-left="0.598cm" fo:margin-right="0cm" fo:margin-top="0cm" fo:margin-bottom="0cm" fo:text-indent="-0.598cm" style:auto-text-indent="false" text:number-lines="false" text:line-number="0"/>
      <style:text-properties fo:font-size="10pt" style:font-size-asian="10pt" style:font-size-complex="10pt"/>
    </style:style>
    <style:style style:name="Normal_20__28_Web_29_" style:display-name="Normal (Web)" style:family="paragraph" style:parent-style-name="Standard">
      <style:paragraph-properties fo:margin-top="0.494cm" fo:margin-bottom="0.494cm"/>
      <style:text-properties style:font-name="Times" fo:font-size="10pt" fo:language="en" fo:country="GB" style:font-size-asian="10pt" style:font-name-complex="Times" style:font-size-complex="10pt"/>
    </style:style>
    <style:style style:name="Prefixe" style:family="text">
      <style:text-properties fo:color="#008000"/>
    </style:style>
    <style:style style:name="Site" style:family="text">
      <style:text-properties fo:color="#008000" style:font-name-complex="Times New Roman"/>
    </style:style>
    <style:style style:name="Affiliation" style:family="text">
      <style:text-properties fo:color="#008000"/>
    </style:style>
    <style:style style:name="Courriel" style:family="text">
      <style:text-properties fo:color="#008000"/>
    </style:style>
    <style:style style:name="Fonction" style:family="text">
      <style:text-properties fo:color="#008000"/>
    </style:style>
    <style:style style:name="Footnote_20_Symbol" style:display-name="Footnote Symbol" style:family="text">
      <style:text-properties style:text-position="super 58%"/>
    </style:style>
    <style:style style:name="Internet_20_link" style:display-name="Internet link" style:family="text">
      <style:text-properties fo:color="#0000ff" style:text-underline-style="solid" style:text-underline-width="auto" style:text-underline-color="font-color"/>
    </style:style>
    <style:style style:name="Référence_20_intense" style:display-name="Référence intense" style:family="text">
      <style:text-properties fo:font-variant="small-caps" fo:color="#c0504d" fo:letter-spacing="0.009cm" style:text-underline-style="solid" style:text-underline-width="auto" style:text-underline-color="font-color" fo:font-weight="bold" style:font-weight-asian="bold" style:font-weight-complex="bold"/>
    </style:style>
    <style:style style:name="Endnote_20_Symbol" style:display-name="Endnote Symbol" style:family="text">
      <style:text-properties style:text-position="super 58%"/>
    </style:style>
    <style:style style:name="WW8Num4z1" style:family="text">
      <style:text-properties style:font-name="Times New Roman" style:font-name-asian="Times New Roman" style:font-name-complex="Times New Roman"/>
    </style:style>
    <style:style style:name="Endnote_20_anchor" style:display-name="Endnote anchor" style:family="text">
      <style:text-properties style:text-position="super 58%"/>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2" text:consecutive-numbering="true">
      <text:list-level-style-bullet text:level="1"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2" text:style-name="Zeichenformat" style:num-suffix="." text:bullet-char="o">
        <style:list-level-properties text:list-level-position-and-space-mode="label-alignment">
          <style:list-level-label-alignment text:label-followed-by="listtab" text:list-tab-stop-position="4.445cm" fo:text-indent="-0.635cm" fo:margin-left="4.445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Wingdings"/>
      </text:list-level-style-bullet>
      <text:list-level-style-bullet text:level="4"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style:text-properties style:font-name="Symbol"/>
      </text:list-level-style-bullet>
      <text:list-level-style-bullet text:level="5" text:style-name="Zeichenformat" style:num-suffix="." text:bullet-char="o">
        <style:list-level-properties text:list-level-position-and-space-mode="label-alignment">
          <style:list-level-label-alignment text:label-followed-by="listtab" text:list-tab-stop-position="8.255cm" fo:text-indent="-0.635cm" fo:margin-left="8.25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10.795cm" fo:text-indent="-0.635cm" fo:margin-left="10.795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2.065cm" fo:text-indent="-0.635cm" fo:margin-left="12.065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3.335cm" fo:text-indent="-0.635cm" fo:margin-left="13.33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bullet text:level="2" text:style-name="WW8Num4z1" style:num-suffix="." text:bullet-char="–">
        <style:list-level-properties text:list-level-position-and-space-mode="label-alignment">
          <style:list-level-label-alignment text:label-followed-by="listtab" fo:text-indent="-1.094cm" fo:margin-left="2.999cm"/>
        </style:list-level-properties>
        <style:text-properties style:font-name="Times New Roman"/>
      </text:list-level-style-bullet>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0.743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251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3">
      <style:page-layout-properties fo:page-width="21.001cm" fo:page-height="29.7cm" style:num-format="1" style:print-orientation="portrait" fo:margin-top="1.251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2cm" style:dynamic-spacing="true"/>
      </style:header-style>
      <style:footer-style/>
    </style:page-layout>
    <style:page-layout style:name="Mpm4">
      <style:page-layout-properties fo:page-width="21.001cm" fo:page-height="29.7cm" style:num-format="1" style:print-orientation="portrait" fo:margin-top="1.251cm" fo:margin-bottom="2.501cm" fo:margin-left="2.501cm" fo:margin-right="2.501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0.743cm" fo:page-height="27.94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Conversion_20_19" style:display-name="Conversion 19" style:page-layout-name="Mpm2" style:next-style-name="Conversion_20_20">
      <style:header>
        <text:p text:style-name="Header"><text:tab/><text:tab/>schiller/aesterz/1</text:p>
        <text:p text:style-name="Header"><text:tab/><text:tab/>Page <text:page-number text:select-page="current"/> sur <text:page-count style:num-format="1">36</text:page-count></text:p>
        <text:p text:style-name="Header"/>
      </style:header>
      <style:header-left>
        <text:p text:style-name="Header_20_left"/>
      </style:header-left>
    </style:master-page>
    <style:master-page style:name="Conversion_20_20" style:display-name="Conversion 20" style:page-layout-name="Mpm3">
      <style:header>
        <text:p text:style-name="Header"><text:tab/><text:tab/>schiller/aesterz/1</text:p>
        <text:p text:style-name="Header"><text:tab/><text:tab/>Page <text:page-number text:select-page="current"/> sur <text:page-count style:num-format="1">36</text:page-count></text:p>
        <text:p text:style-name="Header"/>
      </style:header>
    </style:master-page>
    <style:master-page style:name="Conversion_20_21" style:display-name="Conversion 21" style:page-layout-name="Mpm4"/>
    <style:master-page style:name="Conversion_20_22" style:display-name="Conversion 22" style:page-layout-name="Mpm4"/>
    <style:master-page style:name="Conversion_20_23" style:display-name="Conversion 23" style:page-layout-name="Mpm4"/>
    <style:master-page style:name="Endnote"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odele_revuesorg_fr</dc:title>
    <meta:creation-date>2013-11-18T14:29:17</meta:creation-date>
    <meta:editing-cycles>5</meta:editing-cycles>
    <meta:editing-duration>PT30M11S</meta:editing-duration>
    <meta:generator>LibreOffice/3.5$Linux_x86 LibreOffice_project/350m1$Build-2</meta:generator>
    <meta:initial-creator>Maud Ingarao</meta:initial-creator>
    <dc:date>2013-11-18T16:40:37</dc:date>
    <dc:creator>Maud Ingarao</dc:creator>
    <meta:document-statistic meta:table-count="0" meta:image-count="0" meta:object-count="0" meta:page-count="36" meta:paragraph-count="191" meta:word-count="19206" meta:character-count="128028" meta:non-whitespace-character-count="108728"/>
    <meta:user-defined meta:name="Info 2"/>
    <meta:user-defined meta:name="Info 3"/>
    <meta:user-defined meta:name="Info 4"/>
    <meta:user-defined meta:name="Sign">ࠚ</meta:user-defined>
    <meta:template xlink:type="simple" xlink:actuate="onRequest" xlink:title="modele_revuesorg_fr" xlink:href="../../.config/libreoffice/3/user/template/modele_revuesorg_fr.ott" meta:date="2013-11-18T14:29:17"/>
  </office:meta>
</office:document-meta>
</file>

<file path=Basic/Lodel/Module1.xml><?xml version="1.0" encoding="utf-8"?>
<!DOCTYPE module  PUBLIC '-//OpenOffice.org//DTD OfficeDocument 1.0//EN'  'module.dtd'>
<script:module xmlns:script="http://openoffice.org/2000/script" script:name="Module1" script:language="StarBasic">REM  *****  BASIC  *****

Sub Main

End Sub


sub Auteu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Auteur"
args1(1).Name = "Family"
args1(1).Value = 2

dispatcher.executeDispatch(document, ".uno:StyleApply", "", 0, args1())


end sub


sub Epigraph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Epigraphe"
args1(1).Name = "Family"
args1(1).Value = 2

dispatcher.executeDispatch(document, ".uno:StyleApply", "", 0, args1())


end sub


sub Annex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Annexe"
args1(1).Name = "Family"
args1(1).Value = 2

dispatcher.executeDispatch(document, ".uno:StyleApply", "", 0, args1())


end sub


sub Auteur_oeuvr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Auteur oeuvre"
args1(1).Name = "Family"
args1(1).Value = 2

dispatcher.executeDispatch(document, ".uno:StyleApply", "", 0, args1())


end sub


sub Bibliographi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Bibliographie"
args1(1).Name = "Family"
args1(1).Value = 2

dispatcher.executeDispatch(document, ".uno:StyleApply", "", 0, args1())


end sub


sub Cita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Citation"
args1(1).Name = "Family"
args1(1).Value = 2

dispatcher.executeDispatch(document, ".uno:StyleApply", "", 0, args1())


end sub


sub Citation_bi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Citation bis"
args1(1).Name = "Family"
args1(1).Value = 2

dispatcher.executeDispatch(document, ".uno:StyleApply", "", 0, args1())


end sub


sub Citation_te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Citation ter"
args1(1).Name = "Family"
args1(1).Value = 2

dispatcher.executeDispatch(document, ".uno:StyleApply", "", 0, args1())


end sub


sub Cod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Code"
args1(1).Name = "Family"
args1(1).Value = 2

dispatcher.executeDispatch(document, ".uno:StyleApply", "", 0, args1())


end sub


sub Credits_Illustra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Credits Illustration"
args1(1).Name = "Family"
args1(1).Value = 2

dispatcher.executeDispatch(document, ".uno:StyleApply", "", 0, args1())


end sub


sub Date_publi_oeuvr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Date publi oeuvre"
args1(1).Name = "Family"
args1(1).Value = 2

dispatcher.executeDispatch(document, ".uno:StyleApply", "", 0, args1())


end sub


sub Datepubli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Datepubli"
args1(1).Name = "Family"
args1(1).Value = 2

dispatcher.executeDispatch(document, ".uno:StyleApply", "", 0, args1())


end sub


sub Datepublipapie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Datepublipapier"
args1(1).Name = "Family"
args1(1).Value = 2

dispatcher.executeDispatch(document, ".uno:StyleApply", "", 0, args1())


end sub


sub Dedicac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Dedicace"
args1(1).Name = "Family"
args1(1).Value = 2

dispatcher.executeDispatch(document, ".uno:StyleApply", "", 0, args1())


end sub


sub Description_Auteu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Description Auteur"
args1(1).Name = "Family"
args1(1).Value = 2

dispatcher.executeDispatch(document, ".uno:StyleApply", "", 0, args1())


end sub


sub Droits_Auteu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Droits Auteur"
args1(1).Name = "Family"
args1(1).Value = 2

dispatcher.executeDispatch(document, ".uno:StyleApply", "", 0, args1())


end sub


sub Editeur_scientifiqu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Editeur scientifique"
args1(1).Name = "Family"
args1(1).Value = 2

dispatcher.executeDispatch(document, ".uno:StyleApply", "", 0, args1())


end sub


sub Encadr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encadre"
args1(1).Name = "Family"
args1(1).Value = 2

dispatcher.executeDispatch(document, ".uno:StyleApply", "", 0, args1())


end sub


sub Erratum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Erratum"
args1(1).Name = "Family"
args1(1).Value = 2

dispatcher.executeDispatch(document, ".uno:StyleApply", "", 0, args1())


end sub


sub Geographi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Geographie"
args1(1).Name = "Family"
args1(1).Value = 2

dispatcher.executeDispatch(document, ".uno:StyleApply", "", 0, args1())


end sub


sub Keyword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keywords"
args1(1).Name = "Family"
args1(1).Value = 2

dispatcher.executeDispatch(document, ".uno:StyleApply", "", 0, args1())


end sub


sub Langu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Langue"
args1(1).Name = "Family"
args1(1).Value = 2

dispatcher.executeDispatch(document, ".uno:StyleApply", "", 0, args1())


end sub


sub Legende_Illustra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Legende Illustration"
args1(1).Name = "Family"
args1(1).Value = 2

dispatcher.executeDispatch(document, ".uno:StyleApply", "", 0, args1())


end sub


sub Mot_Cle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Mots Cles"
args1(1).Name = "Family"
args1(1).Value = 2

dispatcher.executeDispatch(document, ".uno:StyleApply", "", 0, args1())


end sub


sub NDLA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NDLA"
args1(1).Name = "Family"
args1(1).Value = 2

dispatcher.executeDispatch(document, ".uno:StyleApply", "", 0, args1())


end sub


sub NDL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NDLR"
args1(1).Name = "Family"
args1(1).Value = 2

dispatcher.executeDispatch(document, ".uno:StyleApply", "", 0, args1())


end sub


sub Notes_bas_de_pag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Note de bas de page"
args1(1).Name = "Family"
args1(1).Value = 2

dispatcher.executeDispatch(document, ".uno:StyleApply", "", 0, args1())


end sub


sub Notice_Biblio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Notice Biblio"
args1(1).Name = "Family"
args1(1).Value = 2

dispatcher.executeDispatch(document, ".uno:StyleApply", "", 0, args1())


end sub


sub Notice_Biblio_oeuvr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Notice Biblio oeuvre"
args1(1).Name = "Family"
args1(1).Value = 2

dispatcher.executeDispatch(document, ".uno:StyleApply", "", 0, args1())


end sub


sub Numero_documen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Numéro du document"
args1(1).Name = "Family"
args1(1).Value = 2

dispatcher.executeDispatch(document, ".uno:StyleApply", "", 0, args1())


end sub


sub Pagina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Pagination"
args1(1).Name = "Family"
args1(1).Value = 2

dispatcher.executeDispatch(document, ".uno:StyleApply", "", 0, args1())


end sub


sub Palabrasclave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Palabrasclaves"
args1(1).Name = "Family"
args1(1).Value = 2

dispatcher.executeDispatch(document, ".uno:StyleApply", "", 0, args1())


end sub


sub Paragraphe_sans_retrai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Paragraphe sans retrait"
args1(1).Name = "Family"
args1(1).Value = 2

dispatcher.executeDispatch(document, ".uno:StyleApply", "", 0, args1())


end sub


sub Period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Periode"
args1(1).Name = "Family"
args1(1).Value = 2

dispatcher.executeDispatch(document, ".uno:StyleApply", "", 0, args1())


end sub


sub Listes_a_puce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Puces"
args1(1).Name = "Family"
args1(1).Value = 2

dispatcher.executeDispatch(document, ".uno:StyleApply", "", 0, args1())


end sub


sub Ques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Question"
args1(1).Name = "Family"
args1(1).Value = 2

dispatcher.executeDispatch(document, ".uno:StyleApply", "", 0, args1())


end sub


sub Remerciement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Remerciements"
args1(1).Name = "Family"
args1(1).Value = 2

dispatcher.executeDispatch(document, ".uno:StyleApply", "", 0, args1())


end sub


sub Repons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Reponse"
args1(1).Name = "Family"
args1(1).Value = 2

dispatcher.executeDispatch(document, ".uno:StyleApply", "", 0, args1())


end sub


sub Rezum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Resume"
args1(1).Name = "Family"
args1(1).Value = 2

dispatcher.executeDispatch(document, ".uno:StyleApply", "", 0, args1())


end sub


sub Resume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Resumen"
args1(1).Name = "Family"
args1(1).Value = 2

dispatcher.executeDispatch(document, ".uno:StyleApply", "", 0, args1())


end sub


sub Riassunto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Riassunto"
args1(1).Name = "Family"
args1(1).Value = 2

dispatcher.executeDispatch(document, ".uno:StyleApply", "", 0, args1())


end sub


sub Schlagworte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chlagworter"
args1(1).Name = "Family"
args1(1).Value = 2

dispatcher.executeDispatch(document, ".uno:StyleApply", "", 0, args1())


end sub


sub Separateu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eparateur"
args1(1).Name = "Family"
args1(1).Value = 2

dispatcher.executeDispatch(document, ".uno:StyleApply", "", 0, args1())


end sub


sub Sous_titr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ous-titre"
args1(1).Name = "Family"
args1(1).Value = 2

dispatcher.executeDispatch(document, ".uno:StyleApply", "", 0, args1())


end sub


sub Normal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tandard"
args1(1).Name = "Family"
args1(1).Value = 2

dispatcher.executeDispatch(document, ".uno:StyleApply", "", 0, args1())


end sub


sub Surtitr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urtitre"
args1(1).Name = "Family"
args1(1).Value = 2

dispatcher.executeDispatch(document, ".uno:StyleApply", "", 0, args1())


end sub


sub Theme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hemes"
args1(1).Name = "Family"
args1(1).Value = 2

dispatcher.executeDispatch(document, ".uno:StyleApply", "", 0, args1())


end sub


sub Titel_d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el (de)"
args1(1).Name = "Family"
args1(1).Value = 2

dispatcher.executeDispatch(document, ".uno:StyleApply", "", 0, args1())


end sub


sub Title_e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le (en)"
args1(1).Name = "Family"
args1(1).Value = 2

dispatcher.executeDispatch(document, ".uno:StyleApply", "", 0, args1())


end sub


sub Titolo_i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olo (it)"
args1(1).Name = "Family"
args1(1).Value = 2

dispatcher.executeDispatch(document, ".uno:StyleApply", "", 0, args1())


end sub


sub Titr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principal"
args1(1).Name = "Family"
args1(1).Value = 2

dispatcher.executeDispatch(document, ".uno:StyleApply", "", 0, args1())


end sub


sub Titre_f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fr)"
args1(1).Name = "Family"
args1(1).Value = 2

dispatcher.executeDispatch(document, ".uno:StyleApply", "", 0, args1())


end sub


sub Titre_1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1"
args1(1).Name = "Family"
args1(1).Value = 2

dispatcher.executeDispatch(document, ".uno:StyleApply", "", 0, args1())


end sub


sub Titre_2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2"
args1(1).Name = "Family"
args1(1).Value = 2

dispatcher.executeDispatch(document, ".uno:StyleApply", "", 0, args1())


end sub


sub Titre_3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3"
args1(1).Name = "Family"
args1(1).Value = 2

dispatcher.executeDispatch(document, ".uno:StyleApply", "", 0, args1())


end sub


sub Titre_4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4"
args1(1).Name = "Family"
args1(1).Value = 2

dispatcher.executeDispatch(document, ".uno:StyleApply", "", 0, args1())


end sub


sub Titre_5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5"
args1(1).Name = "Family"
args1(1).Value = 2

dispatcher.executeDispatch(document, ".uno:StyleApply", "", 0, args1())


end sub


sub Titre_6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6"
args1(1).Name = "Family"
args1(1).Value = 2

dispatcher.executeDispatch(document, ".uno:StyleApply", "", 0, args1())


end sub


sub Titre_Illustra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Illustration"
args1(1).Name = "Family"
args1(1).Value = 2

dispatcher.executeDispatch(document, ".uno:StyleApply", "", 0, args1())


end sub


sub Titre_oeuvr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 oeuvre"
args1(1).Name = "Family"
args1(1).Value = 2

dispatcher.executeDispatch(document, ".uno:StyleApply", "", 0, args1())


end sub


sub Titres_traduit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res traduits"
args1(1).Name = "Family"
args1(1).Value = 2

dispatcher.executeDispatch(document, ".uno:StyleApply", "", 0, args1())


end sub


sub Titulo_es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itulo (es)"
args1(1).Name = "Family"
args1(1).Value = 2

dispatcher.executeDispatch(document, ".uno:StyleApply", "", 0, args1())


end sub


sub Traducteur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Traducteur"
args1(1).Name = "Family"
args1(1).Value = 2

dispatcher.executeDispatch(document, ".uno:StyleApply", "", 0, args1())


end sub


sub Zusammenfassung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Zusammenfassung"
args1(1).Name = "Family"
args1(1).Value = 2

dispatcher.executeDispatch(document, ".uno:StyleApply", "", 0, args1())


end sub


sub Affilia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Affiliation"
args1(1).Name = "Family"
args1(1).Value = 1

dispatcher.executeDispatch(document, ".uno:StyleApply", "", 0, args1())


end sub


sub Courriel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Courriel"
args1(1).Name = "Family"
args1(1).Value = 1

dispatcher.executeDispatch(document, ".uno:StyleApply", "", 0, args1())


end sub


sub Fonction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Fonction"
args1(1).Name = "Family"
args1(1).Value = 1

dispatcher.executeDispatch(document, ".uno:StyleApply", "", 0, args1())


end sub


sub Prefix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Prefixe"
args1(1).Name = "Family"
args1(1).Value = 1

dispatcher.executeDispatch(document, ".uno:StyleApply", "", 0, args1())


end sub


sub Site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Site"
args1(1).Name = "Family"
args1(1).Value = 1

dispatcher.executeDispatch(document, ".uno:StyleApply", "", 0, args1())


end sub


sub Abstract
rem ----------------------------------------------------------------------
rem define variables
dim document   as object
dim dispatcher as object
rem ----------------------------------------------------------------------
rem get access to the document
document   = ThisComponent.CurrentController.Frame
dispatcher = createUnoService("com.sun.star.frame.DispatchHelper")

rem ----------------------------------------------------------------------
dim args1(1) as new com.sun.star.beans.PropertyValue
args1(0).Name = "Template"
args1(0).Value = "Abstract"
args1(1).Name = "Family"
args1(1).Value = 2

dispatcher.executeDispatch(document, ".uno:StyleApply", "", 0, args1())


end sub



sub attacher_raccourcis
MsgBox "Pour ajouter les raccourcis clavier : menu 'outils' &gt; 'personnaliser' &gt; 'clavier' &gt; 'charger' : choisissez le fichier 'raccourcis_modele_revorg_fr.cfg' qui accompagne le modèle de document et validez.", 0, "Ajouter des raccourcis clavier"

end sub
</script:module>
</file>

<file path=Basic/Lodel/script-lb.xml><?xml version="1.0" encoding="utf-8"?>
<!DOCTYPE library  PUBLIC '-//OpenOffice.org//DTD OfficeDocument 1.0//EN'  'library.dtd'>
<library:library xmlns:library="http://openoffice.org/2000/library" library:name="Lodel" library:readonly="false" library:passwordprotected="false">
  <library:element library:name="Module1"/>
</library:library>
</file>

<file path=Basic/Standard/ThisDocument.xml><?xml version="1.0" encoding="utf-8"?>
<!DOCTYPE module  PUBLIC '-//OpenOffice.org//DTD OfficeDocument 1.0//EN'  'module.dtd'>
<script:module xmlns:script="http://openoffice.org/2000/script" script:name="ThisDocument" script:language="StarBasic">Rem Attribute VBA_ModuleType=VBADocumentModule
Sub ThisDocument
Rem '
Rem ' ***** XpressNOTES *****
Rem ' Macro créée par Revues.org
Rem '
Rem ' http://www.revues.org
Rem '
Rem ' Auteur:  Cédric ROSA
Rem ' Licence : GPL
Rem ' Date de création : 10 juillet 2002
Rem ' Dernière mise à jour : 03 septembre 2002
Rem '
Rem ' Cette macro en VBA permet de redonner le statut de notes de bas de page
Rem ' à des notes écrasées par Quark X-press 3, 4 ou 5
Rem '
Rem '
Rem '
Rem 
Rem Function isDigit(c)
Rem     isDigit = (c &gt;= "0" And c &lt;= "9")
Rem End Function
Rem  
Rem Function isNumber(c)
Rem Dim isitok As Boolean, i As Integer
Rem isitok = True
Rem For i = 1 To Len(c)
Rem    If (Not isDigit(Mid(c, i, i))) Then
Rem      isitok = False
Rem      Exit For
Rem    End If
Rem Next
Rem  
Rem isNumber = isitok
Rem End Function
Rem  
Rem Function getContexte(mots, index)
Rem   getContexte = mots(index - 1) + mots(index) + mots(index + 1)
Rem End Function
Rem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Document"/>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Lodel" library:link="false"/>
</library:libraries>
</file>

<file path=Dialogs/Lodel/dialog-lb.xml><?xml version="1.0" encoding="utf-8"?>
<!DOCTYPE library  PUBLIC '-//OpenOffice.org//DTD OfficeDocument 1.0//EN'  'library.dtd'>
<library:library xmlns:library="http://openoffice.org/2000/library" library:name="Lodel" library:readonly="false" library:passwordprotected="false"/>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Lodel" library:link="false"/>
</library:libraries>
</file>